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4984*"/>
    </style:style>
    <style:style style:name="Table1.B" style:family="table-column">
      <style:table-column-properties style:column-width="3.4639in" style:rel-column-width="4988*"/>
    </style:style>
    <style:style style:name="Table1.A1" style:family="table-cell">
      <style:table-cell-properties fo:padding="0in" fo:border="none"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Standard">
      <style:text-properties officeooo:paragraph-rsid="000ff77d"/>
    </style:style>
    <style:style style:name="P3" style:family="paragraph" style:parent-style-name="Standard">
      <style:text-properties officeooo:paragraph-rsid="001503e1"/>
    </style:style>
    <style:style style:name="P4" style:family="paragraph" style:parent-style-name="Standard">
      <style:text-properties officeooo:paragraph-rsid="00153887"/>
    </style:style>
    <style:style style:name="P5" style:family="paragraph" style:parent-style-name="Standard">
      <style:text-properties officeooo:paragraph-rsid="0015f45b"/>
    </style:style>
    <style:style style:name="P6" style:family="paragraph" style:parent-style-name="Standard">
      <style:text-properties officeooo:paragraph-rsid="00165e6c"/>
    </style:style>
    <style:style style:name="P7" style:family="paragraph" style:parent-style-name="Table_20_Contents">
      <style:text-properties fo:color="#c9211e" loext:opacity="100%" fo:font-weight="bold" officeooo:paragraph-rsid="000e5f99" style:font-weight-asian="bold" style:font-weight-complex="bold"/>
    </style:style>
    <style:style style:name="P8" style:family="paragraph" style:parent-style-name="Table_20_Contents">
      <style:text-properties officeooo:paragraph-rsid="000ff77d"/>
    </style:style>
    <style:style style:name="P9" style:family="paragraph" style:parent-style-name="Table_20_Contents">
      <style:text-properties officeooo:rsid="00122116" officeooo:paragraph-rsid="00122116"/>
    </style:style>
    <style:style style:name="P10" style:family="paragraph" style:parent-style-name="Table_20_Contents">
      <style:text-properties officeooo:paragraph-rsid="00122116"/>
    </style:style>
    <style:style style:name="P11" style:family="paragraph" style:parent-style-name="Table_20_Contents">
      <style:text-properties officeooo:paragraph-rsid="0013fe37"/>
    </style:style>
    <style:style style:name="P12" style:family="paragraph" style:parent-style-name="Table_20_Contents">
      <style:text-properties officeooo:paragraph-rsid="0014b6d7"/>
    </style:style>
    <style:style style:name="P13" style:family="paragraph" style:parent-style-name="Table_20_Contents">
      <style:text-properties officeooo:paragraph-rsid="001503e1"/>
    </style:style>
    <style:style style:name="P14" style:family="paragraph" style:parent-style-name="Table_20_Contents">
      <style:text-properties officeooo:paragraph-rsid="00153887"/>
    </style:style>
    <style:style style:name="P15" style:family="paragraph" style:parent-style-name="Table_20_Contents">
      <style:text-properties officeooo:paragraph-rsid="0015f45b"/>
    </style:style>
    <style:style style:name="P16" style:family="paragraph" style:parent-style-name="Table_20_Contents">
      <style:text-properties officeooo:paragraph-rsid="00165e6c"/>
    </style:style>
    <style:style style:name="P17" style:family="paragraph" style:parent-style-name="Table_20_Contents">
      <style:text-properties officeooo:paragraph-rsid="001806b5"/>
    </style:style>
    <style:style style:name="P18" style:family="paragraph" style:parent-style-name="Table_20_Contents">
      <style:text-properties officeooo:paragraph-rsid="001855f4"/>
    </style:style>
    <style:style style:name="P19" style:family="paragraph" style:parent-style-name="Table_20_Contents">
      <style:text-properties officeooo:rsid="00165e6c" officeooo:paragraph-rsid="00165e6c"/>
    </style:style>
    <style:style style:name="P20" style:family="paragraph" style:parent-style-name="Standard">
      <style:text-properties officeooo:paragraph-rsid="001db7ed"/>
    </style:style>
    <style:style style:name="P21" style:family="paragraph" style:parent-style-name="Standard">
      <style:text-properties officeooo:paragraph-rsid="001f5dcf"/>
    </style:style>
    <style:style style:name="P22" style:family="paragraph" style:parent-style-name="Standard">
      <style:text-properties officeooo:paragraph-rsid="00204e78"/>
    </style:style>
    <style:style style:name="P23" style:family="paragraph" style:parent-style-name="Standard">
      <style:text-properties officeooo:paragraph-rsid="002116a0"/>
    </style:style>
    <style:style style:name="P24" style:family="paragraph" style:parent-style-name="Standard">
      <style:text-properties officeooo:paragraph-rsid="0021ac4f"/>
    </style:style>
    <style:style style:name="P25" style:family="paragraph" style:parent-style-name="Standard">
      <style:text-properties officeooo:paragraph-rsid="0022ca9f"/>
    </style:style>
    <style:style style:name="P26" style:family="paragraph" style:parent-style-name="Standard">
      <style:text-properties officeooo:paragraph-rsid="00246137"/>
    </style:style>
    <style:style style:name="P27" style:family="paragraph" style:parent-style-name="Standard">
      <style:text-properties officeooo:paragraph-rsid="0025a5f3"/>
    </style:style>
    <style:style style:name="P28" style:family="paragraph" style:parent-style-name="Standard">
      <style:text-properties officeooo:paragraph-rsid="0026eb50"/>
    </style:style>
    <style:style style:name="P29" style:family="paragraph" style:parent-style-name="Table_20_Contents">
      <style:text-properties officeooo:paragraph-rsid="001a1cd1"/>
    </style:style>
    <style:style style:name="P30" style:family="paragraph" style:parent-style-name="Table_20_Contents">
      <style:text-properties officeooo:paragraph-rsid="001b84a4"/>
    </style:style>
    <style:style style:name="P31" style:family="paragraph" style:parent-style-name="Table_20_Contents">
      <style:text-properties officeooo:paragraph-rsid="001da339"/>
    </style:style>
    <style:style style:name="P32" style:family="paragraph" style:parent-style-name="Table_20_Contents">
      <style:text-properties officeooo:paragraph-rsid="001db7ed"/>
    </style:style>
    <style:style style:name="P33" style:family="paragraph" style:parent-style-name="Table_20_Contents">
      <style:text-properties officeooo:paragraph-rsid="001f5dcf"/>
    </style:style>
    <style:style style:name="P34" style:family="paragraph" style:parent-style-name="Table_20_Contents">
      <style:text-properties officeooo:rsid="001f5dcf" officeooo:paragraph-rsid="001f5dcf"/>
    </style:style>
    <style:style style:name="P35" style:family="paragraph" style:parent-style-name="Table_20_Contents">
      <style:text-properties officeooo:paragraph-rsid="00204e78"/>
    </style:style>
    <style:style style:name="P36" style:family="paragraph" style:parent-style-name="Table_20_Contents">
      <style:text-properties officeooo:paragraph-rsid="002116a0"/>
    </style:style>
    <style:style style:name="P37" style:family="paragraph" style:parent-style-name="Table_20_Contents">
      <style:text-properties officeooo:paragraph-rsid="0021ac4f"/>
    </style:style>
    <style:style style:name="P38" style:family="paragraph" style:parent-style-name="Table_20_Contents">
      <style:text-properties officeooo:paragraph-rsid="0022c242"/>
    </style:style>
    <style:style style:name="P39" style:family="paragraph" style:parent-style-name="Table_20_Contents">
      <style:text-properties officeooo:paragraph-rsid="0022ca9f"/>
    </style:style>
    <style:style style:name="P40" style:family="paragraph" style:parent-style-name="Table_20_Contents">
      <style:text-properties officeooo:paragraph-rsid="00246137"/>
    </style:style>
    <style:style style:name="P41" style:family="paragraph" style:parent-style-name="Table_20_Contents">
      <style:text-properties officeooo:paragraph-rsid="0025a5f3"/>
    </style:style>
    <style:style style:name="P42" style:family="paragraph" style:parent-style-name="Table_20_Contents">
      <style:text-properties officeooo:paragraph-rsid="0026eb50"/>
    </style:style>
    <style:style style:name="P43" style:family="paragraph" style:parent-style-name="Table_20_Contents">
      <style:text-properties officeooo:paragraph-rsid="00284243"/>
    </style:style>
    <style:style style:name="T1" style:family="text">
      <style:text-properties officeooo:rsid="000e5f99"/>
    </style:style>
    <style:style style:name="T2" style:family="text">
      <style:text-properties officeooo:rsid="000f5103"/>
    </style:style>
    <style:style style:name="T3" style:family="text">
      <style:text-properties officeooo:rsid="000ff77d"/>
    </style:style>
    <style:style style:name="T4" style:family="text">
      <style:text-properties officeooo:rsid="0011f345"/>
    </style:style>
    <style:style style:name="T5" style:family="text">
      <style:text-properties officeooo:rsid="00122116"/>
    </style:style>
    <style:style style:name="T6" style:family="text">
      <style:text-properties officeooo:rsid="0013fe37"/>
    </style:style>
    <style:style style:name="T7" style:family="text">
      <style:text-properties officeooo:rsid="0014b6d7"/>
    </style:style>
    <style:style style:name="T8" style:family="text">
      <style:text-properties officeooo:rsid="001503e1"/>
    </style:style>
    <style:style style:name="T9" style:family="text">
      <style:text-properties officeooo:rsid="00153887"/>
    </style:style>
    <style:style style:name="T10" style:family="text">
      <style:text-properties officeooo:rsid="0015f45b"/>
    </style:style>
    <style:style style:name="T11" style:family="text">
      <style:text-properties officeooo:rsid="00165e6c"/>
    </style:style>
    <style:style style:name="T12" style:family="text">
      <style:text-properties officeooo:rsid="001806b5"/>
    </style:style>
    <style:style style:name="T13" style:family="text">
      <style:text-properties officeooo:rsid="001855f4"/>
    </style:style>
    <style:style style:name="T14" style:family="text">
      <style:text-properties officeooo:rsid="001a1cd1"/>
    </style:style>
    <style:style style:name="T15" style:family="text">
      <style:text-properties officeooo:rsid="001b84a4"/>
    </style:style>
    <style:style style:name="T16" style:family="text">
      <style:text-properties officeooo:rsid="001d1b56"/>
    </style:style>
    <style:style style:name="T17" style:family="text">
      <style:text-properties officeooo:rsid="001da339"/>
    </style:style>
    <style:style style:name="T18" style:family="text">
      <style:text-properties officeooo:rsid="001db7ed"/>
    </style:style>
    <style:style style:name="T19" style:family="text">
      <style:text-properties officeooo:rsid="001f5dcf"/>
    </style:style>
    <style:style style:name="T20" style:family="text">
      <style:text-properties officeooo:rsid="00204e78"/>
    </style:style>
    <style:style style:name="T21" style:family="text">
      <style:text-properties officeooo:rsid="002116a0"/>
    </style:style>
    <style:style style:name="T22" style:family="text">
      <style:text-properties officeooo:rsid="0021ac4f"/>
    </style:style>
    <style:style style:name="T23" style:family="text">
      <style:text-properties officeooo:rsid="0022c242"/>
    </style:style>
    <style:style style:name="T24" style:family="text">
      <style:text-properties officeooo:rsid="0022ca9f"/>
    </style:style>
    <style:style style:name="T25" style:family="text">
      <style:text-properties officeooo:rsid="00246137"/>
    </style:style>
    <style:style style:name="T26" style:family="text">
      <style:text-properties officeooo:rsid="0025a5f3"/>
    </style:style>
    <style:style style:name="T27" style:family="text">
      <style:text-properties officeooo:rsid="0026eb50"/>
    </style:style>
    <style:style style:name="T28" style:family="text">
      <style:text-properties officeooo:rsid="002842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224944135760">
          <table:table-cell table:style-name="Table1.A1" office:value-type="string">
            <text:p text:style-name="P9">ΚΕΦΑΛΑΙΟΝ ΕΚΚΑΙΔΕΚΑ</text:p>
            <text:p text:style-name="P9">ΔΙΑ ΤΗΣ ΕΠΙΡΡΑΚΤΗΣ ΘΥΡΑΣ</text:p>
          </table:table-cell>
          <table:table-cell table:style-name="Table1.A1" office:value-type="string">
            <text:p text:style-name="P7">CHAPTER SIXTEEN</text:p>
            <text:p text:style-name="P7">THROUGH THE TRAPDOOR</text:p>
          </table:table-cell>
        </table:table-row>
        <table:table-row table:style-name="TableLine2224944157248">
          <table:table-cell table:style-name="Table1.A1" office:value-type="string">
            <text:p text:style-name="P8"><text:span text:style-name="T3">Ἅ</text:span>ρειος δὲ πολλοῖς ὕστερον <text:span text:style-name="T3">ἔ</text:span>τεσιν ἐνθυμούμενος οῦκ εἶχε μνήμην<text:span text:style-name="T2"> </text:span>ἀκριβῶς τὴν παλαιὰν<text:span text:style-name="T2"> </text:span>ἀναμετρῆσαι ὅπως ἄρ’ ὑπέμεινε δοκιμαζόμενος, ὅς γε μικροῦ ἐδεήσεν ἀεὶ τηρεῖν τὸν Φολιδομορτὸν ε<text:span text:style-name="T3">ἰ</text:span>ς τὸ<text:span text:style-name="T2"> </text:span>δωμάτιον ε<text:span text:style-name="T3">ἰ</text:span>σπηδήσοντα.</text:p>
          </table:table-cell>
          <table:table-cell table:style-name="Table1.A1" office:value-type="string">
            <text:p text:style-name="P8">In years to come, Harry would never quite remember how he had managed to get through his exams when he half expected Voldemort to come bursting through the door at any moment.</text:p>
          </table:table-cell>
        </table:table-row>
        <table:table-row table:style-name="TableLine2224944152624">
          <table:table-cell table:style-name="Table1.A1" office:value-type="string">
            <text:p text:style-name="P2">χρόνου τοίνυν προβαίνοντος δῆλον ἦν ὅτι</text:p>
            <text:p text:style-name="P8">ὁ Οὐλόθριξ ζῶν καί ἔμψυχος <text:span text:style-name="T3">ἔ</text:span>τι ἐφύλαττε τὰ ὄπισθεν τῆς θύρας<text:span text:style-name="T2"> </text:span>τῆς συγκεκλῃμένης.</text:p>
          </table:table-cell>
          <table:table-cell table:style-name="Table1.A1" office:value-type="string">
            <text:p text:style-name="P8">Yet the days crept by, and there could be no doubt that Fluffy was still alive and well behind the locked door.</text:p>
          </table:table-cell>
        </table:table-row>
        <table:table-row table:style-name="TableLine2224944156160">
          <table:table-cell table:style-name="Table1.A1" office:value-type="string">
            <text:p text:style-name="P8">καὶ τῇ θέρμῃ ἄλλοθί τε ἐπνίγοντο καὶ ἐν τῷ μεγάλῳ δωματίῳ<text:span text:style-name="T2"> </text:span>παρόντες οὖ τοῖς γραπτέοις τοῖς τῆς δοκιμασίας ἐπόνουν.</text:p>
          </table:table-cell>
          <table:table-cell table:style-name="Table1.A1" office:value-type="string">
            <text:p text:style-name="P8">It was sweltering hot, especially in the large classroom where they did their written papers. </text:p>
          </table:table-cell>
        </table:table-row>
        <table:table-row table:style-name="TableLine2224944160512">
          <table:table-cell table:style-name="Table1.A1" office:value-type="string">
            <text:p text:style-name="P8">γραφίδας δ ’<text:span text:style-name="T2"> </text:span>ἔλαβον δοκιμαζόμενοι νέας τε καὶ διαφόρους τοῖς συνήθεσιν ὡς<text:span text:style-name="T2"> </text:span>φαρμάκοις μεμαγευμένας ἐπὶ τὸ μὴ φενακίζειν.<text:span text:style-name="T2"> <text:s/></text:span></text:p>
          </table:table-cell>
          <table:table-cell table:style-name="Table1.A1" office:value-type="string">
            <text:p text:style-name="P8">They had been given special, new quills for the exams, which had been bewitched with an AntiCheating spell.</text:p>
          </table:table-cell>
        </table:table-row>
        <table:table-row table:style-name="TableLine2224944162416">
          <table:table-cell table:style-name="Table1.A1" office:value-type="string">
            <text:p text:style-name="P10">ἐδοκιμάσθησαν δέ καί περὶ τὰ πρακτικά.</text:p>
          </table:table-cell>
          <table:table-cell table:style-name="Table1.A1" office:value-type="string">
            <text:p text:style-name="P10">They had practical exams as well.</text:p>
          </table:table-cell>
        </table:table-row>
        <table:table-row table:style-name="TableLine2224944154800">
          <table:table-cell table:style-name="Table1.A1" office:value-type="string">
            <text:p text:style-name="P10">ὁ μὲν γὰρ Φηλητικὸς<text:span text:style-name="T2"> </text:span>καθ’ ἕκαστον παρεκάλεσεν αὐτοὺς εἷς τὸ δωμάτιον εἷ δυνηθεῖεν<text:span text:style-name="T2"> </text:span>πρᾶξαι ὥστ’ ἀνανάν ἐπὶ βάθρῳ κορδακίσαι.</text:p>
          </table:table-cell>
          <table:table-cell table:style-name="Table1.A1" office:value-type="string">
            <text:p text:style-name="P10">Professor Flitwick called them one by one into his class to see if they could make a pineapple tapdance across a desk.</text:p>
          </table:table-cell>
        </table:table-row>
        <table:table-row table:style-name="TableLine2224944162960">
          <table:table-cell table:style-name="Table1.A1" office:value-type="string">
            <text:p text:style-name="P10">ἡ δέ Μαγονωγαλέα<text:span text:style-name="T2"> </text:span>ἐθεώρησεν αὐτοὺς μεταβάλλοντας μῦν ε<text:span text:style-name="T5">ἰ</text:span>ς ταμβακοθήκην· τίμια δ’<text:span text:style-name="T2"> </text:span>ἔδωκε μὲν τοῖς μαθηταῖς καθ’ ὅσον ὡραῖον ἔπραξαν τὸ κιβώτιον,<text:span text:style-name="T3"> </text:span>ἀφείλετο δέ εἰ ἐτριχοῦτό τι.</text:p>
          </table:table-cell>
          <table:table-cell table:style-name="Table1.A1" office:value-type="string">
            <text:p text:style-name="P10">Professor McGonagall watched them turn a mouse into a snuffbox -- points were given for how pretty the snuffbox was, but taken away if it had whiskers.</text:p>
          </table:table-cell>
        </table:table-row>
        <table:table-row table:style-name="TableLine2224944155072">
          <table:table-cell table:style-name="Table1.A1" office:value-type="string">
            <text:p text:style-name="P10">ὁ δ’ αὖ Σίναπυς περιφόβους ἐποίησεν<text:span text:style-name="T2"> </text:span>ἅπαντας ἐπιχειροῦντας ἐπικρεμαμένου αὐτοῦ μνησθῆναι ᾧ τρόπῳ<text:span text:style-name="T3"> </text:span>φάρμακον ληθαῖον δεῖ παρέχειν.</text:p>
          </table:table-cell>
          <table:table-cell table:style-name="Table1.A1" office:value-type="string">
            <text:p text:style-name="P10">Snape made them all nervous, breathing down their necks while they tried to remember how to make a Forgetfulness potion.</text:p>
          </table:table-cell>
        </table:table-row>
        <table:table-row table:style-name="TableLine2224944155616">
          <table:table-cell table:style-name="Table1.A1" office:value-type="string">
            <text:p text:style-name="P10">ὁ δ’ οὖν <text:span text:style-name="T5">Ἅ</text:span>ρειος ἐφ’ ὅσον ἐνεδέχετο τᾶριστα ἐποίει ὡς ἀμελῶν τῆς<text:span text:style-name="T3"> </text:span>ἐν μετώπῳ ἀλγηδόνος καίπερ πράγματα<text:span text:style-name="T2"> </text:span>παρεχούσης αὐτῷ ἐξ οῦ ἐν<text:span text:style-name="T2"> </text:span>τῇ ὕλῃ ἐφοίτα.</text:p>
          </table:table-cell>
          <table:table-cell table:style-name="Table1.A1" office:value-type="string">
            <text:p text:style-name="P10">Harry did the best he could, trying to ignore the stabbing pains in his forehead, which had been bothering him ever since his trip into the forest.</text:p>
          </table:table-cell>
        </table:table-row>
        <table:table-row table:style-name="TableLine2224944150992">
          <table:table-cell table:style-name="Table1.A1" office:value-type="string">
            <text:p text:style-name="P11">ἀγρυπνοῦντα δέ τὰς νύκτας, ὁ<text:span text:style-name="T2"> </text:span>Νεφελώδης ἐνόμιζε<text:span text:style-name="T3"> </text:span>διὰ τὰς δοκιμασίας μελαγχολᾶν αὐτὸν ἐπὶ πλέον τοῦ συνήθους.<text:span text:style-name="T2"> </text:span><text:span text:style-name="T6">ἀλλὰ τῴ ὄντι ὁ Ἅρειος καθ’ ἡμέραν ἐγείρετο ὀνειροπολῶν ταὐτὸν</text:span><text:span text:style-name="T2"> </text:span><text:span text:style-name="T6">ὅπερ πολλάκις πρότερον ὠνειροπόλει, κάκιον δὲ γενόμενον παρόντος</text:span><text:span text:style-name="T2"> </text:span><text:span text:style-name="T6">ἤδη ἀνθρώπου</text:span><text:span text:style-name="T3"> </text:span><text:span text:style-name="T6">συγκεκαλυμμένου καὶ αἷμα τοῦ σώματος συνεχῶς</text:span><text:span text:style-name="T2"> </text:span><text:span text:style-name="T6">ἀποσταλάζον παρέχοντος.</text:span></text:p>
          </table:table-cell>
          <table:table-cell table:style-name="Table1.A1" office:value-type="string">
            <text:p text:style-name="P11">Neville thought Harry had a bad case of exam nerves because Harry couldn't sleep, but the truth was that Harry kept being woken by his old nightmare, except that it was now worse than ever because there was a hooded figure dripping blood in it.</text:p>
          </table:table-cell>
        </table:table-row>
        <table:table-row table:style-name="TableLine2224944156704">
          <table:table-cell table:style-name="Table1.A1" office:value-type="string">
            <text:p text:style-name="P11">ὁ δὲ Ῥοῶν καὶ ἡ Ἑρμιόνη ἢ ὡς τα<text:span text:style-name="T6">ὐ</text:span>τὰ οὐκ ἰδόντες ἐν τῇ ὕλῃ, ἢ διὰ<text:span text:style-name="T2"> </text:span>τὸ οὐλὴν μὴ ἔχειν ἐπὶ μετώπῳ φλεγμαίνουσαν, ἧττον ἐφρόντιζον περὶ<text:span text:style-name="T3"> </text:span>τῆς λίθου ὡς ἐδόκει ἢ αὐτὸς ὁ ’Άρειος<text:span text:style-name="T6">.</text:span></text:p>
          </table:table-cell>
          <table:table-cell table:style-name="Table1.A1" office:value-type="string">
            <text:p text:style-name="P11">Maybe it was because they hadn't seen what Harry had seen in the forest, or because they didn't have scars burning on their foreheads, but Ron and Hermione didn't seem as worried about the Stone as Harry.</text:p>
          </table:table-cell>
        </table:table-row>
        <table:table-row table:style-name="TableLine2224944158880">
          <table:table-cell table:style-name="Table1.A1" office:value-type="string">
            <text:p text:style-name="P11">ε<text:span text:style-name="T6">ἰ</text:span> μὲν γὰρ καὶ ἐνενόουν τι<text:span text:style-name="T2"> </text:span>περὶ τοῦ Φολιδομορτοῦ ἐφοβήθησαν δή, ἀλλ’ οὐ παρῆν αὐτοῖς<text:span text:style-name="T3"> </text:span>ὄναρ εὐθὺς ε<text:span text:style-name="T6">ἰ</text:span>ς ὕπνον ἑκάστοτε πεσοῦσι.<text:span text:style-name="T6"> καὶ εἰς τοσοῦτο πρὸς τοῖς</text:span><text:span text:style-name="T2"> </text:span><text:span text:style-name="T6">μαθήμασιν εἶχον ὥστ’ ἀσχολίαν εἶναι φροντίζειν περὶ τοῦ Σινάπεως ὅ τι μέλλοι πράξειν ἢ </text:span><text:soft-page-break/><text:span text:style-name="T6">ἄλλου τινός.</text:span></text:p>
          </table:table-cell>
          <table:table-cell table:style-name="Table1.A1" office:value-type="string">
            <text:p text:style-name="P11">The idea of Voldemort certainly scared them, but he didn't keep visiting them in dreams, and they were so busy with their studying they didn't have much time to fret about what Snape or anyone else might be up to.</text:p>
          </table:table-cell>
        </table:table-row>
        <table:table-row table:style-name="TableLine2224944146368">
          <table:table-cell table:style-name="Table1.A1" office:value-type="string">
            <text:p text:style-name="P12">ὑστάτη δέ τῶν δοκιμασιῶν ἦν ἡ περὶ τὰ ἐπὶ τῶν πάλαι γεγενημένα.</text:p>
          </table:table-cell>
          <table:table-cell table:style-name="Table1.A1" office:value-type="string">
            <text:p text:style-name="P12">Their very last exam was History of Magic.</text:p>
          </table:table-cell>
        </table:table-row>
        <table:table-row table:style-name="TableLine2224944152080">
          <table:table-cell table:style-name="Table1.A1" office:value-type="string">
            <text:p text:style-name="P12">ὥστε ὀλίγα δι’ ὥραν μίαν ἀποκρινάμενοι περὶ<text:span text:style-name="T2"> </text:span>φαρμακέων<text:span text:style-name="T2"> </text:span>τινῶν παλαίων καὶ ἀφρόνων οἳ λέβητας<text:span text:style-name="T2"> </text:span>αὐτοτορυνητοῦς τύχοιεν<text:span text:style-name="T2"> </text:span>τεχνησάμενοι, καὶ ’Έρμην ἑλκύσαντες σχολὴν ἕξοιεν περιχαρεῖς δι’<text:span text:style-name="T2"> </text:span>ἑπτὰ ἡμέρας πρὶν τὰ ἀποτελέσματα μαθεῖν.</text:p>
          </table:table-cell>
          <table:table-cell table:style-name="Table1.A1" office:value-type="string">
            <text:p text:style-name="P12">One hour of answering questions about batty old wizards who'd invented selfstirring cauldrons and they'd be free, free for a whole wonderful week until their exam results came out.</text:p>
          </table:table-cell>
        </table:table-row>
        <table:table-row table:style-name="TableLine2224944159152">
          <table:table-cell table:style-name="Table1.A1" office:value-type="string">
            <text:p text:style-name="P12">κα<text:span text:style-name="T7">ὶ</text:span> ἐπειδὴ τὸ τοῦ<text:span text:style-name="T2"> </text:span>σοφιστοῦ Βύνεως εἴδωλον ἐκέλευσεν αὐτοὺς τὰς γραφίδας<text:span text:style-name="T2"> </text:span>καταθέσθαι καὶ τὰς διφθέρας συμπτύξαι, ὁ <text:span text:style-name="T7">Ἅ</text:span>ρειος μετὰ τῶν<text:span text:style-name="T2"> </text:span>ἄλλων μαθητῶν ἐθορύβει.</text:p>
          </table:table-cell>
          <table:table-cell table:style-name="Table1.A1" office:value-type="string">
            <text:p text:style-name="P12">When the ghost of Professor Binns told them to put down their quills and roll up their parchment, Harry couldn't help cheering with the rest.</text:p>
          </table:table-cell>
        </table:table-row>
        <table:table-row table:style-name="TableLine2224944155888">
          <table:table-cell table:style-name="Table1.A1" office:value-type="string">
            <text:p text:style-name="P12">πάντων δέ ὁμοῦ ὁμιλούντων ἐπὶ τοῦ κήπου - <text:span text:style-name="T7">ἔ</text:span>λαμπε γὰρ ὁ ἥλιος<text:span text:style-name="T2"> </text:span>- ἡ Ἑρμιόνη Ῥᾷον τοίνυν, ἔφη, τοῦτ’ ἀπέβη πολλ<text:span text:style-name="T7">ῷ</text:span> πρὸς ἃ προσεδόκων.</text:p>
          </table:table-cell>
          <table:table-cell table:style-name="Table1.A1" office:value-type="string">
            <text:p text:style-name="P12">"That was far easier than I thought it would be," said Hermione as they joined the crowds flocking out onto the sunny grounds.</text:p>
          </table:table-cell>
        </table:table-row>
        <table:table-row table:style-name="TableLine2224944159424">
          <table:table-cell table:style-name="Table1.A1" office:value-type="string">
            <text:p text:style-name="P12">οὐ γὰρ ἔδει ἐκμαθεῖν οὔτε τὸν λυκανθρωπικὸν νόμον τὸν<text:span text:style-name="T2"> </text:span>τοῦ <text:span text:style-name="T7">ἔ</text:span>τους χιλιοστοῦ ἑξακοσιοστοῦ τριακοστοῦ ἑβδόμου οὔτε τὴν<text:span text:style-name="T3"> </text:span>ἀπόστασιν τὴν τοῦ Ἠλφρίκου τοῦ <text:span text:style-name="T7">ἰ</text:span>ταμοῦ.</text:p>
          </table:table-cell>
          <table:table-cell table:style-name="Table1.A1" office:value-type="string">
            <text:p text:style-name="P12">"I needn't have learned about the 1637 Werewolf Code of Conduct or the uprising of Elfric the Eager."</text:p>
          </table:table-cell>
        </table:table-row>
        <table:table-row table:style-name="TableLine2224944159696">
          <table:table-cell table:style-name="Table1.A1" office:value-type="string">
            <text:p text:style-name="P13">αὕτη μὲν γὰρ ἐφίλει ἐπανασκοπεῖν τὰ τῆς δοκιμασίας, ὁ δέ<text:span text:style-name="T2"> </text:span>Ῥοῶν εἶπεν ὅτι τοῦτο ποιῶν ναυτιᾶν εἴωθε.<text:span text:style-name="T8"> βαδίσαντες δ’ οὖν ὁμοῦ</text:span><text:span text:style-name="T3"> </text:span><text:span text:style-name="T8">πρὸς τὴν λίμνην ὑπὸ δένδρῳ συνεκάθηντο τὴν διάνοιαν ἀνιέντες.</text:span></text:p>
          </table:table-cell>
          <table:table-cell table:style-name="Table1.A1" office:value-type="string">
            <text:p text:style-name="P13">Hermione always liked to go through their exam papers afterward, but Ron said this made him feel ill, so they wandered down to the lake and flopped under a tree.</text:p>
          </table:table-cell>
        </table:table-row>
        <table:table-row table:style-name="TableLine2224944145824">
          <table:table-cell table:style-name="Table1.A1" office:value-type="string">
            <text:p text:style-name="P13">ο<text:span text:style-name="T8">ἱ</text:span><text:span text:style-name="T2"> </text:span>δέ δίδυμοι Εὖισήλιοι συνάμα τῷ Λείῳ Ἰορδάνῳ ἐγαργάλιζον τοῦς<text:span text:style-name="T2"> </text:span>πόδας σηπίᾳ τινὶ πελωρίᾳ ἣ ἐν τοῖς βραχέσιν ἡσύχαζεν.</text:p>
          </table:table-cell>
          <table:table-cell table:style-name="Table1.A1" office:value-type="string">
            <text:p text:style-name="P13">The Weasley twins and Lee Jordan were tickling the tentacles of a giant squid, which was basking in the warm shallows.</text:p>
          </table:table-cell>
        </table:table-row>
        <table:table-row table:style-name="TableLine2224944159968">
          <table:table-cell table:style-name="Table1.A1" office:value-type="string">
            <text:p text:style-name="P13">καὶ ὁ Ῥοῶν χαμαὶ παρειμένος καί πάνυ εὐθυμῶν <text:span text:style-name="T8">Ἅ</text:span>δην ἄρ’<text:span text:style-name="T2"> </text:span>ἐσχήκαμεν, ἔφη, τοῦ δοκιμασθῆναι.</text:p>
          </table:table-cell>
          <table:table-cell table:style-name="Table1.A1" office:value-type="string">
            <text:p text:style-name="P13">"No more studying," Ron sighed happily, stretching out on the grass.</text:p>
          </table:table-cell>
        </table:table-row>
        <table:table-row table:style-name="TableLine2224944160240">
          <table:table-cell table:style-name="Table1.A1" office:value-type="string">
            <text:p text:style-name="P13"><text:s/>ἀλλὰ σέ γε, ὦ <text:span text:style-name="T8">Ἅ</text:span>ρειε, θαρσύνεσθαι δεῖ · οὐδὲν γὰρ γνωσόμεθα περὶ τὰ δεδοκιμασμένα εἶ κακῶς<text:span text:style-name="T3"> </text:span>ἄρα πεπράγαμεν πρὶν ἂν δι’ ἡμέρων ἑπτὰ περιμείνωμεν.<text:span text:style-name="T8"> <text:s/>νῦν δέ</text:span><text:span text:style-name="T2"> </text:span><text:span text:style-name="T8">φροντίδος οὐδέν δέομεθα.</text:span></text:p>
          </table:table-cell>
          <table:table-cell table:style-name="Table1.A1" office:value-type="string">
            <text:p text:style-name="P13">"You could look more cheerful, Harry, we've got a week before we find out how badly we've done, there's no need to worry yet."</text:p>
          </table:table-cell>
        </table:table-row>
        <table:table-row table:style-name="TableLine2224944151264">
          <table:table-cell table:style-name="Table1.A1" office:value-type="string">
            <text:p text:style-name="P13">ὁ δ’ <text:span text:style-name="T3">Ἅ</text:span>ρειος τὸ μέτωπον τέως τρίβων ὀργίλως ὑπολαβών Εἴθε<text:span text:style-name="T2"> </text:span>ᾔδη, ἔφη, ὅ τι σημαίνει ἡ νῦν ἀλγηδών· περιώδυνος γὰρ καί πολλάκις ὢν<text:span text:style-name="T8"> οὐδεπώποτε πρότερον πλεονάκις τὴν οὐλὴν ἤλγησα.</text:span></text:p>
          </table:table-cell>
          <table:table-cell table:style-name="Table1.A1" office:value-type="string">
            <text:p text:style-name="P13">Harry was rubbing his forehead.<text:span text:style-name="T8"> "I wish I knew what this means!" he burst out angrily. "My scar keeps hurting -- it's happened before, but never as often as this."</text:span></text:p>
          </table:table-cell>
        </table:table-row>
        <table:table-row table:style-name="TableLine2224944161056">
          <table:table-cell table:style-name="Table1.A1" office:value-type="string">
            <text:p text:style-name="P13">τῆς δ’ Ἑρμιόνης ὡς τὴν Πομφόλυγα <text:span text:style-name="T8">ἰ</text:span>έναι συμβουλευσάσης,<text:span text:style-name="T2"> </text:span>Ἀλλ’ ο<text:span text:style-name="T8">ὐ</text:span> νοσῶ, ἔφη.</text:p>
          </table:table-cell>
          <table:table-cell table:style-name="Table1.A1" office:value-type="string">
            <text:p text:style-name="P13">"Go to Madam Pomfrey," Hermione suggested.</text:p>
            <text:p text:style-name="P13">"I'm not ill," said Harry.</text:p>
          </table:table-cell>
        </table:table-row>
        <table:table-row table:style-name="TableLine2224944162144">
          <table:table-cell table:style-name="Table1.A1" office:value-type="string">
            <text:p text:style-name="P13">ἐγὼ γὰρ ἡγοῦμαι τοῦτο μαντικόν τι εἶναι·<text:span text:style-name="T2"> </text:span>κίνδυνον γὰρ προσδοκῶ τινὰ μέγαν.</text:p>
          </table:table-cell>
          <table:table-cell table:style-name="Table1.A1" office:value-type="string">
            <text:p text:style-name="P13">"I think it's a warning... it means danger's coming...."</text:p>
          </table:table-cell>
        </table:table-row>
        <table:table-row table:style-name="TableLine2224944148544">
          <table:table-cell table:style-name="Table1.A1" office:value-type="string">
            <text:p text:style-name="P13">ὁ δ’ οὖν Ῥοῶν οὐχ οἶός τ’ <text:span text:style-name="T8">ἦ</text:span>ν ἀναπτεροῦσθαι· <text:span text:style-name="T8">ἔ</text:span>πνιγε γάρ.</text:p>
          </table:table-cell>
          <table:table-cell table:style-name="Table1.A1" office:value-type="string">
            <text:p text:style-name="P13">Ron couldn't get worked up, it was too hot.</text:p>
          </table:table-cell>
        </table:table-row>
        <table:table-row table:style-name="TableLine2224944153712">
          <table:table-cell table:style-name="Table1.A1" office:value-type="string">
            <text:p text:style-name="P3">Μὴ φροντίσῃς, ἔφη, ὦ <text:span text:style-name="T8">Ἅ</text:span>ρει<text:span text:style-name="T8">ε.</text:span> ἡ γὰρ Ἑρμιόνη ὀρθῶς λέγει, τὴν<text:span text:style-name="T8"> </text:span>λίθον φάσκουσα ἐν ἀσφαλεῖ εἶναι παρόντος τοῦ Διμπλοδώρου.</text:p>
          </table:table-cell>
          <table:table-cell table:style-name="Table1.A1" office:value-type="string">
            <text:p text:style-name="P13">"Harry, relax, Hermione's right, the Stone's safe as long as Dumbledore's around.</text:p>
          </table:table-cell>
        </table:table-row>
        <table:table-row table:style-name="TableLine2224944149088">
          <table:table-cell table:style-name="Table1.A1" office:value-type="string">
            <text:p text:style-name="P13">καὶ ὁ<text:span text:style-name="T2"> </text:span>Σίναπυς οὐδέποτε ἱκανὸς ἦν τεκμηριῶσαι ἡμῖν ὅτι ἐπίσταται<text:span text:style-name="T3"> </text:span>παρελθεῖν τὸν Ο<text:span text:style-name="T8">ὐ</text:span>λότριχα.</text:p>
          </table:table-cell>
          <table:table-cell table:style-name="Table1.A1" office:value-type="string">
            <text:p text:style-name="P13">Anyway, we've never had any proof Snape found out how to get past Fluffy.</text:p>
          </table:table-cell>
        </table:table-row>
        <text:soft-page-break/>
        <table:table-row table:style-name="TableLine2224944149360">
          <table:table-cell table:style-name="Table1.A1" office:value-type="string">
            <text:p text:style-name="P3">τοῦ γὰρ σκέλους τὸ πρὶν μόνον οὐκ</text:p>
            <text:p text:style-name="P13">ἀποσπαραχθέντος, οὐ σπουδάσει πάλιν<text:span text:style-name="T3"> </text:span>διακινδυνεῦσαι.</text:p>
          </table:table-cell>
          <table:table-cell table:style-name="Table1.A1" office:value-type="string">
            <text:p text:style-name="P13">He nearly had his leg ripped off once, he's not going to try it again in a hurry.</text:p>
          </table:table-cell>
        </table:table-row>
        <table:table-row table:style-name="TableLine2224944151536">
          <table:table-cell table:style-name="Table1.A1" office:value-type="string">
            <text:p text:style-name="P4">κα<text:span text:style-name="T9">ὶ</text:span> ὁ<text:span text:style-name="T3"> </text:span>Νεφελώδης ὑπὲρ τῆς πατρίδος ι’καροσφαιριεῖ πρὶν Ἁγριώδη προδοῦναι τὸν Διμπλόδωρον.</text:p>
          </table:table-cell>
          <table:table-cell table:style-name="Table1.A1" office:value-type="string">
            <text:p text:style-name="P14">And Neville will play Quidditch for England before Hagrid lets Dumbledore down."</text:p>
          </table:table-cell>
        </table:table-row>
        <table:table-row table:style-name="TableLine2224944173840">
          <table:table-cell table:style-name="Table1.A1" office:value-type="string">
            <text:p text:style-name="P14">καί ὁ <text:span text:style-name="T3">Ἅ</text:span>ρειος κατένευσε μέν, ἐφόβειτο δ’ ὅμως μὴ λάθοι τι αὐτὸν<text:span text:style-name="T3"> </text:span>μέγα καὶ οἷον ο<text:span text:style-name="T9">ὐ</text:span> παραπεμπτέον.</text:p>
          </table:table-cell>
          <table:table-cell table:style-name="Table1.A1" office:value-type="string">
            <text:p text:style-name="P14">Harry nodded, but he couldn't shake off a lurking feeling that there was something he'd forgotten to do, something important.</text:p>
          </table:table-cell>
        </table:table-row>
        <table:table-row table:style-name="TableLine2224944170848">
          <table:table-cell table:style-name="Table1.A1" office:value-type="string">
            <text:p text:style-name="P4">ἀλλ’ ἐθέλοντι αὐτῷ φράσαι τὰ<text:span text:style-name="T9"> </text:span>τοιαῦτα ἡ Ἑρμιόνη Ταῦτ’ ἔστιν, ἔφη, τῶν γε δοκιμασιῶν· ἐγὼ γὰρ<text:span text:style-name="T3"> </text:span>τῆσδε τῆς νυκτὸς ἀγρυπνοῦσα τὸ ἥμισυ τοῦ περὶ τῆς μεταμορφώσεως λόγου ἐξέμαθον πρὶν μεμνῆσθαι ὡς ταύτην γ’ ἤδη<text:span text:style-name="T2"> </text:span>ὑπεμείναμεν.</text:p>
          </table:table-cell>
          <table:table-cell table:style-name="Table1.A1" office:value-type="string">
            <text:p text:style-name="P14">When he tried to explain this, Hermione said, "That's just the exams. I woke up last night and was halfway through my Transfiguration notes before I remembered we'd done that one."</text:p>
          </table:table-cell>
        </table:table-row>
        <table:table-row table:style-name="TableLine2224944165680">
          <table:table-cell table:style-name="Table1.A1" office:value-type="string">
            <text:p text:style-name="P14"><text:span text:style-name="T3"><text:s/></text:span>ἀλλ’ οὖν ὁ <text:span text:style-name="T9">Ἅ</text:span>ρειος συνῄδει ἑαυτῷ πεπεισμένος ἐκείνων ὧν<text:span text:style-name="T3"> </text:span>ὀρρωδεῖ οὐδέν αἴτια εἶναι τὰ μαθήματα.<text:span text:style-name="T9"> καὶ γλαῦκα ἔτυχε </text:span>θεώμενος δι’ α<text:span text:style-name="T9">ἰ</text:span>θρίαν πρὸς τὸ φρούριον πετομένην, ἐπιστολὴν τῷ<text:span text:style-name="T2"> </text:span>ῥάμφει ἔχουσαν, μόνον γὰρ τὸν Ἁγριώδη ἐπιστολὰς πρὸς αὐτὸν<text:span text:style-name="T3"> </text:span>πέμπειν.</text:p>
          </table:table-cell>
          <table:table-cell table:style-name="Table1.A1" office:value-type="string">
            <text:p text:style-name="P14">Harry was quite sure the unsettled feeling didn't have anything to do with work, though. He watched an owl flutter toward the school across the bright blue sky, a note clamped in its mouth.</text:p>
          </table:table-cell>
        </table:table-row>
        <table:table-row table:style-name="TableLine2224944168400">
          <table:table-cell table:style-name="Table1.A1" office:value-type="string">
            <text:p text:style-name="P14">τὸν δ’ Ἁγριώδη οὐδέποτε προδοῦναι ἂν τὸν Διμπλόδωρον.</text:p>
          </table:table-cell>
          <table:table-cell table:style-name="Table1.A1" office:value-type="string">
            <text:p text:style-name="P14">Hagrid was the only one who ever sent him letters. Hagrid would never betray Dumbledore.</text:p>
          </table:table-cell>
        </table:table-row>
        <table:table-row table:style-name="TableLine2224944173024">
          <table:table-cell table:style-name="Table1.A1" office:value-type="string">
            <text:p text:style-name="P14">τὸν δ’ Ἁγριώδη οὐδέποτε εἰπεῖν ἂν οὐδενὶ ᾧ τρόπῳ <text:span text:style-name="T9">ἔ</text:span>ξεστι<text:span text:style-name="T3"> </text:span>παρελθεῖν τὸν Ο<text:span text:style-name="T9">ὐ</text:span>λότριχα οὐδέποτε ἀλλά -<text:span text:style-name="T3"> </text:span>ἀνεπήδησεν δ ’ ἐξαπιναίως.</text:p>
          </table:table-cell>
          <table:table-cell table:style-name="Table1.A1" office:value-type="string">
            <text:p text:style-name="P14">Hagrid would never tell anyone how to get past Fluffy... never... but -- Harry suddenly jumped to his feet.</text:p>
          </table:table-cell>
        </table:table-row>
        <table:table-row table:style-name="TableLine2224944169760">
          <table:table-cell table:style-name="Table1.A1" office:value-type="string">
            <text:p text:style-name="P14">Ποῖ σύ; ἢ δ’ ὅς ὁ Ῥοῶν ὑπονυστάζων περ.</text:p>
          </table:table-cell>
          <table:table-cell table:style-name="Table1.A1" office:value-type="string">
            <text:p text:style-name="P14">"Where're you going?" said Ron sleepily.</text:p>
          </table:table-cell>
        </table:table-row>
        <table:table-row table:style-name="TableLine2224944173296">
          <table:table-cell table:style-name="Table1.A1" office:value-type="string">
            <text:p text:style-name="P14">Ἐνενόησά τι, <text:span text:style-name="T9">ἔ</text:span>φη ὁ Ἄρειος, πάνυ ὠχριάσας ἤδη.</text:p>
          </table:table-cell>
          <table:table-cell table:style-name="Table1.A1" office:value-type="string">
            <text:p text:style-name="P14">"I've just thought of something," said Harry. He had turned white.</text:p>
          </table:table-cell>
        </table:table-row>
        <table:table-row table:style-name="TableLine2224944171664">
          <table:table-cell table:style-name="Table1.A1" office:value-type="string">
            <text:p text:style-name="P14">δεῖ γὰρ<text:span text:style-name="T3"> </text:span>συνεῖναι τῷ Ἁγριώδει νῦν δή.</text:p>
          </table:table-cell>
          <table:table-cell table:style-name="Table1.A1" office:value-type="string">
            <text:p text:style-name="P14">"We've got to go and see Hagrid, now."</text:p>
          </table:table-cell>
        </table:table-row>
        <table:table-row table:style-name="TableLine2224944174928">
          <table:table-cell table:style-name="Table1.A1" office:value-type="string">
            <text:p text:style-name="P15">Τί χρῆμα<text:span text:style-name="T10">;</text:span> <text:span text:style-name="T10">ἔ</text:span>φη ἡ Ἑρμιόνη. ἐπνευστία γὰρ ὄπισθεν αὐτῶν ἐπειγομένη φθάσαι.</text:p>
          </table:table-cell>
          <table:table-cell table:style-name="Table1.A1" office:value-type="string">
            <text:p text:style-name="P15">"Why?" panted Hermione, hurrying to keep up.</text:p>
          </table:table-cell>
        </table:table-row>
        <table:table-row table:style-name="TableLine2224944170032">
          <table:table-cell table:style-name="Table1.A1" office:value-type="string">
            <text:p text:style-name="P5">ὁ δ’<text:span text:style-name="T10"> Ἅ</text:span>ρειος λόφον ἤδη ποώδη ἀναβαίνων Οὔκουν θαυμάζετε,<text:span text:style-name="T3"> </text:span>ἔφη, εἷ ὁ μὲν Ἁγριώδης δράκοντος ἔχρῃζε πλέον ἢ ἄλλου τινός,<text:span text:style-name="T10"> </text:span>ξένος δ’ ἀνεφάνη τις ὃς ᾠὸν τυγχάνει πως ἐν κόλπῳ <text:span text:style-name="T10">ἔ</text:span>χων;</text:p>
          </table:table-cell>
          <table:table-cell table:style-name="Table1.A1" office:value-type="string">
            <text:p text:style-name="P15">"Don't you think it's a bit odd," said Harry, scrambling up the grassy slope, "that what Hagrid wants more than anything else is a dragon, and a stranger turns up who just happens to have an egg in his pocket?</text:p>
          </table:table-cell>
        </table:table-row>
        <table:table-row table:style-name="TableLine2224944170576">
          <table:table-cell table:style-name="Table1.A1" office:value-type="string">
            <text:p text:style-name="P15">πόσοι γὰρ<text:span text:style-name="T3"> </text:span>περιπολοῦσιν ἄνθρωποι ᾠὰ δρακοντεῖα ἔχοντες, παρανομοῦντες<text:span text:style-name="T3"> </text:span>οὕτως εἷς τὰ τῶν μάγων<text:span text:style-name="T10">;</text:span></text:p>
          </table:table-cell>
          <table:table-cell table:style-name="Table1.A1" office:value-type="string">
            <text:p text:style-name="P15">How many people wander around with dragon eggs if it's against wizard law?</text:p>
          </table:table-cell>
        </table:table-row>
        <table:table-row table:style-name="TableLine2224944175744">
          <table:table-cell table:style-name="Table1.A1" office:value-type="string">
            <text:p text:style-name="P5"><text:s/>ἄλλο τι ἢ ἕρμαιον ἂν εἴη εἰ ὁ τοιοῦτος</text:p>
            <text:p text:style-name="P15">ἐντύχοι τῷ Ἁγριώδει<text:span text:style-name="T3">;</text:span></text:p>
          </table:table-cell>
          <table:table-cell table:style-name="Table1.A1" office:value-type="string">
            <text:p text:style-name="P15">Lucky they found Hagrid, don't you think? </text:p>
          </table:table-cell>
        </table:table-row>
        <table:table-row table:style-name="TableLine2224944167312">
          <table:table-cell table:style-name="Table1.A1" office:value-type="string">
            <text:p text:style-name="P15">ἀλλὰ διὰ τί τοῦτό γε πρότερον οὐκ <text:span text:style-name="T10">ἔ</text:span>γνωκα<text:span text:style-name="T3">; </text:span></text:p>
          </table:table-cell>
          <table:table-cell table:style-name="Table1.A1" office:value-type="string">
            <text:p text:style-name="P15">Why didn't I see it before?"</text:p>
          </table:table-cell>
        </table:table-row>
        <table:table-row table:style-name="TableLine2224944166224">
          <table:table-cell table:style-name="Table1.A1" office:value-type="string">
            <text:p text:style-name="P15">Τί λέγεις; <text:span text:style-name="T10">ἔ</text:span>φη ὁ Ῥοών. ὁ δ’ <text:span text:style-name="T10">Ἅ</text:span>ρειος ταχύνων <text:span text:style-name="T10">ἔ</text:span>τι διὰ τὸν κῆπον<text:span text:style-name="T10"> πρὸς τὴν ὕλην οὐδὲν ἀπεκρίνατο.</text:span><text:span text:style-name="T3"> </text:span><text:span text:style-name="T10">καί τὸν Ἁγριώδη κατέλαβον ἐν δίφρῳ πρὸ τοῦ οἶκιδίου καθήμενον.</text:span></text:p>
          </table:table-cell>
          <table:table-cell table:style-name="Table1.A1" office:value-type="string">
            <text:p text:style-name="P15">"What are you talking about?" said Ron, but Harry, sprinting across the grounds toward the forest, didn't answer.</text:p>
          </table:table-cell>
        </table:table-row>
        <table:table-row table:style-name="TableLine2224944172480">
          <table:table-cell table:style-name="Table1.A1" office:value-type="string">
            <text:p text:style-name="P15">ὁ δέ ξυνεσταλμένος ὡς ἐπ’ <text:span text:style-name="T10">ἔ</text:span>ργῳ τούς τε βραχίονας καὶ τὰ<text:span text:style-name="T3"> </text:span>σκέλη ἀπὸ πίσων φλοιὸν <text:span text:style-name="T10">ἔ</text:span>λεπ<text:span text:style-name="T10">ε.</text:span></text:p>
          </table:table-cell>
          <table:table-cell table:style-name="Table1.A1" office:value-type="string">
            <text:p text:style-name="P15">Hagrid was sitting in an armchair outside his house; his trousers and sleeves were rolled up, and he was shelling peas into a large bowl.</text:p>
          </table:table-cell>
        </table:table-row>
        <table:table-row table:style-name="TableLine2224944172752">
          <table:table-cell table:style-name="Table1.A1" office:value-type="string">
            <text:p text:style-name="P15">καί μειδιῶν Χαίρετε, ἔφη. ἆρα<text:span text:style-name="T3"> </text:span>δεδοκίμασθε ήδη<text:span text:style-name="T10">;</text:span></text:p>
          </table:table-cell>
          <table:table-cell table:style-name="Table1.A1" office:value-type="string">
            <text:p text:style-name="P15">"Hullo," he said, smiling. "Finished yer exams? </text:p>
          </table:table-cell>
        </table:table-row>
        <table:table-row table:style-name="TableLine2224944166768">
          <table:table-cell table:style-name="Table1.A1" office:value-type="string">
            <text:p text:style-name="P16">ἦ καιρός ἐστι πιεῖν τι<text:span text:style-name="T3">;</text:span></text:p>
          </table:table-cell>
          <table:table-cell table:style-name="Table1.A1" office:value-type="string">
            <text:p text:style-name="P16">Got time fer a drink?"</text:p>
          </table:table-cell>
        </table:table-row>
        <text:soft-page-break/>
        <table:table-row table:style-name="TableLine2224944167856">
          <table:table-cell table:style-name="Table1.A1" office:value-type="string">
            <text:p text:style-name="P6">τὸν δέ Ῥοῶνα συμφάναι θέλοντα ὁ<text:span text:style-name="T11"> Ἅ</text:span>ρειος ἔφθασε Κάλλιστ’ ἐπαινῶ, ἔφη.</text:p>
          </table:table-cell>
          <table:table-cell table:style-name="Table1.A1" office:value-type="string">
            <text:p text:style-name="P16">"Yes, please," said Ron, but Harry cut him off.</text:p>
          </table:table-cell>
        </table:table-row>
        <table:table-row table:style-name="TableLine2224944175472">
          <table:table-cell table:style-name="Table1.A1" office:value-type="string">
            <text:p text:style-name="P16">σπεύδομεν γάρ.</text:p>
          </table:table-cell>
          <table:table-cell table:style-name="Table1.A1" office:value-type="string">
            <text:p text:style-name="P16">"No, we're in a hurry.</text:p>
          </table:table-cell>
        </table:table-row>
        <table:table-row table:style-name="TableLine2224944166496">
          <table:table-cell table:style-name="Table1.A1" office:value-type="string">
            <text:p text:style-name="P16"><text:s/>ἀλλὰ δεῖ με <text:span text:style-name="T11">ἔ</text:span>ρεσθαί σέ τι, ὦ Ἁγρίωδες.</text:p>
          </table:table-cell>
          <table:table-cell table:style-name="Table1.A1" office:value-type="string">
            <text:p text:style-name="P16">Hagrid, I've got to ask you something. </text:p>
          </table:table-cell>
        </table:table-row>
        <table:table-row table:style-name="TableLine2224944163504">
          <table:table-cell table:style-name="Table1.A1" office:value-type="string">
            <text:p text:style-name="P16">ἆρα μνημονεύεις ἐκείνην τὴν νύκτα ἐπειδὴ τὸν Νορβέρτον ἐκομίσας<text:span text:style-name="T11"> νικητήρια λαβών;</text:span></text:p>
          </table:table-cell>
          <table:table-cell table:style-name="Table1.A1" office:value-type="string">
            <text:p text:style-name="P16">You know that night you won Norbert?</text:p>
          </table:table-cell>
        </table:table-row>
        <table:table-row table:style-name="TableLine2224944164320">
          <table:table-cell table:style-name="Table1.A1" office:value-type="string">
            <text:p text:style-name="P16">ποῖος ἦν τὸ σχῆμα ὁ ἅνθρωπος ξένος μεθ’ οὗ<text:span text:style-name="T2"> </text:span>ἐκύβευες;</text:p>
          </table:table-cell>
          <table:table-cell table:style-name="Table1.A1" office:value-type="string">
            <text:p text:style-name="P16">What did the stranger you were playing cards with look like?"</text:p>
          </table:table-cell>
        </table:table-row>
        <table:table-row table:style-name="TableLine2224944165408">
          <table:table-cell table:style-name="Table1.A1" office:value-type="string">
            <text:p text:style-name="P16">ὁ δέ πράγματ’ οὐκ ἔχων ὡς δοκεῖν Οὐκ οἶδα, ἔφη.<text:span text:style-name="T11"> τὴν γὰρ</text:span><text:span text:style-name="T3"> </text:span><text:span text:style-name="T11">χλαῖναν ἐκδύσασθαι οὐκ ἠθέλησεν.</text:span></text:p>
          </table:table-cell>
          <table:table-cell table:style-name="Table1.A1" office:value-type="string">
            <text:p text:style-name="P16">"Dunno," said Hagrid casually, "he wouldn' take his cloak off."</text:p>
          </table:table-cell>
        </table:table-row>
        <table:table-row table:style-name="TableLine2224944117264">
          <table:table-cell table:style-name="Table1.A1" office:value-type="string">
            <text:p text:style-name="P16"><text:span text:style-name="T11">ἰ</text:span>δῶν δέ το<text:span text:style-name="T11">ὺ</text:span>ς τριττοὺς μάλ’ ἐκπεπληγμένους ἀνέτεινέ τι τὰς<text:span text:style-name="T2"> </text:span>ὀφρῦς.</text:p>
          </table:table-cell>
          <table:table-cell table:style-name="Table1.A1" office:value-type="string">
            <text:p text:style-name="P16">He saw the three of them look stunned and raised his eyebrows.</text:p>
          </table:table-cell>
        </table:table-row>
        <table:table-row table:style-name="TableLine2224944128144">
          <table:table-cell table:style-name="Table1.A1" office:value-type="string">
            <text:p text:style-name="P16">Ἀλλ’ οὐ πάνυ ἀῆθες, ἔφη. <text:span text:style-name="T11">ἔ</text:span>κτοποι γὰρ πολλοὶ ὁμιλοῦσι μετ’<text:span text:style-name="T3"> </text:span>ἀλλήλων ἐν τῇ Ὑὸς Κεφαλῇ - πανδοκεῖον γάρ <text:span text:style-name="T11">ἐ</text:span>στιν ἐν τῷ δήμῳ.</text:p>
          </table:table-cell>
          <table:table-cell table:style-name="Table1.A1" office:value-type="string">
            <text:p text:style-name="P16">"It's not that unusual, yeh get a lot o' funny folk in the Hog's Head -- that's the pub down in the village.<text:span text:style-name="T11">"</text:span></text:p>
          </table:table-cell>
        </table:table-row>
        <table:table-row table:style-name="TableLine2224944122976">
          <table:table-cell table:style-name="Table1.A1" office:value-type="string">
            <text:p text:style-name="P16">τάχα ἂν δρακοντόπωλος ἦν δήπου.</text:p>
          </table:table-cell>
          <table:table-cell table:style-name="Table1.A1" office:value-type="string">
            <text:p text:style-name="P16"><text:span text:style-name="T11">"</text:span>Mighta bin a dragon dealer, mightn' he?<text:span text:style-name="T11">"</text:span></text:p>
          </table:table-cell>
        </table:table-row>
        <table:table-row table:style-name="TableLine2224944114272">
          <table:table-cell table:style-name="Table1.A1" office:value-type="string">
            <text:p text:style-name="P16">τὴν γὰρ ὄψιν οὐδέποτ’ εἶδον<text:span text:style-name="T3"> </text:span>αὐτοῦ συγκεκαλυμμένου ἀεί.</text:p>
          </table:table-cell>
          <table:table-cell table:style-name="Table1.A1" office:value-type="string">
            <text:p text:style-name="P16">I never saw his face, he kept his hood up."</text:p>
          </table:table-cell>
        </table:table-row>
        <table:table-row table:style-name="TableLine2224944125152">
          <table:table-cell table:style-name="Table1.A1" office:value-type="string">
            <text:p text:style-name="P16">καθήμενος δέ πρὸς τὴν πίσων φιάλην, ὁ Ἄρειος Ἀλλὰ ποῖον διάλογον εῖχες, ὦ Ἁγρίωδες<text:span text:style-name="T11">; ἦ που περὶ τοῦ Ὑογοήτου</text:span><text:span text:style-name="T3">;</text:span></text:p>
          </table:table-cell>
          <table:table-cell table:style-name="Table1.A1" office:value-type="string">
            <text:p text:style-name="P16">Harry sank down next to the bowl of peas.<text:span text:style-name="T11"> "What did you talk to him about, Hagrid? Did you mention Hogwarts at all?"</text:span></text:p>
          </table:table-cell>
        </table:table-row>
        <table:table-row table:style-name="TableLine2224944120256">
          <table:table-cell table:style-name="Table1.A1" office:value-type="string">
            <text:p text:style-name="P16">Ἴσως, ἔφη, τοξοποιῶν τέως τὰς ὀφρῦς ὡς ἐθέλων μεμνῆσθαι.</text:p>
          </table:table-cell>
          <table:table-cell table:style-name="Table1.A1" office:value-type="string">
            <text:p text:style-name="P16">"Mighta come up," said Hagrid, frowning as he tried to remember.</text:p>
          </table:table-cell>
        </table:table-row>
        <table:table-row table:style-name="TableLine2224944118080">
          <table:table-cell table:style-name="Table1.A1" office:value-type="string">
            <text:p text:style-name="P6">Ναί. ἐκεῖνος μὲν γὰρ ἤρετο περὶ τὰ ζ<text:span text:style-name="T11">ῷ</text:span>α θέλων μαθεῖν ὁποίων<text:span text:style-name="T11"> </text:span>ἐπιμελοῦμαι, ἐγὼ δ’ ε<text:span text:style-name="T11">ἰ</text:span>π<text:span text:style-name="T11">ὼ</text:span>ν καὶ ἔφρασα ὅτι ἐπὶ μήκιστον δράκοντος<text:span text:style-name="T3"> </text:span>ἀεὶ ἔχρῃζον.</text:p>
          </table:table-cell>
          <table:table-cell table:style-name="Table1.A1" office:value-type="string">
            <text:p text:style-name="P16">"Yeah... he asked what I did, an' I told him I was gamekeeper here....<text:span text:style-name="T11"> He asked a bit about the sorta creatures I took after... so I told him... an' I said what I'd always really wanted was a dragon... an' then...</text:span></text:p>
          </table:table-cell>
        </table:table-row>
        <table:table-row table:style-name="TableLine2224944123520">
          <table:table-cell table:style-name="Table1.A1" office:value-type="string">
            <text:p text:style-name="P17">κ<text:span text:style-name="T11">ἄ</text:span>πειτα<text:span text:style-name="T11">...</text:span> οὐ πάνυ ἱκανός εἰμι μνημονεύειν τὰ<text:span text:style-name="T3"> </text:span>ὕστερον, ἐκείνου παρέχοντός μοι ἄλλο τι πίνειν. λοιπόν.</text:p>
          </table:table-cell>
          <table:table-cell table:style-name="Table1.A1" office:value-type="string">
            <text:p text:style-name="P19">I can' remember too well, 'cause he kept buyin' me drinks....</text:p>
          </table:table-cell>
        </table:table-row>
        <table:table-row table:style-name="TableLine2224944124608">
          <table:table-cell table:style-name="Table1.A1" office:value-type="string">
            <text:p text:style-name="P17">κᾶπειτα<text:span text:style-name="T12"> ἔ</text:span>φασκεν <text:span text:style-name="T12">ἔ</text:span>χειν τὸ δρακοντεῖον ᾠόν, καί ἐξεῖναι κυβεύειν περὶ αὐτὸ ε<text:span text:style-name="T12">ἰ</text:span><text:span text:style-name="T3"> </text:span><text:span text:style-name="T12">ἔ</text:span>μοιγε δοκεῖ. δεῖν δέ βεβαιοῦσθαι ε<text:span text:style-name="T12">ἰ</text:span> δυναίμην μεταχειρίζειν αὐτὸ<text:span text:style-name="T12"> </text:span>ἐπεὶ οὐκ ἐθέλοι εἷς τοῦ ἐπιτυχόντος οἰκίαν πέμψαι.<text:span text:style-name="T12"> ἐγὼ οὖν εἶπον</text:span><text:span text:style-name="T3"> </text:span><text:span text:style-name="T12">αὐτῷ ὅτι δράκων μοι οὐ πολλοῦ πόνου ἔσται μεταχειρίσαντι ἥδη</text:span><text:span text:style-name="T3"> </text:span><text:span text:style-name="T12">τὸν Οὐλότριχα.</text:span></text:p>
          </table:table-cell>
          <table:table-cell table:style-name="Table1.A1" office:value-type="string">
            <text:p text:style-name="P16">Let's see... yeah, then he said he had the dragon egg an' we could play cards fer it if I wanted... but he had ter be sure I could handle it, he didn' want it ter go ter any old home.... So I told him, after Fluffy, a dragon would be easy..."</text:p>
          </table:table-cell>
        </table:table-row>
        <table:table-row table:style-name="TableLine2224944112368">
          <table:table-cell table:style-name="Table1.A1" office:value-type="string">
            <text:p text:style-name="P17"><text:span text:style-name="T12">Ἦ</text:span> που ἐδόκει σπουδάζειν περὶ τοῦ Οὐλότριχος; </text:p>
          </table:table-cell>
          <table:table-cell table:style-name="Table1.A1" office:value-type="string">
            <text:p text:style-name="P17">"And did he -- did he seem interested in Fluffy?"</text:p>
          </table:table-cell>
        </table:table-row>
        <table:table-row table:style-name="TableLine2224944119168">
          <table:table-cell table:style-name="Table1.A1" office:value-type="string">
            <text:p text:style-name="P17">τοῦτ’ εἶπεν ὁ<text:span text:style-name="T3"> </text:span>Ἄρειος τὴν ὀργὴν μόλις παύσας.</text:p>
          </table:table-cell>
          <table:table-cell table:style-name="Table1.A1" office:value-type="string">
            <text:p text:style-name="P17">Harry asked, trying to keep his voice calm.</text:p>
          </table:table-cell>
        </table:table-row>
        <table:table-row table:style-name="TableLine2224944116720">
          <table:table-cell table:style-name="Table1.A1" office:value-type="string">
            <text:p text:style-name="P17">Λοιπόν. πόσοις γὰρ κυσὶ τρικεφάλοις ἐντύχοι ἅν τις καὶ ἐν<text:span text:style-name="T3"> </text:span><text:span text:style-name="T12">Ὑ</text:span>ογοήτου περιπολῶν<text:span text:style-name="T12">;</text:span></text:p>
          </table:table-cell>
          <table:table-cell table:style-name="Table1.A1" office:value-type="string">
            <text:p text:style-name="P17">"Well -- yeah -- how many three-headed dogs d'yeh meet, even around Hogwarts?</text:p>
          </table:table-cell>
        </table:table-row>
        <table:table-row table:style-name="TableLine2224944121888">
          <table:table-cell table:style-name="Table1.A1" office:value-type="string">
            <text:p text:style-name="P17">εἶπον οὖν ὅτι ε<text:span text:style-name="T12">ὐ</text:span>μαρέστατον δή ἐστι χρῆσθαι<text:span text:style-name="T3"> </text:span>τῷ Ο<text:span text:style-name="T12">ὐ</text:span>λότριχι εἴπερ ἐπίσταταί τις μαλάττειν αὐτὸν ψάλλων τι ἦ<text:span text:style-name="T12"> κιθαρίζων ἢ αὐλῶν ὡς κατακοιμίσων.</text:span></text:p>
          </table:table-cell>
          <table:table-cell table:style-name="Table1.A1" office:value-type="string">
            <text:p text:style-name="P17">So I told him, Fluffy's a piece o' cake if yeh know how to calm him down, jus' play him a bit o' music an' he'll go straight off ter sleep --"</text:p>
          </table:table-cell>
        </table:table-row>
        <table:table-row table:style-name="TableLine2224944121344">
          <table:table-cell table:style-name="Table1.A1" office:value-type="string">
            <text:p text:style-name="P17">καὶ ἄφνω μεταξὺ λέγων ταῦτα ἐξεπλάγη ὡς ἐφαίνετό μετεμέλησε γὰρ αὐτῷ τῶν εἰρημένων.</text:p>
          </table:table-cell>
          <table:table-cell table:style-name="Table1.A1" office:value-type="string">
            <text:p text:style-name="P17">Hagrid suddenly looked horrified.</text:p>
          </table:table-cell>
        </table:table-row>
        <table:table-row table:style-name="TableLine2224944126512">
          <table:table-cell table:style-name="Table1.A1" office:value-type="string">
            <text:p text:style-name="P17">Μὰ Δί’ ἀλλ’ οὐκ ὤφελον, ἔφη, οὐδὲν εἰπεῖν σοι περὶ ταῦτα,<text:span text:style-name="T3"> </text:span>ἐπιλάθεσθε δῆτα τοῦ εἰρημένου.</text:p>
          </table:table-cell>
          <table:table-cell table:style-name="Table1.A1" office:value-type="string">
            <text:p text:style-name="P17">"I shouldn'ta told yeh that!" he blurted out. "Forget I said it!</text:p>
          </table:table-cell>
        </table:table-row>
        <table:table-row table:style-name="TableLine2224944127328">
          <table:table-cell table:style-name="Table1.A1" office:value-type="string">
            <text:p text:style-name="P17">ἀλλ’ Ἡράκλεις ποῖ βαίνετε<text:span text:style-name="T3">;</text:span></text:p>
          </table:table-cell>
          <table:table-cell table:style-name="Table1.A1" office:value-type="string">
            <text:p text:style-name="P17">Hey -- where're yeh goin'?"</text:p>
          </table:table-cell>
        </table:table-row>
        <text:soft-page-break/>
        <table:table-row table:style-name="TableLine2224944116992">
          <table:table-cell table:style-name="Table1.A1" office:value-type="string">
            <text:p text:style-name="P17">οὐδέν τοίνυν διελέγοντο ἐν σφίσιν οἱ τριττοί πρὶν εἱστήκεσαν ἐν<text:span text:style-name="T3"> </text:span>τῇ αὐλῇ. σκοταῖοι δ’ ἐγένοντο ὡς ἐξ αἰθρίας καὶ ὁ <text:span text:style-name="T12">ἔ</text:span>νδον ἀὴρ ψυχρὸς</text:p>
            <text:p text:style-name="P17">ἐδόκει αὐτοῖς ε<text:span text:style-name="T12">ἰ</text:span>σελθοῦσιν.</text:p>
          </table:table-cell>
          <table:table-cell table:style-name="Table1.A1" office:value-type="string">
            <text:p text:style-name="P17">Harry, Ron, and Hermione didn't speak to each other at all until they came to a halt in the entrance hall, which seemed very cold and gloomy after the grounds.</text:p>
          </table:table-cell>
        </table:table-row>
        <table:table-row table:style-name="TableLine2224848531280">
          <table:table-cell table:style-name="Table1.A1" office:value-type="string">
            <text:p text:style-name="P17">ὁ δ’ <text:span text:style-name="T12">Ἅ</text:span>ρειος <text:span text:style-name="T12">Ἰ</text:span>τέον ἄρα, ἔφη, πρὸς τὸν Διμπλόδωρον.</text:p>
          </table:table-cell>
          <table:table-cell table:style-name="Table1.A1" office:value-type="string">
            <text:p text:style-name="P17">"We've got to go to Dumbledore," said Harry.</text:p>
          </table:table-cell>
        </table:table-row>
        <table:table-row table:style-name="TableLine2224848539168">
          <table:table-cell table:style-name="Table1.A1" office:value-type="string">
            <text:p text:style-name="P17">ὁ γὰρ<text:span text:style-name="T3"> </text:span>Ἁγριώδης ἐδίδαξε τὸν ξένον ἐκεῖνον Οὐλότριχα παρελθεῖν.<text:span text:style-name="T12"> <text:s/>ὁ γὰρ</text:span><text:span text:style-name="T3"> </text:span><text:span text:style-name="T12">συγκεκαλυμμένος εἴτε Σίναπυς ὢν εἴτε Φολιδομορτὸς ἀκονιτὶ ἔμαθεν</text:span><text:span text:style-name="T3"> </text:span><text:span text:style-name="T12">ἂν τί χρὴ δρᾶν μεθυσθέντος τοῦ Ἀγριώδους.</text:span></text:p>
          </table:table-cell>
          <table:table-cell table:style-name="Table1.A1" office:value-type="string">
            <text:p text:style-name="P17">"Hagrid told that stranger how to get past Fluffy, and it was either Snape or Voldemort under that cloak -- it must've been easy, once he'd got Hagrid drunk.<text:span text:style-name="T12">"</text:span></text:p>
          </table:table-cell>
        </table:table-row>
        <table:table-row table:style-name="TableLine2224848540528">
          <table:table-cell table:style-name="Table1.A1" office:value-type="string">
            <text:p text:style-name="P17">ε<text:span text:style-name="T12">ἰ</text:span> γὰρ ὁ<text:span text:style-name="T3"> </text:span>Διμπλόδωρος<text:span text:style-name="T3"> </text:span>πιστεύσαι ἡμῖν.</text:p>
          </table:table-cell>
          <table:table-cell table:style-name="Table1.A1" office:value-type="string">
            <text:p text:style-name="P17">I just hope Dumbledore believes us.</text:p>
          </table:table-cell>
        </table:table-row>
        <table:table-row table:style-name="TableLine2224848532912">
          <table:table-cell table:style-name="Table1.A1" office:value-type="string">
            <text:p text:style-name="P18">τάχ’ ἂν ὁ Φλωρεντείας βεβαιώσαι ἡμᾶς, μὴ ὑπὸ<text:span text:style-name="T3"> </text:span>τοῦ Ἀτηροῦ κωλυθείς.</text:p>
          </table:table-cell>
          <table:table-cell table:style-name="Table1.A1" office:value-type="string">
            <text:p text:style-name="P18">Firenze might back us up if Bane doesn't stop him.</text:p>
          </table:table-cell>
        </table:table-row>
        <table:table-row table:style-name="TableLine2224848541616">
          <table:table-cell table:style-name="Table1.A1" office:value-type="string">
            <text:p text:style-name="P18">ἀλλὰ ποῦ ἐστὶν ἡ τοῦ Διμπλοδώρου δίαιτα;</text:p>
          </table:table-cell>
          <table:table-cell table:style-name="Table1.A1" office:value-type="string">
            <text:p text:style-name="P18">Where's Dumbledore's office?"</text:p>
          </table:table-cell>
        </table:table-row>
        <table:table-row table:style-name="TableLine2224848532368">
          <table:table-cell table:style-name="Table1.A1" office:value-type="string">
            <text:p text:style-name="P18">καὶ πανταχῇ περιέβλεπον ὥσπερ ἐλπίζοντες σημεῖόν τι ὄψεσθαι<text:span text:style-name="T3"> </text:span>ὅπερ ὀρθὴν δείξει τὴν ὁδόν, οὐ μεμαθηκότες ὅπου ο<text:span text:style-name="T13">ἰ</text:span>κεῖ ἐκεῖνος<text:span text:style-name="T3"> </text:span>οὐδ<text:span text:style-name="T13">'</text:span> ἐγνωκότες ποτ<text:span text:style-name="T13">ὲ</text:span> περὶ οὐδενὸς ὅντινα μετεπέμψατο.</text:p>
          </table:table-cell>
          <table:table-cell table:style-name="Table1.A1" office:value-type="string">
            <text:p text:style-name="P18">They looked around, as if hoping to see a sign pointing them in the right direction.<text:span text:style-name="T13"> They had never been told where Dumbledore lived, nor did they know anyone who had been sent to see him.</text:span></text:p>
          </table:table-cell>
        </table:table-row>
        <table:table-row table:style-name="TableLine2224848537264">
          <table:table-cell table:style-name="Table1.A1" office:value-type="string">
            <text:p text:style-name="P18">λέγοντος δὲ τοῦ Ἁρείου περὶ ἃ ἐπὶ τούτοις χρὴ ποιῆσαι, ἦχον<text:span text:style-name="T13"> ἥκουσαν τινὰ κατὰ τὴν αὐλὴν κλάζοντα.</text:span></text:p>
          </table:table-cell>
          <table:table-cell table:style-name="Table1.A1" office:value-type="string">
            <text:p text:style-name="P18">"We'll just have to --" Harry began, but a voice suddenly rang across the hall.</text:p>
          </table:table-cell>
        </table:table-row>
        <table:table-row table:style-name="TableLine2224848541888">
          <table:table-cell table:style-name="Table1.A1" office:value-type="string">
            <text:p text:style-name="P18">Οὗτοι, τί χρῆμα <text:span text:style-name="T13">ἔ</text:span>νδον ἐστέ ἐτεόν;</text:p>
          </table:table-cell>
          <table:table-cell table:style-name="Table1.A1" office:value-type="string">
            <text:p text:style-name="P18">"What are you three doing inside?"</text:p>
          </table:table-cell>
        </table:table-row>
        <table:table-row table:style-name="TableLine2224848540800">
          <table:table-cell table:style-name="Table1.A1" office:value-type="string">
            <text:p text:style-name="P29">τοῦτο δ’ εἶπεν ἡ σοφίστρια Μαγονωγαλέα.<text:span text:style-name="T14"> εἰσῆλθε γὰρ πολλὰ</text:span><text:span text:style-name="T3"> </text:span><text:span text:style-name="T14">φέρουσα βιβλία.</text:span></text:p>
          </table:table-cell>
          <table:table-cell table:style-name="Table1.A1" office:value-type="string">
            <text:p text:style-name="P29">It was Professor McGonagall, carrying a large pile of books.</text:p>
          </table:table-cell>
        </table:table-row>
        <table:table-row table:style-name="TableLine2224848542432">
          <table:table-cell table:style-name="Table1.A1" office:value-type="string">
            <text:p text:style-name="P29">ἡ δέ Ἑρμιόνη ἀνδρειοτέραν ἑαυτὴν παρέχουσα ὡς τοῖς γε μειρακίοις ἐδόκει<text:span text:style-name="T3"> </text:span>Ἐπιθυμοῦμεν, ἔφη, συμβουλεύεσθαί τι μετὰ τοῦ<text:span text:style-name="T14"> </text:span>Διμπλοδώρου.</text:p>
          </table:table-cell>
          <table:table-cell table:style-name="Table1.A1" office:value-type="string">
            <text:p text:style-name="P29">"We want to see Professor Dumbledore," said Hermione, rather bravely, Harry and Ron thought.</text:p>
          </table:table-cell>
        </table:table-row>
        <table:table-row table:style-name="TableLine2224848542704">
          <table:table-cell table:style-name="Table1.A1" office:value-type="string">
            <text:p text:style-name="P29"><text:span text:style-name="T14">ἐ</text:span>κείνη δέ ὡς νομίζουσα σφαλερὸν δήπου τοῦτο τὸ ἐρώτημα <text:span text:style-name="T14">Ἦ</text:span><text:span text:style-name="T3"> </text:span>καὶ συμβουλεύεσθαι τί, ἔφη, μετὰ τοῦ Διμπλοδώρου; διὰ τ<text:span text:style-name="T14">ί;</text:span></text:p>
          </table:table-cell>
          <table:table-cell table:style-name="Table1.A1" office:value-type="string">
            <text:p text:style-name="P29">"See Professor Dumbledore?" Professor McGonagall repeated, as though this was a very fishy thing to want to do. "Why?"</text:p>
          </table:table-cell>
        </table:table-row>
        <table:table-row table:style-name="TableLine2224848537536">
          <table:table-cell table:style-name="Table1.A1" office:value-type="string">
            <text:p text:style-name="P29">ὁ δ’ <text:span text:style-name="T14">Ἅ</text:span>ρειος πάνυ ἀπορῶν Ἀπόρρητόν τί ἐστιν, ἔφη.<text:span text:style-name="T14"> ἐμβριμωμένης δέ τῆς Μαγονωγαλέας μετεμέλετο εὐθὺς τοῦτο φωνήσας.</text:span></text:p>
          </table:table-cell>
          <table:table-cell table:style-name="Table1.A1" office:value-type="string">
            <text:p text:style-name="P29">Harry swallowed -- now what? "It's sort of secret," he said, but he wished at once he hadn't, because Professor McGonagall's nostrils flared.</text:p>
          </table:table-cell>
        </table:table-row>
        <table:table-row table:style-name="TableLine2224848537536">
          <table:table-cell table:style-name="Table1.A1" office:value-type="string">
            <text:p text:style-name="P29">καὶ ὑπερηφανῶς Ὁ σοφιστής, ἔφη, Διμπλόδωρος ἄρτι ἀπελήλυθε, γλαῦκα γὰρ δεξάμενος πολλοῦ ἀξίαν ἀπὸ τῶν τῆς μαγείας<text:span text:style-name="T3"> </text:span>προβούλων τὸ παραχρῆμα Λονδίνονδε ἀνέπτατο.</text:p>
          </table:table-cell>
          <table:table-cell table:style-name="Table1.A1" office:value-type="string">
            <text:p text:style-name="P29">"Professor Dumbledore left ten minutes ago," she said coldly. "He received an urgent owl from the Ministry of Magic and flew off for London at once."</text:p>
          </table:table-cell>
        </table:table-row>
        <table:table-row table:style-name="TableLine2224848537536">
          <table:table-cell table:style-name="Table1.A1" office:value-type="string">
            <text:p text:style-name="P29">ὁ δ’<text:span text:style-name="T14"> Ἅ</text:span>ρειος μάλ’ ἐκπλαγεὶς Ἀλλ’ οἴχεται δή, ἔφη.</text:p>
          </table:table-cell>
          <table:table-cell table:style-name="Table1.A1" office:value-type="string">
            <text:p text:style-name="P29">"He's gone?" said Harry frantically.</text:p>
          </table:table-cell>
        </table:table-row>
        <table:table-row table:style-name="TableLine2224848537536">
          <table:table-cell table:style-name="Table1.A1" office:value-type="string">
            <text:p text:style-name="P29">οἴμ’ ὡς ἀπὸ<text:span text:style-name="T2"> </text:span>καιροῦ.</text:p>
          </table:table-cell>
          <table:table-cell table:style-name="Table1.A1" office:value-type="string">
            <text:p text:style-name="P29">"Now?"</text:p>
          </table:table-cell>
        </table:table-row>
        <table:table-row table:style-name="TableLine2224848537536">
          <table:table-cell table:style-name="Table1.A1" office:value-type="string">
            <text:p text:style-name="P29">ἐκείνη δέ Ὁ σοφιστής, ἔφη, Διμπλόδωρος μάγος ὢν μέγιστος, ὦ<text:span text:style-name="T3"> </text:span>Ποτέρ, πολλὰ καὶ σπουδαῖα διὰ χειρῶν ἀεὶ ἔχει.</text:p>
          </table:table-cell>
          <table:table-cell table:style-name="Table1.A1" office:value-type="string">
            <text:p text:style-name="P29">"Professor Dumbledore is a very great wizard, Potter, he has many demands on his time --</text:p>
          </table:table-cell>
        </table:table-row>
        <table:table-row table:style-name="TableLine2224848537536">
          <table:table-cell table:style-name="Table1.A1" office:value-type="string">
            <text:p text:style-name="P29">Προῦργου δέ τοῦτο.</text:p>
          </table:table-cell>
          <table:table-cell table:style-name="Table1.A1" office:value-type="string">
            <text:p text:style-name="P29">"But this is important."</text:p>
          </table:table-cell>
        </table:table-row>
        <table:table-row table:style-name="TableLine2224848537536">
          <table:table-cell table:style-name="Table1.A1" office:value-type="string">
            <text:p text:style-name="P29">Προ<text:span text:style-name="T14">ὐ</text:span>ργιαίτερον ἄρα σὺ ποίῃ τὰ κατὰ σε’ δήπου, ὦ Ποτέρ, ἢ τὰ<text:span text:style-name="T3"> </text:span>τῶν τῆς μαγείας προβούλων;</text:p>
          </table:table-cell>
          <table:table-cell table:style-name="Table1.A1" office:value-type="string">
            <text:p text:style-name="P29">"Something you have to say is more important than the Ministry of Magic, Potter.</text:p>
          </table:table-cell>
        </table:table-row>
        <table:table-row table:style-name="TableLine2224848537536">
          <table:table-cell table:style-name="Table1.A1" office:value-type="string">
            <text:p text:style-name="P30"><text:span text:style-name="T14">Ἅ</text:span>ρειος δ’ οὐδέν ὑποστειλάμενος Λοιπόν, ἐφη, <text:span text:style-name="T14">ὦ</text:span> σοφίστρια.<text:span text:style-name="T15"> τείνει γὰρ εἰς τὴν τοῦ φιλοσόφου λίθον.</text:span></text:p>
          </table:table-cell>
          <table:table-cell table:style-name="Table1.A1" office:value-type="string">
            <text:p text:style-name="P30">"Look," said Harry, throwing caution to the winds, "Professor -- it's about the Sorcerer's tone --"</text:p>
          </table:table-cell>
        </table:table-row>
        <table:table-row table:style-name="TableLine2224848537536">
          <table:table-cell table:style-name="Table1.A1" office:value-type="string">
            <text:p text:style-name="P30">ἀλλ’ οὐκ <text:span text:style-name="T15">ἔ</text:span>στιν ὅπως ἡ Μαγονωγαλέα τοῦτό γε προσεδόκα.</text:p>
          </table:table-cell>
          <table:table-cell table:style-name="Table1.A1" office:value-type="string">
            <text:p text:style-name="P30">Whatever Professor McGonagall had expected, it wasn't that.</text:p>
          </table:table-cell>
        </table:table-row>
        <text:soft-page-break/>
        <table:table-row table:style-name="TableLine2224848537536">
          <table:table-cell table:style-name="Table1.A1" office:value-type="string">
            <text:p text:style-name="P30">τὰ<text:span text:style-name="T3"> </text:span>γὰρ βιβλία ἐκ χειρῶν πεσόντα οὐκ ἀνέλαβε.</text:p>
          </table:table-cell>
          <table:table-cell table:style-name="Table1.A1" office:value-type="string">
            <text:p text:style-name="P30">The books she was carrying tumbled out of her arms, but she didn't pick them up.</text:p>
          </table:table-cell>
        </table:table-row>
        <table:table-row table:style-name="TableLine2224848537536">
          <table:table-cell table:style-name="Table1.A1" office:value-type="string">
            <text:p text:style-name="P30">Πόθεν γὰρ <text:span text:style-name="T15">ἔ</text:span>γνωκας<text:span text:style-name="T15">; ἔφη μάλ’ ἀποροῦσα.</text:span></text:p>
          </table:table-cell>
          <table:table-cell table:style-name="Table1.A1" office:value-type="string">
            <text:p text:style-name="P30">"How do you know --?"<text:span text:style-name="T15"> she spluttered.</text:span></text:p>
          </table:table-cell>
        </table:table-row>
        <table:table-row table:style-name="TableLine2224848537536">
          <table:table-cell table:style-name="Table1.A1" office:value-type="string">
            <text:p text:style-name="P30">ὁ δ’ <text:span text:style-name="T15">Ἅ</text:span>ρειος <text:span text:style-name="T15">Ὦ</text:span> σοφίστρια, ἔφη, νομίζω τόν - Σίναπυν δέ μόνον<text:span text:style-name="T3"> </text:span>οὐκ ὠνόμασεν - ο<text:span text:style-name="T15">ἶ</text:span>δα μὲν ο<text:span text:style-name="T15">ὖ</text:span>ν τινὰ τὴν λίθον κλέψειν μέλλοντα.<text:span text:style-name="T15"> βουλευτέον οὖν τῷ Διμπλοδώρῳ.</text:span></text:p>
          </table:table-cell>
          <table:table-cell table:style-name="Table1.A1" office:value-type="string">
            <text:p text:style-name="P30">"Professor, I think -- I know -- that Sn- that someone's going to try and steal the Stone. I've got to talk to Professor Dumbledore."</text:p>
          </table:table-cell>
        </table:table-row>
        <table:table-row table:style-name="TableLine2224848537536">
          <table:table-cell table:style-name="Table1.A1" office:value-type="string">
            <text:p text:style-name="P30">αὕτη δέ πρὸς αὐτὸν ἠτένιζε καὶ ἐκπλαγεῖσα τῷ πράγματι καὶ<text:span text:style-name="T3"> </text:span>ὑποπτεύουσα ἅμα.</text:p>
          </table:table-cell>
          <table:table-cell table:style-name="Table1.A1" office:value-type="string">
            <text:p text:style-name="P30">She eyed him with a mixture of shock and suspicion.</text:p>
          </table:table-cell>
        </table:table-row>
        <table:table-row table:style-name="TableLine2224848537536">
          <table:table-cell table:style-name="Table1.A1" office:value-type="string">
            <text:p text:style-name="P30">τέλος δέ Ὁ σοφιστής, ἔφη, Διμπλόδωρος αὔριον οἴκαδε νοστήσει.</text:p>
          </table:table-cell>
          <table:table-cell table:style-name="Table1.A1" office:value-type="string">
            <text:p text:style-name="P30">"Professor Dumbledore will be back tomorrow," she said finally.</text:p>
          </table:table-cell>
        </table:table-row>
        <table:table-row table:style-name="TableLine2224848537536">
          <table:table-cell table:style-name="Table1.A1" office:value-type="string">
            <text:p text:style-name="P30">ἀλλ’ ᾧ τρόπῳ ηὗρες τὰ τῆς λίθου οῦκ οἶδα. οῖδα δέ τάδε’ ἡ λίθος<text:span text:style-name="T3"> </text:span>βεβαιότερον φυλάττεται ἢ ὥστε συλᾶσθαι.</text:p>
          </table:table-cell>
          <table:table-cell table:style-name="Table1.A1" office:value-type="string">
            <text:p text:style-name="P30">I don't know how you found out about the Stone, but rest assured, no one can possibly steal it, it's too well protected."</text:p>
          </table:table-cell>
        </table:table-row>
        <table:table-row table:style-name="TableLine2224848537536">
          <table:table-cell table:style-name="Table1.A1" office:value-type="string">
            <text:p text:style-name="P30">Ἀλλ’ ὦ σοφίστρια -</text:p>
          </table:table-cell>
          <table:table-cell table:style-name="Table1.A1" office:value-type="string">
            <text:p text:style-name="P30">"But Professor --"</text:p>
          </table:table-cell>
        </table:table-row>
        <table:table-row table:style-name="TableLine2224848537536">
          <table:table-cell table:style-name="Table1.A1" office:value-type="string">
            <text:p text:style-name="P30">ἡ δ’ ὑπολαβοῦσα <text:span text:style-name="T16">Ὦ</text:span> Ποτέρ, ἔφη. ξύνοιδα γὰρ ἐμαυτῷ ὀρθῶς<text:span text:style-name="T3"> </text:span>λέγουσα.</text:p>
          </table:table-cell>
          <table:table-cell table:style-name="Table1.A1" office:value-type="string">
            <text:p text:style-name="P30">"Potter, I know what I'm talking about," she said shortly. </text:p>
          </table:table-cell>
        </table:table-row>
        <table:table-row table:style-name="TableLine2224848543248">
          <table:table-cell table:style-name="Table1.A1" office:value-type="string">
            <text:p text:style-name="P31">καὶ προκύψασα τὰ βιβλία ἀπὸ τοῦ ἐδάφους ἀνέλαβε.</text:p>
          </table:table-cell>
          <table:table-cell table:style-name="Table1.A1" office:value-type="string">
            <text:p text:style-name="P31">She bent down and gathered up the fallen books.</text:p>
          </table:table-cell>
        </table:table-row>
        <table:table-row table:style-name="TableLine2224848543248">
          <table:table-cell table:style-name="Table1.A1" office:value-type="string">
            <text:p text:style-name="P31">Καὶ παραινῶ ὑμῖν ἔξω ἐπανελθοῦσιν εὐφραίνεσθαι ὑφ’ ἡλίῳ<text:span text:style-name="T3"> </text:span>παριεμένοις.</text:p>
          </table:table-cell>
          <table:table-cell table:style-name="Table1.A1" office:value-type="string">
            <text:p text:style-name="P31">I suggest you all go back outside and enjoy the sunshine."</text:p>
          </table:table-cell>
        </table:table-row>
        <table:table-row table:style-name="TableLine2224848543248">
          <table:table-cell table:style-name="Table1.A1" office:value-type="string">
            <text:p text:style-name="P31">τοῦτο δ’ οὐδαμῶς ἐποίησαν αὐτοῦ περιμένοντες.</text:p>
          </table:table-cell>
          <table:table-cell table:style-name="Table1.A1" office:value-type="string">
            <text:p text:style-name="P31">But they didn't.</text:p>
          </table:table-cell>
        </table:table-row>
        <table:table-row table:style-name="TableLine2224848543248">
          <table:table-cell table:style-name="Table1.A1" office:value-type="string">
            <text:p text:style-name="P31">τῆς δέ Μαγονωγαλέας οὐκέτι παρακοῦσαι ἐχούσης, ὁ Ἄρειος<text:span text:style-name="T17"> Τῇδε τῇ νυκτί, ἔφη, γενήσεται.</text:span></text:p>
          </table:table-cell>
          <table:table-cell table:style-name="Table1.A1" office:value-type="string">
            <text:p text:style-name="P31">"It's tonight," said Harry, once he was sure Professor McGonagall was out of earshot.</text:p>
          </table:table-cell>
        </table:table-row>
        <table:table-row table:style-name="TableLine2224848543248">
          <table:table-cell table:style-name="Table1.A1" office:value-type="string">
            <text:p text:style-name="P31"><text:s/>ὁ γὰρ Σίναπυς διὰ τῆς θύρας τῆς<text:span text:style-name="T3"> </text:span>ἐπιρρακτῆς τῇδε τῇ νυκτὶ καταβήσεσθαι μέλλει.<text:span text:style-name="T17"> ἐξηυρηκώς γὰρ</text:span><text:span text:style-name="T3"> </text:span><text:span text:style-name="T17">ἤδη πάνθ’ ὧν δεῖται, νῦν δὴ πέπραχεν ὅπως ὁ Διμπλόδωρος</text:span><text:span text:style-name="T3"> </text:span><text:span text:style-name="T17">ἐκποδὼν ἔσται. </text:span></text:p>
          </table:table-cell>
          <table:table-cell table:style-name="Table1.A1" office:value-type="string">
            <text:p text:style-name="P31">"Snape's going through the trapdoor tonight. He's found out everything he needs, and now he's got Dumbledore out of the way.<text:span text:style-name="T18">"</text:span></text:p>
          </table:table-cell>
        </table:table-row>
        <table:table-row table:style-name="TableLine2224848543248">
          <table:table-cell table:style-name="Table1.A1" office:value-type="string">
            <text:p text:style-name="P20"><text:span text:style-name="T17">ἔ</text:span>πεμψε γὰρ αὐτὸς ἐκείνην τὴν ἐπιστολὴν δηλαδή·</text:p>
            <text:p text:style-name="P32">καὶ οἶ τῆς μαγείας πρόβουλοι πάνυ ταραχθήσονται τοῦ Διμπλοδώρου ἀπροσδοκήτως ἀφικομένου.</text:p>
          </table:table-cell>
          <table:table-cell table:style-name="Table1.A1" office:value-type="string">
            <text:p text:style-name="P32"><text:span text:style-name="T18">"</text:span>He sent that note, I bet the Ministry of Magic will get a real shock when Dumbledore turns up."</text:p>
          </table:table-cell>
        </table:table-row>
        <table:table-row table:style-name="TableLine2224848543248">
          <table:table-cell table:style-name="Table1.A1" office:value-type="string">
            <text:p text:style-name="P32">τὴν δ’ Ἑρμιόνην ἥδη μέλλουσαν τί ποιῶμεν ἐρωτήσειν ἔφθασενὁ Σίναπυς λαθὼν ὄπισθεν αὐτῶν ἑστηκώς.</text:p>
          </table:table-cell>
          <table:table-cell table:style-name="Table1.A1" office:value-type="string">
            <text:p text:style-name="P32">"But what can we --"<text:span text:style-name="T18"> Hermione gasped. Harry and Ron wheeled round. </text:span>Snape was standing there.</text:p>
          </table:table-cell>
        </table:table-row>
        <table:table-row table:style-name="TableLine2224848543248">
          <table:table-cell table:style-name="Table1.A1" office:value-type="string">
            <text:p text:style-name="P32">χαίρειν δὲ προσεῖπεν ὡς<text:span text:style-name="T2"> </text:span>φιλοφρόνως δεξάμενος δῆθεν.</text:p>
          </table:table-cell>
          <table:table-cell table:style-name="Table1.A1" office:value-type="string">
            <text:p text:style-name="P32">"Good afternoon," he said smoothly.</text:p>
          </table:table-cell>
        </table:table-row>
        <table:table-row table:style-name="TableLine2224848543248">
          <table:table-cell table:style-name="Table1.A1" office:value-type="string">
            <text:p text:style-name="P20">καὶ ἐκείνης πρὸς ταῦτα κεχηνυίας ὅ θ’</text:p>
            <text:p text:style-name="P32"><text:span text:style-name="T18">Ἅ</text:span>ρειος καὶ ὁ Ῥοῶν ἐπιστρεψαμένοι ὀξὺ ἔβλεπον.<text:span text:style-name="T18"> καὶ μάλα σαρδάνιον ὑπομειδιάσας Οὐ χρῆν ἔνδον δι’ ἡμέρας</text:span><text:span text:style-name="T3"> </text:span><text:span text:style-name="T18">κατοικιδίους περιμένειν. πνίγει γὰρ. </text:span></text:p>
          </table:table-cell>
          <table:table-cell table:style-name="Table1.A1" office:value-type="string">
            <text:p text:style-name="P32">They stared at him.<text:span text:style-name="T18"> "You shouldn't be inside on a day like this," he said, with an odd, twisted smile.</text:span></text:p>
          </table:table-cell>
        </table:table-row>
        <table:table-row table:style-name="TableLine2224848543248">
          <table:table-cell table:style-name="Table1.A1" office:value-type="string">
            <text:p text:style-name="P32"><text:span text:style-name="T18">ὁ δ' Ἅρειος ἐμέλλησε μὲν ἐρεῖν τι ὡς πρόφασιν δώσων, φωνήσας</text:span><text:span text:style-name="T3"> </text:span><text:span text:style-name="T18">δ’ ὀλίγον τι οὐδὲν ἄρ’ εἶχεν εἰπεῖν.</text:span></text:p>
          </table:table-cell>
          <table:table-cell table:style-name="Table1.A1" office:value-type="string">
            <text:p text:style-name="P32">"We were --" Harry began, without any idea what he was going to say.</text:p>
          </table:table-cell>
        </table:table-row>
        <table:table-row table:style-name="TableLine2224848543248">
          <table:table-cell table:style-name="Table1.A1" office:value-type="string">
            <text:p text:style-name="P32">ἐκεῖνος δ<text:span text:style-name="T18">ὲ</text:span> <text:span text:style-name="T18">Ὅ</text:span>πως εὐλαβήσεσθε, ἔφη, μή τις τηρῶν νομίζῃ ὑμᾶς<text:span text:style-name="T3"> </text:span>πράγματά που παρέχειν.<text:span text:style-name="T18"> <text:s/></text:span></text:p>
          </table:table-cell>
          <table:table-cell table:style-name="Table1.A1" office:value-type="string">
            <text:p text:style-name="P32">"You want to be more careful," said Snape.<text:span text:style-name="T18"> "Hanging around like this, people will think you're up to something.</text:span></text:p>
          </table:table-cell>
        </table:table-row>
        <table:table-row table:style-name="TableLine2224848543248">
          <table:table-cell table:style-name="Table1.A1" office:value-type="string">
            <text:p text:style-name="P32"><text:span text:style-name="T18">οὐ γὰρ προσήκει ὑμῖν τούς Γρυφινδώρους</text:span><text:span text:style-name="T3"> </text:span><text:span text:style-name="T18">παραρρῖψαι ἔτι πλειόνων βαθμῶν ἁμαρτησομένους. ἢ ὀρθῶς λέγω</text:span><text:span text:style-name="T3">;</text:span></text:p>
          </table:table-cell>
          <table:table-cell table:style-name="Table1.A1" office:value-type="string">
            <text:p text:style-name="P32">And Gryffindor really can't afford to lose any more points, can it?"</text:p>
          </table:table-cell>
        </table:table-row>
        <text:soft-page-break/>
        <table:table-row table:style-name="TableLine2224848543248">
          <table:table-cell table:style-name="Table1.A1" office:value-type="string">
            <text:p text:style-name="P32">καὶ ἐρυθριῶντος τοῦ Ἁρείου πάντες <text:span text:style-name="T18">ἔ</text:span>μελλον <text:span text:style-name="T18">ἔ</text:span>ξω ἀπελθεῖν.</text:p>
          </table:table-cell>
          <table:table-cell table:style-name="Table1.A1" office:value-type="string">
            <text:p text:style-name="P32">Harry flushed. They turned to go outside, but Snape called them back.</text:p>
          </table:table-cell>
        </table:table-row>
        <table:table-row table:style-name="TableLine2224848543248">
          <table:table-cell table:style-name="Table1.A1" office:value-type="string">
            <text:p text:style-name="P33">ὁ<text:span text:style-name="T3"> </text:span>μέντοι Σίναπυς ἀνακαλεσάμενος αὐτούς Εὐλαβοῦ, ἔφη, ὦ Ποτέρ,<text:span text:style-name="T18"> </text:span>ἢν γὰρ αὖθις νυκτιπεριπλάνητος ἁλῷς, πράξω αὐτὸς ὅπως ἐκπέσῃ<text:span text:style-name="T3"> </text:span>ἀπὸ τοῦ παιδευτηρίου.<text:span text:style-name="T19"> ἔρρωσο.</text:span></text:p>
          </table:table-cell>
          <table:table-cell table:style-name="Table1.A1" office:value-type="string">
            <text:p text:style-name="P32">"Be warned, Potter -- any more nighttime wanderings and I will personally make sure you are expelled. Good day to you."</text:p>
          </table:table-cell>
        </table:table-row>
        <table:table-row table:style-name="TableLine2224848543248">
          <table:table-cell table:style-name="Table1.A1" office:value-type="string">
            <text:p text:style-name="P34">καὶ ἀπέβη πρὸς τὸ τῶν σοφιστῶν κοινεῖον.</text:p>
          </table:table-cell>
          <table:table-cell table:style-name="Table1.A1" office:value-type="string">
            <text:p text:style-name="P33">He strode off in the direction of the staffroom.</text:p>
          </table:table-cell>
        </table:table-row>
        <table:table-row table:style-name="TableLine2224848543248">
          <table:table-cell table:style-name="Table1.A1" office:value-type="string">
            <text:p text:style-name="P33">ὁ δ’ <text:span text:style-name="T19">Ἅ</text:span>ρειος μετὰ τῶν ἄλλων ἐξελθὼν ἐπὶ τὸν λίθινον ἀναβαθμόν,<text:span text:style-name="T3"> </text:span>λιπαρῶς μὲν ἔχων ἠρέμα δέ φωνῶν Λοιπόν, ἔφη.<text:span text:style-name="T19"> δραστέα οὖν</text:span><text:span text:style-name="T3"> </text:span><text:span text:style-name="T19">τάδε.</text:span></text:p>
          </table:table-cell>
          <table:table-cell table:style-name="Table1.A1" office:value-type="string">
            <text:p text:style-name="P33">Out on the stone steps, Harry turned to the others.<text:span text:style-name="T19"> "Right, here's what we've got to do," he whispered urgently.</text:span></text:p>
          </table:table-cell>
        </table:table-row>
        <table:table-row table:style-name="TableLine2224848543248">
          <table:table-cell table:style-name="Table1.A1" office:value-type="string">
            <text:p text:style-name="P21">δεῖ γάρ τινα τηρεῖν τὸν Σίναπυν περιμένουσαν πρὸς τῷ<text:span text:style-name="T19"> </text:span>κοινείῳ ὡς ἐψομένην αὐτῷ ἐξελθόντι.</text:p>
          </table:table-cell>
          <table:table-cell table:style-name="Table1.A1" office:value-type="string">
            <text:p text:style-name="P33">"One of us has got to keep an eye on Snape -- wait outside the staff room and follow him if he leaves it.<text:span text:style-name="T19">"</text:span></text:p>
          </table:table-cell>
        </table:table-row>
        <table:table-row table:style-name="TableLine2224848543248">
          <table:table-cell table:style-name="Table1.A1" office:value-type="string">
            <text:p text:style-name="P33">καὶ τοῦτο σοὶ προσήκει<text:span text:style-name="T3"> </text:span>ποιεῖν, <text:span text:style-name="T19">ὦ</text:span> Ἑρμιόνη.</text:p>
          </table:table-cell>
          <table:table-cell table:style-name="Table1.A1" office:value-type="string">
            <text:p text:style-name="P33"><text:span text:style-name="T19">"</text:span>Hermione, you'd better do that."</text:p>
          </table:table-cell>
        </table:table-row>
        <table:table-row table:style-name="TableLine2224848543248">
          <table:table-cell table:style-name="Table1.A1" office:value-type="string">
            <text:p text:style-name="P33">Τίη<text:span text:style-name="T19">;</text:span></text:p>
          </table:table-cell>
          <table:table-cell table:style-name="Table1.A1" office:value-type="string">
            <text:p text:style-name="P33">"Why me?"</text:p>
          </table:table-cell>
        </table:table-row>
        <table:table-row table:style-name="TableLine2224848543248">
          <table:table-cell table:style-name="Table1.A1" office:value-type="string">
            <text:p text:style-name="P33">κα<text:span text:style-name="T19">ὶ</text:span> ὁ Ῥοών Σ<text:span text:style-name="T19">ὺ</text:span> μὲν γάρ, ἔφη, δύναι’ ἂν προσποιεῖσθαι δήπου<text:span text:style-name="T3"> </text:span>τὸν Φηλητικὸν προσδέξασθαι.</text:p>
          </table:table-cell>
          <table:table-cell table:style-name="Table1.A1" office:value-type="string">
            <text:p text:style-name="P33">"It's obvious," said Ron. "You can pretend to be waiting for Professor Flitwick, you know."</text:p>
          </table:table-cell>
        </table:table-row>
        <table:table-row table:style-name="TableLine2224848543248">
          <table:table-cell table:style-name="Table1.A1" office:value-type="string">
            <text:p text:style-name="P33">κα<text:span text:style-name="T19">ὶ</text:span> λεπτόν τι καὶ γυναικεῖον<text:span text:style-name="T3"> </text:span>ἐμφθεγξάμενος ὡς ὁμοῖος τῇ Ἑρμιόνῃ τὴν φωνὴν γενησόμενος <text:span text:style-name="T19">Ὦ</text:span><text:span text:style-name="T3"> </text:span>σοφιστὰ Φηλητικέ, ἔφη, ε<text:span text:style-name="T19">ἰ</text:span>ς τοσοῦτο τῆς φροντίδος ἦλθον φοβουμένη μὴ οὐκ ὀρθῶς ἀπήντησα πρὸς τὴν ἐρώτησιν τὴν τετταρακαιδεκάτην βῆτα.<text:span text:style-name="T3"> </text:span></text:p>
          </table:table-cell>
          <table:table-cell table:style-name="Table1.A1" office:value-type="string">
            <text:p text:style-name="P33">He put on a high voice, "'Oh Professor Flitwick, I'm so worried, I think I got question fourteen b wrong....'“</text:p>
          </table:table-cell>
        </table:table-row>
        <table:table-row table:style-name="TableLine2224848543248">
          <table:table-cell table:style-name="Table1.A1" office:value-type="string">
            <text:p text:style-name="P21">κ<text:span text:style-name="T19">ἀ</text:span>κείνη σιγᾶν μὲν ἐκέλευσεν αὐτόν, συνέφη δ’ ὅμως ἐπιτηρήσειν<text:span text:style-name="T19"> </text:span>τὸν Σίναπυν.</text:p>
          </table:table-cell>
          <table:table-cell table:style-name="Table1.A1" office:value-type="string">
            <text:p text:style-name="P33">"Oh, shut up," said Hermione, but she agreed to go and watch out for Snape.</text:p>
          </table:table-cell>
        </table:table-row>
        <table:table-row table:style-name="TableLine2224848543248">
          <table:table-cell table:style-name="Table1.A1" office:value-type="string">
            <text:p text:style-name="P33">καὶ <text:span text:style-name="T19">Ἅ</text:span>ρειος τῷ Ῥοῶνι Περιμενετέον δ’ ἡμῖν γε, ἔφη, ἔξω τῆς τοῦ<text:span text:style-name="T3"> </text:span>τριστέγου διόδου.</text:p>
          </table:table-cell>
          <table:table-cell table:style-name="Table1.A1" office:value-type="string">
            <text:p text:style-name="P33">"And we'd better stay outside the third-floor corridor," Harry told Ron.<text:span text:style-name="T19"> "Come on."</text:span></text:p>
          </table:table-cell>
        </table:table-row>
        <table:table-row table:style-name="TableLine2224848543248">
          <table:table-cell table:style-name="Table1.A1" office:value-type="string">
            <text:p text:style-name="P33">ἀλλ’ οὐκ ἀπέβη τοῦτο ὡς προσεδέχοντο τὸ πρᾶγμα. </text:p>
          </table:table-cell>
          <table:table-cell table:style-name="Table1.A1" office:value-type="string">
            <text:p text:style-name="P33">But that part of the plan didn't work.</text:p>
          </table:table-cell>
        </table:table-row>
        <table:table-row table:style-name="TableLine2224848543248">
          <table:table-cell table:style-name="Table1.A1" office:value-type="string">
            <text:p text:style-name="P33">ἀφικόμενοι<text:span text:style-name="T3"> </text:span>γὰρ ἄρτι πρὸς τὴν θύραν τὴν τὸν Οὐλότριχα ἀφορίζουσαν ἀπὸ τοῦ<text:span text:style-name="T19"> ἄλλου φρουρίου, ἐνέτυχον αὖ τῇ σοφιστρίᾳ Μαγονωγαλέα. ἡ δ’ ἐξειστήκει νῦν τελέως ἑαυτῆς πάνυ ἐξηγριωμένη.</text:span></text:p>
          </table:table-cell>
          <table:table-cell table:style-name="Table1.A1" office:value-type="string">
            <text:p text:style-name="P33">No sooner had they reached the door separating Fluffy from the rest of the school than Professor McGonagall turned up again and this time, she lost her temper.</text:p>
          </table:table-cell>
        </table:table-row>
        <table:table-row table:style-name="TableLine2224848543248">
          <table:table-cell table:style-name="Table1.A1" office:value-type="string">
            <text:p text:style-name="P33"><text:span text:style-name="T19">Ἦ</text:span> καὶ ᾠήθητε, ἔφη, χαλεπώτερον εἶναί τινι λαθεῖν ὑμᾶς ἢ ὅλας<text:span text:style-name="T3"> </text:span>ἁμάξας χαριτησίων;</text:p>
          </table:table-cell>
          <table:table-cell table:style-name="Table1.A1" office:value-type="string">
            <text:p text:style-name="P33">"I suppose you think you're harder to get past than a pack of enchantments!" she stormed.</text:p>
          </table:table-cell>
        </table:table-row>
        <table:table-row table:style-name="TableLine2224848543248">
          <table:table-cell table:style-name="Table1.A1" office:value-type="string">
            <text:p text:style-name="P33">ἄφετε ἃ <text:span text:style-name="T19">ἄ</text:span>νω κάτω φλυαρεῖτε ταῦτα.</text:p>
          </table:table-cell>
          <table:table-cell table:style-name="Table1.A1" office:value-type="string">
            <text:p text:style-name="P33">"Enough of this nonsense!<text:span text:style-name="T20">"</text:span></text:p>
          </table:table-cell>
        </table:table-row>
        <table:table-row table:style-name="TableLine2224848543248">
          <table:table-cell table:style-name="Table1.A1" office:value-type="string">
            <text:p text:style-name="P35">ἢν γὰρ<text:span text:style-name="T19"> </text:span>πύθωμαι ὑμᾶς δεῦρο αὖθις βεβηκότας, ἀφαιρήσω αὖθις πεντήκοντα<text:span text:style-name="T3"> </text:span>βαθμοὺς τούς Γρυφινδώρους ε<text:span text:style-name="T20">ἰ</text:span> καὶ τῆς ἐμῆς οἰκίας ἐστέ, ὦ<text:span text:style-name="T3"> </text:span>Εὐισήλιε.</text:p>
          </table:table-cell>
          <table:table-cell table:style-name="Table1.A1" office:value-type="string">
            <text:p text:style-name="P35"><text:span text:style-name="T20">"</text:span>If I hear you 've come anywhere near here again, I'll take another fifty points from Gryffindor!Yes, Weasley, from my own house!"</text:p>
          </table:table-cell>
        </table:table-row>
        <table:table-row table:style-name="TableLine2224848543248">
          <table:table-cell table:style-name="Table1.A1" office:value-type="string">
            <text:p text:style-name="P35">τοιγαροῦν ε<text:span text:style-name="T20">ἰ</text:span>ς τὸ κοινεῖον ἐπανῆλθον. εἰπόντος δέ τοῦ Ἁρείου ὅτι<text:span text:style-name="T20"> </text:span>ἡ Ἑρμιόνη <text:span text:style-name="T20">ἰ</text:span>χνεύει γοῦν τὸν Σίναπυν, ἡ τῆς γυναικὸς εἰκὼν εὐθὺς<text:span text:style-name="T3"> </text:span><text:span text:style-name="T20">ἐ</text:span>στρ<text:span text:style-name="T20">έ</text:span>ψατο καὶ εἰσῆλθεν ἐκείνη.</text:p>
          </table:table-cell>
          <table:table-cell table:style-name="Table1.A1" office:value-type="string">
            <text:p text:style-name="P35">Harry and Ron went back to the common room, Harry had just said, "At least Hermione's on Snape's tail," when the portrait of the Fat Lady swung open and Hermione came in.</text:p>
          </table:table-cell>
        </table:table-row>
        <table:table-row table:style-name="TableLine2224848543248">
          <table:table-cell table:style-name="Table1.A1" office:value-type="string">
            <text:p text:style-name="P35">ὀδυρομένη δέ Λυποῦμαι, ἔφη, ὦ <text:span text:style-name="T20">Ἅ</text:span>ρειε. ἐξελθὼν γὰρ ὁ Σίναπυς<text:span text:style-name="T3"> </text:span>ἤρετο τί ποιῶ. φασκούσης δέ μου ὡς τὸν Φηλητικόν προσδέχομαι,<text:span text:style-name="T3"> </text:span>ἐκεῖνος τοῦτον μετῆλθεν.<text:span text:style-name="T20"> ὥστε πρότερον οὐχ οἷός τ’ ἦ φυγεῖν,</text:span><text:span text:style-name="T3"> </text:span><text:span text:style-name="T20">χρονία γὰρ παρ’ αὐτῷ κατειχόμην. καὶ οὐκ οἶδα περὶ τοῦ Σινάπεως</text:span><text:span text:style-name="T3"> </text:span><text:span text:style-name="T20">ὅποι ἦλθεν.</text:span></text:p>
          </table:table-cell>
          <table:table-cell table:style-name="Table1.A1" office:value-type="string">
            <text:p text:style-name="P35">"I'm sorry, Harry!" she wailed. "Snape came out and asked me what I was doing, so I said I was waiting for Flitwick, and Snape went to get him, and I've only just got away, I don't know where Snape went."</text:p>
          </table:table-cell>
        </table:table-row>
        <text:soft-page-break/>
        <table:table-row table:style-name="TableLine2224848543248">
          <table:table-cell table:style-name="Table1.A1" office:value-type="string">
            <text:p text:style-name="P35">Τοιαῦτα μὲν δὴ ταῦτα, εἶπεν ὁ Ἄρειος, τί μήν;</text:p>
          </table:table-cell>
          <table:table-cell table:style-name="Table1.A1" office:value-type="string">
            <text:p text:style-name="P35">"Well, that's it then, isn't it?" Harry said.</text:p>
          </table:table-cell>
        </table:table-row>
        <table:table-row table:style-name="TableLine2224848543248">
          <table:table-cell table:style-name="Table1.A1" office:value-type="string">
            <text:p text:style-name="P35">οἱ δ’ ἄλλοι ἠτένιζον πρὸς αὐτὸν ὠχριῶντα ἤδη, τῶν ὀφθαλμῶν<text:span text:style-name="T3"> </text:span>πολὺ τὸ γοργὸν καὶ ἔνθεον διεμφαινόντων.</text:p>
          </table:table-cell>
          <table:table-cell table:style-name="Table1.A1" office:value-type="string">
            <text:p text:style-name="P35">The other two stared at him. He was pale and his eyes were glittering.</text:p>
          </table:table-cell>
        </table:table-row>
        <table:table-row table:style-name="TableLine2224848543248">
          <table:table-cell table:style-name="Table1.A1" office:value-type="string">
            <text:p text:style-name="P35">Ἀλλὰ τῇδε τῇ νυκτί, ἔφη, ἐνθένδε ἐξελθὼν ἐπιχειρήσω φθάσαι<text:span text:style-name="T20"> </text:span>τῆς λίθου ἐφικόμενος.</text:p>
          </table:table-cell>
          <table:table-cell table:style-name="Table1.A1" office:value-type="string">
            <text:p text:style-name="P35">"I'm going out of here tonight and I'm going to try and get to the Stone first."</text:p>
          </table:table-cell>
        </table:table-row>
        <table:table-row table:style-name="TableLine2224848543248">
          <table:table-cell table:style-name="Table1.A1" office:value-type="string">
            <text:p text:style-name="P35">Μέμηνας, ἔφη ὁ Ῥοών.<text:span text:style-name="T3"> <text:s/></text:span></text:p>
          </table:table-cell>
          <table:table-cell table:style-name="Table1.A1" office:value-type="string">
            <text:p text:style-name="P35">"You're mad!" said Ron.</text:p>
          </table:table-cell>
        </table:table-row>
        <table:table-row table:style-name="TableLine2224848543248">
          <table:table-cell table:style-name="Table1.A1" office:value-type="string">
            <text:p text:style-name="P35">Εὐφήμει, ἔφη ἡ Ἑρμιόνη.</text:p>
          </table:table-cell>
          <table:table-cell table:style-name="Table1.A1" office:value-type="string">
            <text:p text:style-name="P35">"You can't!" said Hermione.</text:p>
          </table:table-cell>
        </table:table-row>
        <table:table-row table:style-name="TableLine2224848543248">
          <table:table-cell table:style-name="Table1.A1" office:value-type="string">
            <text:p text:style-name="P35">οὔκουν ὑπακούεις οὔτε τῆς Μαγονωγαλέας οὔτε τοῦ Σινάπεως<text:span text:style-name="T20">;</text:span></text:p>
          </table:table-cell>
          <table:table-cell table:style-name="Table1.A1" office:value-type="string">
            <text:p text:style-name="P35">"After what McGonagall and Snape have said?<text:span text:style-name="T20">"</text:span></text:p>
          </table:table-cell>
        </table:table-row>
        <table:table-row table:style-name="TableLine2224848543248">
          <table:table-cell table:style-name="Table1.A1" office:value-type="string">
            <text:p text:style-name="P35">ἐκπέσῃ γὰρ ἀπὸ τοῦ παιδευτηρίου.</text:p>
          </table:table-cell>
          <table:table-cell table:style-name="Table1.A1" office:value-type="string">
            <text:p text:style-name="P35">You'll be expelled!"</text:p>
          </table:table-cell>
        </table:table-row>
        <table:table-row table:style-name="TableLine2224848543248">
          <table:table-cell table:style-name="Table1.A1" office:value-type="string">
            <text:p text:style-name="P35">Τί δαί;ἔφη ὁ Ἄρειος μεγάλῃ τῇ φωνῇ.</text:p>
          </table:table-cell>
          <table:table-cell table:style-name="Table1.A1" office:value-type="string">
            <text:p text:style-name="P35">"SO WHAP" Harry shouted.</text:p>
          </table:table-cell>
        </table:table-row>
        <table:table-row table:style-name="TableLine2224848543248">
          <table:table-cell table:style-name="Table1.A1" office:value-type="string">
            <text:p text:style-name="P35">οὔκουν ἐπίστασθε<text:span text:style-name="T20">;</text:span></text:p>
          </table:table-cell>
          <table:table-cell table:style-name="Table1.A1" office:value-type="string">
            <text:p text:style-name="P35">"Don't you understand?</text:p>
          </table:table-cell>
        </table:table-row>
        <table:table-row table:style-name="TableLine2224848543248">
          <table:table-cell table:style-name="Table1.A1" office:value-type="string">
            <text:p text:style-name="P35">ἢν ὁ<text:span text:style-name="T3"> </text:span>Σίναπυς φέρηται τὴν λίθον, ὁ Φολιδομορτὸς κάτεισιν.</text:p>
          </table:table-cell>
          <table:table-cell table:style-name="Table1.A1" office:value-type="string">
            <text:p text:style-name="P35">If Snape gets hold of the Stone, Voldemort's coming back!</text:p>
          </table:table-cell>
        </table:table-row>
        <table:table-row table:style-name="TableLine2224848543248">
          <table:table-cell table:style-name="Table1.A1" office:value-type="string">
            <text:p text:style-name="P35">οὔκουν<text:span text:style-name="T3"> </text:span>ἀκηκόατε ἃ τότε κακὰ πεπόνθαμεν ἐπιχειροῦντος ἐκείνου περιγενέσθαι<text:span text:style-name="T20">;</text:span></text:p>
          </table:table-cell>
          <table:table-cell table:style-name="Table1.A1" office:value-type="string">
            <text:p text:style-name="P35">Haven't you heard what it was like when he was trying to take over?</text:p>
          </table:table-cell>
        </table:table-row>
        <table:table-row table:style-name="TableLine2224848543248">
          <table:table-cell table:style-name="Table1.A1" office:value-type="string">
            <text:p text:style-name="P35">καὶ γὰρ μὴ ὄντος τοῦ Ὑογοήτου, οὐκ ἐξέσται δήπου<text:span text:style-name="T3"> </text:span>ἐκπεσεῖν.</text:p>
          </table:table-cell>
          <table:table-cell table:style-name="Table1.A1" office:value-type="string">
            <text:p text:style-name="P35">There won't be any Hogwarts to get expelled from! </text:p>
          </table:table-cell>
        </table:table-row>
        <table:table-row table:style-name="TableLine2224848543248">
          <table:table-cell table:style-name="Table1.A1" office:value-type="string">
            <text:p text:style-name="P22">ἐκεῖνος<text:span text:style-name="T20"> </text:span>γὰρ<text:span text:style-name="T20"> </text:span>ἦ<text:span text:style-name="T20"> </text:span>κατ’<text:span text:style-name="T20"> </text:span>ἄκρας<text:span text:style-name="T20"> </text:span>ἐξαιρήσει<text:span text:style-name="T20"> </text:span>ἢ<text:span text:style-name="T20"> </text:span>ἀλλοιώσει<text:span text:style-name="T20"> </text:span>εἰς</text:p>
            <text:p text:style-name="P35">σχολεῖον<text:span text:style-name="T20"> </text:span>τῶν<text:span text:style-name="T20"> </text:span>σκοτεινῶν<text:span text:style-name="T20"> </text:span>δογμάτων.</text:p>
          </table:table-cell>
          <table:table-cell table:style-name="Table1.A1" office:value-type="string">
            <text:p text:style-name="P35">He'll flatten it, or turn it into a school for the Dark Arts!</text:p>
          </table:table-cell>
        </table:table-row>
        <table:table-row table:style-name="TableLine2224848543248">
          <table:table-cell table:style-name="Table1.A1" office:value-type="string">
            <text:p text:style-name="P35">οὐδέν γὰρ οὖν διαφέρει ἡμῖν νυνὶ<text:span text:style-name="T3"> </text:span>ἁμαρτεῖν τῶν βαθμῶν.</text:p>
          </table:table-cell>
          <table:table-cell table:style-name="Table1.A1" office:value-type="string">
            <text:p text:style-name="P35">Losing points doesn't matter anymore, can't you see?</text:p>
          </table:table-cell>
        </table:table-row>
        <table:table-row table:style-name="TableLine2224848543248">
          <table:table-cell table:style-name="Table1.A1" office:value-type="string">
            <text:p text:style-name="P35">ἦ καὶ οἴεσθε τοῦτον ἐάσειν ὑμᾶς δήπου καὶ<text:span text:style-name="T3"> </text:span>τὰ ὑμέτερα ἦν οἱ Γρυφίνδωροι νικῶσι τὴν Φιάλην Ο<text:span text:style-name="T21">ἰ</text:span>κείαν φερόμενοι<text:span text:style-name="T20">;</text:span></text:p>
          </table:table-cell>
          <table:table-cell table:style-name="Table1.A1" office:value-type="string">
            <text:p text:style-name="P35">D'you think he'll leave you and your families alone if Gryffindor wins the house cup?</text:p>
          </table:table-cell>
        </table:table-row>
        <table:table-row table:style-name="TableLine2224848543248">
          <table:table-cell table:style-name="Table1.A1" office:value-type="string">
            <text:p text:style-name="P36">ἢν γὰρ ἁλῶ πρὶν τῆς λίθου<text:span text:style-name="T21"> </text:span>λαβέσθαι, δεήσει με ἐπανελθόντα<text:span text:style-name="T3"> </text:span>πρὸς τούς Δουρσλείους αὐτοῦ περιμεῖναι τὸν Φολιδομορτὸν ἕως ἂν<text:span text:style-name="T21"> </text:span>ἐξεύρῃ με.<text:span text:style-name="T21"> περὶ τοῦ ὕστερον ἀποθανεῖν ὁ ἀγών, ἐπεὶ οὐδέποτε</text:span><text:span text:style-name="T3"> </text:span><text:span text:style-name="T21">παραδώσω ἐμαυτὸν τοῖς καταχθονίοις.</text:span></text:p>
          </table:table-cell>
          <table:table-cell table:style-name="Table1.A1" office:value-type="string">
            <text:p text:style-name="P36">If I get caught before I can get to the Stone, well, I'll have to go back to the Dursleys and wait for Voldemort to find me there, it's only dying a bit later than I would have, because I'm never going over to the Dark Side!</text:p>
          </table:table-cell>
        </table:table-row>
        <table:table-row table:style-name="TableLine2224848543248">
          <table:table-cell table:style-name="Table1.A1" office:value-type="string">
            <text:p text:style-name="P23">ἐγὼ δ’ ο<text:span text:style-name="T21">ὖ</text:span>ν διὰ τ<text:span text:style-name="T21">ῆ</text:span>ς θύρας τῆς</text:p>
            <text:p text:style-name="P36">ἐπιρρακτῆς τῇδε τῇ νυκτὶ καταβήσεσθαι μέλλω, καὶ ὑμεῖς ο<text:span text:style-name="T21">ὐ</text:span> μὴ<text:span text:style-name="T3"> </text:span>κωλύσητέ με ὅ τι ἂν εἴπητε.</text:p>
          </table:table-cell>
          <table:table-cell table:style-name="Table1.A1" office:value-type="string">
            <text:p text:style-name="P36">I'm going through that trapdoor tonight and nothing you two say is going to stop me!</text:p>
          </table:table-cell>
        </table:table-row>
        <table:table-row table:style-name="TableLine2224848543248">
          <table:table-cell table:style-name="Table1.A1" office:value-type="string">
            <text:p text:style-name="P36">ὁ γὰρ Φολιδομορτός ἀπέκτεινέ μοι<text:span text:style-name="T3"> </text:span>τοὺς γονέας, μέμνησθε.<text:span text:style-name="T3"> </text:span>καί πρὸς αὐτοὺς δριμὺ ἔβλεπεν.</text:p>
          </table:table-cell>
          <table:table-cell table:style-name="Table1.A1" office:value-type="string">
            <text:p text:style-name="P23">Voldemort killed my parents, remember?"</text:p>
            <text:p text:style-name="P36">He glared at them.</text:p>
          </table:table-cell>
        </table:table-row>
        <table:table-row table:style-name="TableLine2224848543248">
          <table:table-cell table:style-name="Table1.A1" office:value-type="string">
            <text:p text:style-name="P36"><text:span text:style-name="T21">Ἔ</text:span>γνως, ὦ Ἄρειε, ἔφη ἡ Ἑρμιόνη ἠρέμα φωνοῦσα.</text:p>
          </table:table-cell>
          <table:table-cell table:style-name="Table1.A1" office:value-type="string">
            <text:p text:style-name="P36">"You're right Harry," said Hermione in a small voice.</text:p>
          </table:table-cell>
        </table:table-row>
        <table:table-row table:style-name="TableLine2224848543248">
          <table:table-cell table:style-name="Table1.A1" office:value-type="string">
            <text:p text:style-name="P36"><text:span text:style-name="T21">Ἅ</text:span>ρειος δέ Χρήσομαι τῇ χλαίνῃ, ἔφη, τῇ τῆς ἀφανείας.</text:p>
          </table:table-cell>
          <table:table-cell table:style-name="Table1.A1" office:value-type="string">
            <text:p text:style-name="P36">"I'll use the invisibility cloak," said Harry. </text:p>
          </table:table-cell>
        </table:table-row>
        <table:table-row table:style-name="TableLine2224848543248">
          <table:table-cell table:style-name="Table1.A1" office:value-type="string">
            <text:p text:style-name="P36">ἕρμαιον γὰρ<text:span text:style-name="T21"> </text:span>ἦν τὸ ἀνακτήσασθαι αὐτήν.</text:p>
          </table:table-cell>
          <table:table-cell table:style-name="Table1.A1" office:value-type="string">
            <text:p text:style-name="P36">"It's just lucky I got it back."</text:p>
          </table:table-cell>
        </table:table-row>
        <table:table-row table:style-name="TableLine2224848543248">
          <table:table-cell table:style-name="Table1.A1" office:value-type="string">
            <text:p text:style-name="P36">Ἀλλ’ ἱκανὴ ἔσται, ἦ δ’ ὃς ὁ Ῥοών, τρεῖς καλύψαι, τοὺς πάντας<text:span text:style-name="T3"> </text:span>λέγω<text:span text:style-name="T21">;</text:span></text:p>
          </table:table-cell>
          <table:table-cell table:style-name="Table1.A1" office:value-type="string">
            <text:p text:style-name="P36">"But will it cover all three of us?" said Ron.</text:p>
          </table:table-cell>
        </table:table-row>
        <table:table-row table:style-name="TableLine2224848543248">
          <table:table-cell table:style-name="Table1.A1" office:value-type="string">
            <text:p text:style-name="P36"><text:span text:style-name="T21">Ἦ</text:span> πάντας;<text:span text:style-name="T3"> </text:span></text:p>
          </table:table-cell>
          <table:table-cell table:style-name="Table1.A1" office:value-type="string">
            <text:p text:style-name="P36">"All -- all three of us?"</text:p>
          </table:table-cell>
        </table:table-row>
        <table:table-row table:style-name="TableLine2224848543248">
          <table:table-cell table:style-name="Table1.A1" office:value-type="string">
            <text:p text:style-name="P36">Οὐ γὰρ δήπου ᾠήθης ἡμᾶς ἐάσειν σε μόνον ἐξιέναι;</text:p>
          </table:table-cell>
          <table:table-cell table:style-name="Table1.A1" office:value-type="string">
            <text:p text:style-name="P36">"Oh, come off it, you don't think we'd let you go alone?"</text:p>
          </table:table-cell>
        </table:table-row>
        <table:table-row table:style-name="TableLine2224848543248">
          <table:table-cell table:style-name="Table1.A1" office:value-type="string">
            <text:p text:style-name="P36">ἡ δ’ Ἑρμιόνη ἀτεχνῶς <text:span text:style-name="T21">Ἥ</text:span>κιστά γε, ἔφη.</text:p>
          </table:table-cell>
          <table:table-cell table:style-name="Table1.A1" office:value-type="string">
            <text:p text:style-name="P36">"Of course not," said Hermione briskly.</text:p>
          </table:table-cell>
        </table:table-row>
        <table:table-row table:style-name="TableLine2224848543248">
          <table:table-cell table:style-name="Table1.A1" office:value-type="string">
            <text:p text:style-name="P23">πῶς γὰρ εἰς τὴν λίθον<text:span text:style-name="T3"> </text:span>ἀφίκοιο ἂν ε<text:span text:style-name="T21">ἰ</text:span> μὴ συνείημέν σοι, οἴομαι δεῖν ὡς τάχιστα ἐξετάσαι τὰ</text:p>
            <text:p text:style-name="P36"><text:soft-page-break/>βιβλία ἐάν που χρήσιμόν τι ἐνῇ.</text:p>
          </table:table-cell>
          <table:table-cell table:style-name="Table1.A1" office:value-type="string">
            <text:p text:style-name="P36">"How do you think you'd get to the Stone without us?<text:span text:style-name="T21"> I'd better go and took through my books, there </text:span><text:soft-page-break/><text:span text:style-name="T21">might be something useful..."</text:span></text:p>
          </table:table-cell>
        </table:table-row>
        <table:table-row table:style-name="TableLine2224848543248">
          <table:table-cell table:style-name="Table1.A1" office:value-type="string">
            <text:p text:style-name="P36">Ἀλλ’ ἁλόντες καὶ ὑμεῖς ἐκπεσεῖσθε.</text:p>
          </table:table-cell>
          <table:table-cell table:style-name="Table1.A1" office:value-type="string">
            <text:p text:style-name="P36">"But if we get caught, you two will be expelled, too."</text:p>
          </table:table-cell>
        </table:table-row>
        <table:table-row table:style-name="TableLine2224848543248">
          <table:table-cell table:style-name="Table1.A1" office:value-type="string">
            <text:p text:style-name="P36">ἡ δ’ Ἑρμιόνη Μὴ ὥρασιν ἄρα ἱκοίμην, ἔφη, εἴ τι τοιοῦτον ἀνασχοίμην ποτέ.</text:p>
          </table:table-cell>
          <table:table-cell table:style-name="Table1.A1" office:value-type="string">
            <text:p text:style-name="P36">"Not if I can help it," said Hermione grimly.</text:p>
          </table:table-cell>
        </table:table-row>
        <table:table-row table:style-name="TableLine2224848543248">
          <table:table-cell table:style-name="Table1.A1" office:value-type="string">
            <text:p text:style-name="P36">ὁ γὰρ Φηλητικὸς εἶπέ μοι λάθρᾳ ὅτι ἕκατον δώδεκα<text:span text:style-name="T21"> </text:span>περιπεποίημαι τίμιαν ἐξ ἑκατὸν δοκιμαζομένη πρὸς αὐτοῦ.<text:span text:style-name="T21"> <text:s/>οὐ</text:span><text:span text:style-name="T3"> </text:span><text:span text:style-name="T21">δήπου ἐκβαλοῦσιν ἐμέ.</text:span></text:p>
          </table:table-cell>
          <table:table-cell table:style-name="Table1.A1" office:value-type="string">
            <text:p text:style-name="P36">"Flitwick told me in secret that I got a hundred and twelve percent on his exam. They're not throwing me out after that."</text:p>
          </table:table-cell>
        </table:table-row>
        <table:table-row table:style-name="TableLine2224848543248">
          <table:table-cell table:style-name="Table1.A1" office:value-type="string">
            <text:p text:style-name="P36">μετὰ δέ τὸ δεῖπνον οἱ τριττοὶ χωρὶς τῶν ἄλλων ἐκάθιζον ἐν τῷ<text:span text:style-name="T21"> </text:span>κοινείῳ φροντίδας παρέχοντες φοβεράς.</text:p>
          </table:table-cell>
          <table:table-cell table:style-name="Table1.A1" office:value-type="string">
            <text:p text:style-name="P36">After dinner the three of them sat nervously apart in the common room.</text:p>
          </table:table-cell>
        </table:table-row>
        <table:table-row table:style-name="TableLine2224848543248">
          <table:table-cell table:style-name="Table1.A1" office:value-type="string">
            <text:p text:style-name="P36">οὐδεὶς δ’ ἠνώχλει αὐτοῖς,<text:span text:style-name="T3"> </text:span>τῶν Γρυφινδώρων οὐδὲν ἔχοντων τῷ γ’ Ἁρείῳ εἰπεῖν δήπου.</text:p>
          </table:table-cell>
          <table:table-cell table:style-name="Table1.A1" office:value-type="string">
            <text:p text:style-name="P36">Nobody bothered them; none of the Gryffindors had anything to say to Harry any more, after all.</text:p>
          </table:table-cell>
        </table:table-row>
        <table:table-row table:style-name="TableLine2224848543248">
          <table:table-cell table:style-name="Table1.A1" office:value-type="string">
            <text:p text:style-name="P36">ὁ δέ τὸ<text:span text:style-name="T3"> </text:span>πρῶτον τῇδε τῇ νυκτὶ οὐ χαλεπῶς εἶχεν ἀπομονούμενος.</text:p>
          </table:table-cell>
          <table:table-cell table:style-name="Table1.A1" office:value-type="string">
            <text:p text:style-name="P36">This was the first night he hadn't been upset by it.</text:p>
          </table:table-cell>
        </table:table-row>
        <table:table-row table:style-name="TableLine2224848543248">
          <table:table-cell table:style-name="Table1.A1" office:value-type="string">
            <text:p text:style-name="P36">ἡ δ’<text:span text:style-name="T3"> </text:span>Ἑρμιόνη ἐξέταζε τὰ γράμματα εἴ πως τύχοι τινὸς τῶν κηλημάτων<text:span text:style-name="T3"> </text:span>ὧν μέλλουσι πειράσεσθαι.</text:p>
          </table:table-cell>
          <table:table-cell table:style-name="Table1.A1" office:value-type="string">
            <text:p text:style-name="P36">Hermione was skimming through all her notes, hoping to come across one of the enchantments they were about to try to break.</text:p>
          </table:table-cell>
        </table:table-row>
        <table:table-row table:style-name="TableLine2224848543248">
          <table:table-cell table:style-name="Table1.A1" office:value-type="string">
            <text:p text:style-name="P37">ὁ δ<text:span text:style-name="T21">' Ἅ</text:span>ρειος καί ὁ Ῥοῶν ὀλίγον διελέγοντο<text:span text:style-name="T3"> </text:span>ἅτε περὶ ἃ χρὴ ποιῆσαι πόλλ’ ἥδη φροντίζοντες.<text:span text:style-name="T3"> </text:span>καὶ κατὰ μικρὸν τῶν Γρυφινδώρων ε<text:span text:style-name="T22">ἰ</text:span>ς κοῖτον ἀπελθόντων τὸ<text:span text:style-name="T3"> </text:span>κοινεῖον ἐκενοῦτο.</text:p>
          </table:table-cell>
          <table:table-cell table:style-name="Table1.A1" office:value-type="string">
            <text:p text:style-name="P24">Harry and Ron didn't talk much. Both of them were thinking about what they were about to do.</text:p>
            <text:p text:style-name="P37">Slowly, the room emptied as people drifted off to bed.</text:p>
          </table:table-cell>
        </table:table-row>
        <table:table-row table:style-name="TableLine2224848543248">
          <table:table-cell table:style-name="Table1.A1" office:value-type="string">
            <text:p text:style-name="P37">κα<text:span text:style-name="T22">ὶ</text:span> τοῦ Ἰορδάνου ἀπελθόντος - <text:span text:style-name="T22">ἔ</text:span>χασκε γὰρ τέλος - ὁ Ῥοών Δεῖ<text:span text:style-name="T22"> </text:span>σε, ἔφη, τὴν χλαῖναν μετελθεῖν.</text:p>
          </table:table-cell>
          <table:table-cell table:style-name="Table1.A1" office:value-type="string">
            <text:p text:style-name="P37">"Better get the cloak," Ron muttered, as Lee Jordan finally left, stretching and yawning.</text:p>
          </table:table-cell>
        </table:table-row>
        <table:table-row table:style-name="TableLine2224848543248">
          <table:table-cell table:style-name="Table1.A1" office:value-type="string">
            <text:p text:style-name="P37">ὁ δ’<text:span text:style-name="T22"> Ἅ</text:span>ρειος σκοταῖος εἰς τὸ κοιμητήριον ἀναβὰς τὴν χλαῖναν ἔλαβε.<text:span text:style-name="T22"> κατιδὼν δὲ καὶ τὸν αὐλὸν τὸν ὑφ’ Ἁγριώδους πρὸς τὰ Χριστούγεννα δεδομένον εἰς κόλπον ἔθηκεν ὡς</text:span><text:span text:style-name="T3"> </text:span><text:span text:style-name="T22">κηλήσων τὸν Οὐλότριχα, οὐκ ἐθέλων ᾄδειν.</text:span></text:p>
          </table:table-cell>
          <table:table-cell table:style-name="Table1.A1" office:value-type="string">
            <text:p text:style-name="P37">Harry ran upstairs to their dark dormitory.<text:span text:style-name="T22"> He putted out the cloak and then his eyes fell on the flute Hagrid had given him for Christmas. He pocketed it to use on Fluffy -- he didn't feel much like singing.</text:span></text:p>
          </table:table-cell>
        </table:table-row>
        <table:table-row table:style-name="TableLine2224848543248">
          <table:table-cell table:style-name="Table1.A1" office:value-type="string">
            <text:p text:style-name="P37">καὶ ε<text:span text:style-name="T22">ἰ</text:span>ς τὸ κοινεῖον πάλιν δραμὼν Δεῖ ἐνδῦναι ἐνθάδε τὴν χλαῖναν<text:span text:style-name="T3"> </text:span>ὡς μαθησομένους εἴ γ’ ἄρα τοὺς πάντας καλύψει.<text:span text:style-name="T22"> ἣν γὰρ ὁ Φήληξ κατίδῃ πόδα τινα ἀσώματον περιπολοῦντα - Τί ποιεῖτε; φωνὴν γὰρ ἄφνω ἥκουσάν τινος ἐν μυχῷ τοῦτο λέγοντος. καὶ ὁ Νεφελώδης ἐφάνη ὄπισθεν δίφρου, ἔχων τὴν φρύνην</text:span><text:span text:style-name="T3"> </text:span><text:span text:style-name="T22">αὐτοῦ Τρίφορον. αὑτὴ γὰρ ὡς δοκεῖν πάλιν αὖ τῆς ἐλευθερίας ἥπτετο.</text:span></text:p>
          </table:table-cell>
          <table:table-cell table:style-name="Table1.A1" office:value-type="string">
            <text:p text:style-name="P37">He ran back down to the common room.<text:span text:style-name="T22"> "We'd better put the cloak on here, and make sure it covers all three of us -- if Filch spots one of our feet wandering along on its own --" "What are you doing?" said a voice from the corner of the room. Neville appeared from behind an armchair, clutching Trevor the toad, who looked as though he'd been making another bid for freedom.</text:span></text:p>
          </table:table-cell>
        </table:table-row>
        <table:table-row table:style-name="TableLine2224848543248">
          <table:table-cell table:style-name="Table1.A1" office:value-type="string">
            <text:p text:style-name="P37">Οὐδέν, ὧ Νεφέλωδες, οὐδέν, ἦ δ’ ὃς ὁ <text:span text:style-name="T22">Ἅ</text:span>ρειος τὴν χλαῖναν ἅμα<text:span text:style-name="T3"> </text:span>ὀπίσω κρύπτων.</text:p>
          </table:table-cell>
          <table:table-cell table:style-name="Table1.A1" office:value-type="string">
            <text:p text:style-name="P37">"Nothing, Neville, nothing," said Harry, hurriedly putting the cloak behind his back.</text:p>
          </table:table-cell>
        </table:table-row>
        <table:table-row table:style-name="TableLine2224848543248">
          <table:table-cell table:style-name="Table1.A1" office:value-type="string">
            <text:p text:style-name="P37">ὁ δέ Νεφελώδης ὀξύ ἐδέρκετο πρὸς ἐκείνους κακὰ. μηχανωμένους<text:span text:style-name="T3"> </text:span>δηλαδή.<text:span text:style-name="T22"> Ἐξιέναι γάρ, ἔφη, μάλ’ αὖθις μέλλετε.</text:span></text:p>
          </table:table-cell>
          <table:table-cell table:style-name="Table1.A1" office:value-type="string">
            <text:p text:style-name="P37">Neville stared at their guilty faces.<text:span text:style-name="T22"> </text:span>"You're going out again," he said.</text:p>
          </table:table-cell>
        </table:table-row>
        <table:table-row table:style-name="TableLine2224848543248">
          <table:table-cell table:style-name="Table1.A1" office:value-type="string">
            <text:p text:style-name="P37">Ἀλλ’ ο<text:span text:style-name="T22">ὐ</text:span> μέλλομεν οὐδὲν οὐδαμῶς, ἔφη ἡ <text:span text:style-name="T22">Ἑ</text:span>ρμιόνη.<text:span text:style-name="T22"> </text:span></text:p>
          </table:table-cell>
          <table:table-cell table:style-name="Table1.A1" office:value-type="string">
            <text:p text:style-name="P37">"No, no, no," said Hermione.<text:span text:style-name="T22"> </text:span></text:p>
          </table:table-cell>
        </table:table-row>
        <table:table-row table:style-name="TableLine2224848543248">
          <table:table-cell table:style-name="Table1.A1" office:value-type="string">
            <text:p text:style-name="P37"><text:span text:style-name="T22">οὔκουν</text:span><text:span text:style-name="T3"> </text:span><text:span text:style-name="T22">ἐξερχόμεθα.</text:span></text:p>
          </table:table-cell>
          <table:table-cell table:style-name="Table1.A1" office:value-type="string">
            <text:p text:style-name="P37"><text:span text:style-name="T22">"No, we're not."</text:span></text:p>
          </table:table-cell>
        </table:table-row>
        <table:table-row table:style-name="TableLine2224848543248">
          <table:table-cell table:style-name="Table1.A1" office:value-type="string">
            <text:p text:style-name="P37">ἀλλὰ τί ἐμποδών σοι, ὦ Νεφέλωδες, μὴ εἷς κοῖτον<text:span text:style-name="T3"> </text:span>ἀπελθεῖν<text:span text:style-name="T22">; </text:span></text:p>
          </table:table-cell>
          <table:table-cell table:style-name="Table1.A1" office:value-type="string">
            <text:p text:style-name="P37">Why don't you go to bed, Neville?"</text:p>
          </table:table-cell>
        </table:table-row>
        <table:table-row table:style-name="TableLine2224848543248">
          <table:table-cell table:style-name="Table1.A1" office:value-type="string">
            <text:p text:style-name="P37"><text:span text:style-name="T22">Ἅ</text:span>ρειος δέ πρὸς τὸ μέγα ὡρολόγιον βλέψας τὸ πλησίον τῆς<text:span text:style-name="T3"> </text:span>θύρας ἐνενόησεν ὅτι ο<text:span text:style-name="T22">ὐ</text:span> δεῖ πλέον χρονίζειν, τοῦ Σινάπεως ὡς εἰκὸς<text:span text:style-name="T3"> </text:span>ἤδη αὐλοῦντος <text:soft-page-break/>ἐπὶ τῷ κατακοιμίσαι τὸν Ο<text:span text:style-name="T22">ὐ</text:span>λότριχα.</text:p>
          </table:table-cell>
          <table:table-cell table:style-name="Table1.A1" office:value-type="string">
            <text:p text:style-name="P37">Harry looked at the grandfather clock by the door. They couldn't afford to waste any more time, Snape might even now be playing Fluffy to sleep.</text:p>
          </table:table-cell>
        </table:table-row>
        <table:table-row table:style-name="TableLine2224848543248">
          <table:table-cell table:style-name="Table1.A1" office:value-type="string">
            <text:p text:style-name="P38">ὁ δὲ Νεφελώδης Ἀλλ’ οὐκ ε”στιν ὑμῖν ἐξιέναι, ἔφη. ἁλώσεσθε<text:span text:style-name="T3"> </text:span>γάρ. ὥσθ’ οἶ Γρυφίνδωροι καὶ πλείω πράγματα ἕξουσιν.</text:p>
          </table:table-cell>
          <table:table-cell table:style-name="Table1.A1" office:value-type="string">
            <text:p text:style-name="P38">"You can't go out," said Neville, "you'll be caught again. Gryffindor will be in even more trouble."</text:p>
          </table:table-cell>
        </table:table-row>
        <table:table-row table:style-name="TableLine2224848543248">
          <table:table-cell table:style-name="Table1.A1" office:value-type="string">
            <text:p text:style-name="P38"><text:span text:style-name="T23">Ἅ</text:span>ρειος δέ Ἀλλ’ ὅμως σύ γε, ἔφη, ο<text:span text:style-name="T23">ὐ</text:span>κ ἐπίστασαι.<text:span text:style-name="T23"> τοῦτο γάρ τοι</text:span><text:span text:style-name="T3"> </text:span><text:span text:style-name="T23">εὖ ἴσθ’ ὅτι ἔστι τι ἡμῖν.</text:span></text:p>
          </table:table-cell>
          <table:table-cell table:style-name="Table1.A1" office:value-type="string">
            <text:p text:style-name="P38">"You don't understand," said Harry, "this is important."</text:p>
          </table:table-cell>
        </table:table-row>
        <table:table-row table:style-name="TableLine2224848543248">
          <table:table-cell table:style-name="Table1.A1" office:value-type="string">
            <text:p text:style-name="P38">ὁ δ’ οὖν Νεφελώδης δῆλον ὅτι<text:span text:style-name="T3"> </text:span>συνέστελλεν ἑαυτὸν ὡς ἀνήκεστόν<text:span text:style-name="T3"> </text:span>τι ποιήσων.</text:p>
          </table:table-cell>
          <table:table-cell table:style-name="Table1.A1" office:value-type="string">
            <text:p text:style-name="P38">But Neville was clearly steeling himself to do something desperate.</text:p>
          </table:table-cell>
        </table:table-row>
        <table:table-row table:style-name="TableLine2224848543248">
          <table:table-cell table:style-name="Table1.A1" office:value-type="string">
            <text:p text:style-name="P38">καὶ ἐπειγόμενος ἔφθασεν α<text:span text:style-name="T23">ὐ</text:span>τοὺς φυλάττων τὴν τῆς εἰκόνος<text:span text:style-name="T3"> </text:span>ὀπήν.<text:span text:style-name="T23"> Ἔγωγε οὐκ ἐῶ ὑμᾶς τοῦτο ποιῆσαι. μάχην γὰρ μαχοῦμαι</text:span><text:span text:style-name="T3"> </text:span><text:span text:style-name="T23">ὑμῖν.</text:span></text:p>
          </table:table-cell>
          <table:table-cell table:style-name="Table1.A1" office:value-type="string">
            <text:p text:style-name="P38">I won't let you do it," he said, hurrying to stand in front of the portrait hole. "I'll -- I'll fight you!"</text:p>
          </table:table-cell>
        </table:table-row>
        <table:table-row table:style-name="TableLine2224848543248">
          <table:table-cell table:style-name="Table1.A1" office:value-type="string">
            <text:p text:style-name="P38">ὁ δέ Ῥοῶν δι’ ὀργῆς ἔχων Οὗτος, ἔφη. ἄναγε σεαυτὸν ἐκ τοῦ<text:span text:style-name="T3"> </text:span>μέσου.<text:span text:style-name="T23"> μὴ κέπφος γένοιο -</text:span></text:p>
          </table:table-cell>
          <table:table-cell table:style-name="Table1.A1" office:value-type="string">
            <text:p text:style-name="P38">"Neville, "Ron exploded, "get away from that hole and don't be an idiot --"</text:p>
          </table:table-cell>
        </table:table-row>
        <table:table-row table:style-name="TableLine2224848543248">
          <table:table-cell table:style-name="Table1.A1" office:value-type="string">
            <text:p text:style-name="P38"><text:span text:style-name="T3"><text:s/></text:span>ἐκεῖνος δέ ὑποκρούσας Μὴ σύ μοι κέπφον, ἔφη.</text:p>
          </table:table-cell>
          <table:table-cell table:style-name="Table1.A1" office:value-type="string">
            <text:p text:style-name="P38">"Don't you call me an idiot!" said Neville.</text:p>
          </table:table-cell>
        </table:table-row>
        <table:table-row table:style-name="TableLine2224848543248">
          <table:table-cell table:style-name="Table1.A1" office:value-type="string">
            <text:p text:style-name="P38">ο<text:span text:style-name="T23">ὐ</text:span> δεῖ σε<text:span text:style-name="T3"> </text:span>πλέον παρανομῆσαι. σὺ γὰρ ἐδίδαξάς με ὑπομένειν τοὺς<text:span text:style-name="T3"> </text:span>ἐναντίους.</text:p>
          </table:table-cell>
          <table:table-cell table:style-name="Table1.A1" office:value-type="string">
            <text:p text:style-name="P38">I don't think you should be breaking any more rules! And you were the one who told me to stand up to people!"</text:p>
          </table:table-cell>
        </table:table-row>
        <table:table-row table:style-name="TableLine2224848543248">
          <table:table-cell table:style-name="Table1.A1" office:value-type="string">
            <text:p text:style-name="P38">Οὐ <text:span text:style-name="T23">γ</text:span>ὰ<text:span text:style-name="T23">ρ</text:span> <text:span text:style-name="T23">οὖ</text:span>ν <text:span text:style-name="T23">ἡμᾶς, ἦ δ' ὃς ὁ Ῥοὼν παρωξυμμένος. </text:span></text:p>
          </table:table-cell>
          <table:table-cell table:style-name="Table1.A1" office:value-type="string">
            <text:p text:style-name="P38">"Yes, but not to us," said Ron in exasperation.</text:p>
          </table:table-cell>
        </table:table-row>
        <table:table-row table:style-name="TableLine2224848543248">
          <table:table-cell table:style-name="Table1.A1" office:value-type="string">
            <text:p text:style-name="P38"><text:span text:style-name="T23">ὦ μακάριε, οὐκ οἶσθα τί χρῆμα ποιεῖς. </text:span></text:p>
          </table:table-cell>
          <table:table-cell table:style-name="Table1.A1" office:value-type="string">
            <text:p text:style-name="P38">"Neville, you don't know what you're doing."</text:p>
          </table:table-cell>
        </table:table-row>
        <table:table-row table:style-name="TableLine2224848543248">
          <table:table-cell table:style-name="Table1.A1" office:value-type="string">
            <text:p text:style-name="P38">μικρὸν δέ προχωρήσαντος αὐτοῦ, ὁ Νεφελώδης μεθῆκε<text:span text:style-name="T3"> </text:span>Τρίφορον τὴν φρύνην.<text:span text:style-name="T23"> ἡ δέ ἁλλομένη ἀπέβη.</text:span></text:p>
          </table:table-cell>
          <table:table-cell table:style-name="Table1.A1" office:value-type="string">
            <text:p text:style-name="P38">He took a step forward and Neville dropped Trevor the toad, who leapt out of sight.</text:p>
          </table:table-cell>
        </table:table-row>
        <table:table-row table:style-name="TableLine2224848543248">
          <table:table-cell table:style-name="Table1.A1" office:value-type="string">
            <text:p text:style-name="P39">κ<text:span text:style-name="T23">ἀ</text:span>κεῖνος μέλλων πὺξ παίσειν Εἶα, ἔφη, ἀλλ’ ἄγε γευσώμεθα<text:span text:style-name="T3"> </text:span>ἀλλήλων πυγμαῖς.<text:span text:style-name="T24"> πυκτεύειν γὰρ πρόχειρός εἶμι.</text:span></text:p>
          </table:table-cell>
          <table:table-cell table:style-name="Table1.A1" office:value-type="string">
            <text:p text:style-name="P38">"Go on then, try and hit me!" said Neville, raising his fists. "I'm ready!"</text:p>
          </table:table-cell>
        </table:table-row>
        <table:table-row table:style-name="TableLine2224848543248">
          <table:table-cell table:style-name="Table1.A1" office:value-type="string">
            <text:p text:style-name="P39">ὁ δ’<text:span text:style-name="T24"> Ἅ</text:span>ρειος πρὸς τὴν Ἑρμιόνην στρεψάμενος ὡς πάνυ ἀπορῶν<text:span text:style-name="T3"> </text:span>Οὔκουν, ἔφη, ἔχεις τι ποιῆσαι;</text:p>
          </table:table-cell>
          <table:table-cell table:style-name="Table1.A1" office:value-type="string">
            <text:p text:style-name="P39">Harry turned to Hermione.<text:span text:style-name="T24"> "Do something," he said desperately.</text:span></text:p>
          </table:table-cell>
        </table:table-row>
        <table:table-row table:style-name="TableLine2224848543248">
          <table:table-cell table:style-name="Table1.A1" office:value-type="string">
            <text:p text:style-name="P39">καὶ μὴν αὕτη προχωρήσασα Ὦ Νεφέλωδες, ἔφη, ξύγγνωθί μοι.</text:p>
          </table:table-cell>
          <table:table-cell table:style-name="Table1.A1" office:value-type="string">
            <text:p text:style-name="P39">Hermione stepped forward.</text:p>
          </table:table-cell>
        </table:table-row>
        <table:table-row table:style-name="TableLine2224848543248">
          <table:table-cell table:style-name="Table1.A1" office:value-type="string">
            <text:p text:style-name="P39">μάλιστα γὰρ λυποῦμαι τοῦτο ποιοῦσα,<text:span text:style-name="T3"> </text:span>καὶ τὴν ῥάβδον λαβοῦσα ῥωμαϊκῶς Πεπέτρωσο παντελῶς, ἔφη<text:span text:style-name="T3"> </text:span>καταδεσμεύουσα αὐτόν.</text:p>
          </table:table-cell>
          <table:table-cell table:style-name="Table1.A1" office:value-type="string">
            <text:p text:style-name="P39">"Neville," she said, "I'm really, really sorry about this."<text:span text:style-name="T24"> She raised her wand. "Petrificus Totalus!" she cried, pointing it at Neville.</text:span></text:p>
          </table:table-cell>
        </table:table-row>
        <table:table-row table:style-name="TableLine2224848543248">
          <table:table-cell table:style-name="Table1.A1" office:value-type="string">
            <text:p text:style-name="P39">τοῦ δέ εἶδες ἂν τοὺς μὲν βραχίονας ἐπὶ πλευρὰς πεπηγότας, τὰ δὲ<text:span text:style-name="T24"> </text:span>σκέλη συγκεκολλημένα, τὸ δέ σῶμα πᾶν νεναρκηκὸς ὥστε χρόνον<text:span text:style-name="T3"> </text:span>τινὰ σεσαλευμένος ταχὺ πρανὴς ἐπὶ στόμα <text:span text:style-name="T24">ἔ</text:span>πεσε σκληρόσαρκος<text:span text:style-name="T3"> </text:span>γενόμενος ἤδη καθάπερ ξύλον.</text:p>
          </table:table-cell>
          <table:table-cell table:style-name="Table1.A1" office:value-type="string">
            <text:p text:style-name="P39">Neville's arms snapped to his sides.<text:span text:style-name="T24"> His legs sprang together. His whole body rigid, he swayed where he stood and then fell flat on his face, stiff as a board. </text:span></text:p>
          </table:table-cell>
        </table:table-row>
        <table:table-row table:style-name="TableLine2224848543248">
          <table:table-cell table:style-name="Table1.A1" office:value-type="string">
            <text:p text:style-name="P39">ἐκείνη δέ προσδραμοῦσα ἐκύλισεν αὐτὸν ὥστε ὕπτιον κεῖσθαι.</text:p>
          </table:table-cell>
          <table:table-cell table:style-name="Table1.A1" office:value-type="string">
            <text:p text:style-name="P39"><text:span text:style-name="T24">Hermione ran to turn him over. </text:span></text:p>
          </table:table-cell>
        </table:table-row>
        <table:table-row table:style-name="TableLine2224848543248">
          <table:table-cell table:style-name="Table1.A1" office:value-type="string">
            <text:p text:style-name="P39">ἀλλὰ τῶν γνάθων ἀλλήλαις προσκεκολλημένων ο<text:span text:style-name="T24">ὐ</text:span>κ ἐδύνατο φωνῆσαι, οὐδ’ εἶχε κινεῖν οὐδέν εἰ μὴ το<text:span text:style-name="T24">ὺ</text:span>ς ὀφθαλμούς φόβον βλέπων<text:span text:style-name="T3"> </text:span>τέως πρὸς ἐκείνους.</text:p>
          </table:table-cell>
          <table:table-cell table:style-name="Table1.A1" office:value-type="string">
            <text:p text:style-name="P39"><text:span text:style-name="T24">Neville's jaws were jammed together so he couldn't speak. Only his eyes were moving, looking at them in horror.</text:span></text:p>
          </table:table-cell>
        </table:table-row>
        <table:table-row table:style-name="TableLine2224848543248">
          <table:table-cell table:style-name="Table1.A1" office:value-type="string">
            <text:p text:style-name="P39"><text:span text:style-name="T24">Ἅ</text:span>ρειος δέ πρὸς ο<text:span text:style-name="T24">ὖ</text:span>ς λέγων αὐτῇ Τί σύ πεποίηκας ἐτεόν;<text:span text:style-name="T24"> ἔφη.</text:span></text:p>
          </table:table-cell>
          <table:table-cell table:style-name="Table1.A1" office:value-type="string">
            <text:p text:style-name="P39">"What've you done to him?" Harry whispered.</text:p>
          </table:table-cell>
        </table:table-row>
        <table:table-row table:style-name="TableLine2224848543248">
          <table:table-cell table:style-name="Table1.A1" office:value-type="string">
            <text:p text:style-name="P39">ἡ δέ ταλαιπωροῦσά τι Καταδεσμὸς γάρ ἐστι σωματικὸς παντελής.</text:p>
          </table:table-cell>
          <table:table-cell table:style-name="Table1.A1" office:value-type="string">
            <text:p text:style-name="P39">"It's the full Body-Bind," said Hermione miserably.</text:p>
          </table:table-cell>
        </table:table-row>
        <table:table-row table:style-name="TableLine2224848543248">
          <table:table-cell table:style-name="Table1.A1" office:value-type="string">
            <text:p text:style-name="P39">σφόδρα λυποῦμαι, ὦ Νεφέλωδες<text:span text:style-name="T24">.</text:span></text:p>
          </table:table-cell>
          <table:table-cell table:style-name="Table1.A1" office:value-type="string">
            <text:p text:style-name="P39">"Oh, Neville, I'm so sorry."</text:p>
          </table:table-cell>
        </table:table-row>
        <table:table-row table:style-name="TableLine2224848543248">
          <table:table-cell table:style-name="Table1.A1" office:value-type="string">
            <text:p text:style-name="P39">καὶ ὁ <text:span text:style-name="T24">Ἅ</text:span>ρειος Ἀλλ’ ε<text:span text:style-name="T24">ἰ</text:span>ς τὸ δέον, ἔφη, ἐποιήσαμεν, ὦ <text:soft-page-break/>Νεφέλωδες,<text:span text:style-name="T3"> </text:span>ἀσχολία δέ τις προσέπεσεν ἡμῖν ὥστε τὸ παραχρῆμα μὴ λόγον<text:span text:style-name="T3"> </text:span>δοῦναι.</text:p>
          </table:table-cell>
          <table:table-cell table:style-name="Table1.A1" office:value-type="string">
            <text:p text:style-name="P39">"We had to, Neville, no time to explain," said <text:soft-page-break/>Harry.</text:p>
          </table:table-cell>
        </table:table-row>
        <table:table-row table:style-name="TableLine2224848543248">
          <table:table-cell table:style-name="Table1.A1" office:value-type="string">
            <text:p text:style-name="P39"><text:span text:style-name="T24">Ὕ</text:span>στερον γὰρ μαθήσῃ ἐκ τίνος λόγου, εἶπεν ὁ Ῥοών, ἐν ᾧ ὑπερβαίνοντες<text:span text:style-name="T24"> αὐτὸν ἀμφιέννυντο τὴν χλαῖναν ἅμα τὴν τῆς ἀφανείας.</text:span></text:p>
          </table:table-cell>
          <table:table-cell table:style-name="Table1.A1" office:value-type="string">
            <text:p text:style-name="P39">"You'll understand later, Neville," said Ron as they stepped over him and pulled on the invisibility cloak.</text:p>
          </table:table-cell>
        </table:table-row>
        <table:table-row table:style-name="TableLine2224848543248">
          <table:table-cell table:style-name="Table1.A1" office:value-type="string">
            <text:p text:style-name="P39">ἡ τοίνυν τοῦ Νεφελώδους χαμαὶ ἀπόλειψις τῆς ἐξόδου οἰωνὸς<text:span text:style-name="T3"> </text:span>ἐδόκει οῦκ αἴσιος.</text:p>
          </table:table-cell>
          <table:table-cell table:style-name="Table1.A1" office:value-type="string">
            <text:p text:style-name="P39">But leaving Neville lying motionless on the floor didn't feel like a very good omen.</text:p>
          </table:table-cell>
        </table:table-row>
        <table:table-row table:style-name="TableLine2224848543248">
          <table:table-cell table:style-name="Table1.A1" office:value-type="string">
            <text:p text:style-name="P25">καὶ ὡς ὑπερδεδοικότες τε καὶ ἐκπλαγέντες</text:p>
            <text:p text:style-name="P39">ἑκασταχοῦ ἐδόξαζον ἄλλοτε μὲν σκιὰν ἀγάλματος τῷ Φήληκι<text:span text:style-name="T3"> </text:span>ὁμοιοῦσθαι ἄλλοτε δ’ ἀνέμων πνεύματα προσεικέναι τῷ Ποιφύκτῃ<text:span text:style-name="T4"> </text:span>κατασκήπτοντι ἐπ’ αὐτούς.</text:p>
          </table:table-cell>
          <table:table-cell table:style-name="Table1.A1" office:value-type="string">
            <text:p text:style-name="P39">In their nervous state, every statue's shadow looked like Filch, every distant breath of wind sounded like Peeves swooping down on them.</text:p>
          </table:table-cell>
        </table:table-row>
        <table:table-row table:style-name="TableLine2224848543248">
          <table:table-cell table:style-name="Table1.A1" office:value-type="string">
            <text:p text:style-name="P39">προσελθόντες δ’ ἐπὶ τὸ κάτω τῆς πρώτης κλίμακος κατεῖδον τὴν<text:span text:style-name="T4"> </text:span>Νώροπα ἄνω ἐνεδρεύουσαν.</text:p>
          </table:table-cell>
          <table:table-cell table:style-name="Table1.A1" office:value-type="string">
            <text:p text:style-name="P39">At the foot of the first set of stairs, they spotted Mrs. Norris skulking near the top.</text:p>
          </table:table-cell>
        </table:table-row>
        <table:table-row table:style-name="TableLine2224848543248">
          <table:table-cell table:style-name="Table1.A1" office:value-type="string">
            <text:p text:style-name="P39">καὶ ὁ Ῥοών πρὸς τὸ ο<text:span text:style-name="T25">ὖ</text:span>ς <text:span text:style-name="T25">Ἁ</text:span>ρείῳ λέγων Λακτίζωμεν ἄρ’ αὐτήν,<text:span text:style-name="T4"> </text:span>ἔφη, ἅπαξ ἔτι.</text:p>
          </table:table-cell>
          <table:table-cell table:style-name="Table1.A1" office:value-type="string">
            <text:p text:style-name="P40">"Oh, let's kick her, just this once," Ron whispered in Harry's ear, but Harry shook his head.</text:p>
          </table:table-cell>
        </table:table-row>
        <table:table-row table:style-name="TableLine2224848543248">
          <table:table-cell table:style-name="Table1.A1" office:value-type="string">
            <text:p text:style-name="P40">ὁ δ’ ἀνένευσεν. ἡ δέ Νῶροψ <text:span text:style-name="T25">ἠ</text:span>τένισε μὲν πρὸς αὐτοὺς<text:span text:style-name="T25"> </text:span>εὐλαβῶς δὴ περιιόντας τοῖς ὄμμασι λυχνοειδέσιν, ἀλλ’ οὐδὲν<text:span text:style-name="T4"> </text:span>ἐποίησεν.</text:p>
          </table:table-cell>
          <table:table-cell table:style-name="Table1.A1" office:value-type="string">
            <text:p text:style-name="P40">As they climbed carefully around her, Mrs. Norris turned her lamplike eyes on them, but didn't do anything.</text:p>
          </table:table-cell>
        </table:table-row>
        <table:table-row table:style-name="TableLine2224848543248">
          <table:table-cell table:style-name="Table1.A1" office:value-type="string">
            <text:p text:style-name="P40">οὐδενὶ δ’ ἄλλῳ ἐνέτυχον πρὶν ἀφίκοντο πρὸς τὴν κλίμακα τὴν<text:span text:style-name="T4"> </text:span>πρὸς τὸ τρίστεγον ἀναφέρουσαν.</text:p>
          </table:table-cell>
          <table:table-cell table:style-name="Table1.A1" office:value-type="string">
            <text:p text:style-name="P40">They didn't meet anyone else until they reached the staircase up to the third floor.</text:p>
          </table:table-cell>
        </table:table-row>
        <table:table-row table:style-name="TableLine2224848543248">
          <table:table-cell table:style-name="Table1.A1" office:value-type="string">
            <text:p text:style-name="P26">ὁ γὰρ Ποιφύκτης ἀνὰ μέσην τὴν</text:p>
            <text:p text:style-name="P40">κλίμακα ἐκαλινδεῖτο ἐν τῷ τάπητα χαλάσαι ὅπως οἱ ἀναβαίνοντες<text:span text:style-name="T4"> </text:span>ὑποσκελίζωνται.</text:p>
          </table:table-cell>
          <table:table-cell table:style-name="Table1.A1" office:value-type="string">
            <text:p text:style-name="P40">Peeves was bobbing halfway up, loosening the carpet so that people would trip.</text:p>
          </table:table-cell>
        </table:table-row>
        <table:table-row table:style-name="TableLine2224848543248">
          <table:table-cell table:style-name="Table1.A1" office:value-type="string">
            <text:p text:style-name="P40">προσιόντων δ’ ἐκείνων ἄφνω Τίς πάρεστιν, ἔφη. καὶ ὀξὺ δεδορκῶς εἰς αὐτούς - μέλανας δ’ εἶχεν ὀφθαλμούς καὶ πανουργίαν<text:span text:style-name="T4"> </text:span>ἔβλεπε - ξύνοιδα γάρ, ἔφη, ὑμῖν παροῦσιν καὶ μὴ ὁρῶν.</text:p>
          </table:table-cell>
          <table:table-cell table:style-name="Table1.A1" office:value-type="string">
            <text:p text:style-name="P40">"Who's there?" he said suddenly as they climbed toward him. He narrowed his wicked black eyes. "Know you're there, even if I can't see you.</text:p>
          </table:table-cell>
        </table:table-row>
        <table:table-row table:style-name="TableLine2224848543248">
          <table:table-cell table:style-name="Table1.A1" office:value-type="string">
            <text:p text:style-name="P40">οὐκ ἔλαθές<text:span text:style-name="T4"> </text:span>με <text:span text:style-name="T25">Ἔ</text:span>μπουσ’ ἢ φάσμ’ <text:span text:style-name="T25">ὢ</text:span>ν ἢ μικρὸν χρῆμα μαθητοῦ.</text:p>
          </table:table-cell>
          <table:table-cell table:style-name="Table1.A1" office:value-type="string">
            <text:p text:style-name="P40">Are you ghoulie or ghostie or wee student beastie?"</text:p>
          </table:table-cell>
        </table:table-row>
        <table:table-row table:style-name="TableLine2224848543248">
          <table:table-cell table:style-name="Table1.A1" office:value-type="string">
            <text:p text:style-name="P40">καί μετέωρος αἰωρούμενος ἠτένιζεν ε<text:span text:style-name="T25">ἰ</text:span>ς αὐτούς.</text:p>
          </table:table-cell>
          <table:table-cell table:style-name="Table1.A1" office:value-type="string">
            <text:p text:style-name="P40">He rose up in the air and floated there, squinting at them.</text:p>
          </table:table-cell>
        </table:table-row>
        <table:table-row table:style-name="TableLine2224848543248">
          <table:table-cell table:style-name="Table1.A1" office:value-type="string">
            <text:p text:style-name="P40">Ἀλλ’ ἐχρῆν με μεταπέμψασθαι τὸν Φήληκα, εἴ τι ἄϊστον<text:span text:style-name="T4"> </text:span>περιπολεῖ τὸ φρούριον.<text:span text:style-name="T4"> </text:span></text:p>
          </table:table-cell>
          <table:table-cell table:style-name="Table1.A1" office:value-type="string">
            <text:p text:style-name="P40">"Should call Filch, I should, if something's a-creeping around unseen."</text:p>
          </table:table-cell>
        </table:table-row>
        <table:table-row table:style-name="TableLine2224848543248">
          <table:table-cell table:style-name="Table1.A1" office:value-type="string">
            <text:p text:style-name="P40">τῷ δ’ Ἀρείῳ ἐξαίφνης ἐπῆλθέ τι.<text:span text:style-name="T25"> </text:span>καὶ τραχείᾳ τῇ φωνῇ ψιθυρίζων <text:span text:style-name="T25">Ὦ</text:span> Ποίφυκτα, ἔφη.<text:span text:style-name="T25"> ὁ Βαρόνος</text:span><text:span text:style-name="T4"> </text:span><text:span text:style-name="T25">Αἱματοσταγὴς τὰ ἴδια πράττων ἄίστος γεγένηται.</text:span></text:p>
          </table:table-cell>
          <table:table-cell table:style-name="Table1.A1" office:value-type="string">
            <text:p text:style-name="P40">Harry had a sudden idea.<text:span text:style-name="T25"> "Peeves," he said, in a hoarse whisper, "the Bloody Baron has his own reasons for being invisible."</text:span></text:p>
          </table:table-cell>
        </table:table-row>
        <table:table-row table:style-name="TableLine2224848543248">
          <table:table-cell table:style-name="Table1.A1" office:value-type="string">
            <text:p text:style-name="P26">ἐκεῖνος δ’ ἐδέησε μὲν καταπεσεῖν ἐκ τοῦ ἀέρος, μόλις δέ<text:span text:style-name="T4"> </text:span>κατασχὼν ἑαυτὸν ἕνα πόδα μόνον ᾐωρεῖτο νυνὶ ὑπὲρ τῆς κλίμακος.<text:span text:style-name="T4"> </text:span></text:p>
          </table:table-cell>
          <table:table-cell table:style-name="Table1.A1" office:value-type="string">
            <text:p text:style-name="P40">Peeves almost fell out of the air in shock. He caught himself in time and hovered about a foot off the stairs.</text:p>
          </table:table-cell>
        </table:table-row>
        <table:table-row table:style-name="TableLine2224848543248">
          <table:table-cell table:style-name="Table1.A1" office:value-type="string">
            <text:p text:style-name="P27">καὶ συκοφαντῶν <text:span text:style-name="T25">Ἦ</text:span> μὴν λυποῦμαι σφόδρα, ἔφη, <text:span text:style-name="T25">ὦ</text:span> αἱματηρ<text:span text:style-name="T25">ὲ</text:span><text:span text:style-name="T26"> </text:span>κύριε, ὦ δαιμόνιε Βαρόνε.</text:p>
          </table:table-cell>
          <table:table-cell table:style-name="Table1.A1" office:value-type="string">
            <text:p text:style-name="P41">"So sorry, your bloodiness, Mr. Baron, Sir," he said greasily.</text:p>
          </table:table-cell>
        </table:table-row>
        <table:table-row table:style-name="TableLine2224848543248">
          <table:table-cell table:style-name="Table1.A1" office:value-type="string">
            <text:p text:style-name="P41">ξύγγνωθί μοι* οῦ γὰρ εἶδόν σε ἄιστον<text:span text:style-name="T4"> </text:span>ὅντα δήπου. ὑπέριδε δῆτα τὴν ὕβριν τὴν τοῦ<text:span text:style-name="T26"> Ποιφυκτιδίου’ ἔπαιζε</text:span><text:span text:style-name="T4"> </text:span><text:span text:style-name="T26">γὰρ πολλοστήν τινα παιδιάν.</text:span></text:p>
          </table:table-cell>
          <table:table-cell table:style-name="Table1.A1" office:value-type="string">
            <text:p text:style-name="P41">"My mistake, my mistake -- I didn't see you -- of course I didn't, you're invisible -- forgive old Peevsie his little joke, sir."</text:p>
          </table:table-cell>
        </table:table-row>
        <table:table-row table:style-name="TableLine2224848543248">
          <table:table-cell table:style-name="Table1.A1" office:value-type="string">
            <text:p text:style-name="P41">καὶ ὁ <text:span text:style-name="T26">Ἅ</text:span>ρειος κρώζων Τῇδε γὰρ τῇ νυκτί, ἔφη, πολύς εἰμι περί<text:span text:style-name="T4"> </text:span>τι. ἄπιθι ἐκποδὼν δῆτα ἐκ τοῦδε τοῦ χωρίου.</text:p>
          </table:table-cell>
          <table:table-cell table:style-name="Table1.A1" office:value-type="string">
            <text:p text:style-name="P41">"I have business here, Peeves," croaked Harry. "Stay away from this place tonight."</text:p>
          </table:table-cell>
        </table:table-row>
        <table:table-row table:style-name="TableLine2224848543248">
          <table:table-cell table:style-name="Table1.A1" office:value-type="string">
            <text:p text:style-name="P41"/>
          </table:table-cell>
          <table:table-cell table:style-name="Table1.A1" office:value-type="string">
            <text:p text:style-name="P41"/>
          </table:table-cell>
        </table:table-row>
        <text:soft-page-break/>
        <table:table-row table:style-name="TableLine2224848543248">
          <table:table-cell table:style-name="Table1.A1" office:value-type="string">
            <text:p text:style-name="P41">ὁ δ<text:span text:style-name="T26">ὲ</text:span> Ποιφύκτης αἰωρούμενος πάλιν αὖ Καλῶς, ἔφη, κάλλιστα<text:span text:style-name="T4"> </text:span>λέγεις.</text:p>
          </table:table-cell>
          <table:table-cell table:style-name="Table1.A1" office:value-type="string">
            <text:p text:style-name="P41">"I will, sir, I most certainly will," said Peeves, rising up in the air again.</text:p>
          </table:table-cell>
        </table:table-row>
        <table:table-row table:style-name="TableLine2224848543248">
          <table:table-cell table:style-name="Table1.A1" office:value-type="string">
            <text:p text:style-name="P41">εἰ γὰρ προχωρείη σοι τὰ πράγματα. ἐγὼ γὰρ οὐκ ἐνοχλήσω<text:span text:style-name="T26"> </text:span>οὐδέν.</text:p>
          </table:table-cell>
          <table:table-cell table:style-name="Table1.A1" office:value-type="string">
            <text:p text:style-name="P41">"Hope your business goes well, Baron, I'll not bother you."</text:p>
          </table:table-cell>
        </table:table-row>
        <table:table-row table:style-name="TableLine2224848543248">
          <table:table-cell table:style-name="Table1.A1" office:value-type="string">
            <text:p text:style-name="P41">καί ᾄττων ἀπέβη.<text:span text:style-name="T4"> <text:s/></text:span>ὁ δὲ Ῥοών ψιθυρίζων Βαβαί, ἔφη, τῆς ἀγχινοίας,<text:span text:style-name="T5"> </text:span>καὶ ἐν ἀκαρεῖ ἔξω τῆς τοῦ τριστέγου διόδου παρόντες ἀνεῳγμένην κατέλαβον τὴν θύραν.</text:p>
          </table:table-cell>
          <table:table-cell table:style-name="Table1.A1" office:value-type="string">
            <text:p text:style-name="P41">And he scooted off "Brilliant, Harry!" whispered Ron.<text:span text:style-name="T26"> </text:span>A few seconds later, they were there, outside the third-floor corridor -- and the door was already ajar.</text:p>
          </table:table-cell>
        </table:table-row>
        <table:table-row table:style-name="TableLine2224848543248">
          <table:table-cell table:style-name="Table1.A1" office:value-type="string">
            <text:p text:style-name="P41">Ἰδού, <text:span text:style-name="T26">ἔ</text:span>φη ὁ <text:span text:style-name="T26">Ἅ</text:span>ρειος ἠρέμα φωνήσας.<text:span text:style-name="T26"> ἦ που ὁ Σίναπυς ἤδη</text:span><text:span text:style-name="T5"> </text:span><text:span text:style-name="T26">παρελήλυθε τὸν Οὐλότριχα;</text:span></text:p>
          </table:table-cell>
          <table:table-cell table:style-name="Table1.A1" office:value-type="string">
            <text:p text:style-name="P41">"Well, there you are," Harry said quietly, "Snape's already got past Fluffy."</text:p>
          </table:table-cell>
        </table:table-row>
        <table:table-row table:style-name="TableLine2224848543248">
          <table:table-cell table:style-name="Table1.A1" office:value-type="string">
            <text:p text:style-name="P41">κα<text:span text:style-name="T26">ὶ</text:span> ἀνεῳγμένην ἰδόντες τὴν θύραν πάντες ἐδόκουν λογίζεσθαι ὅτι<text:span text:style-name="T5"> </text:span>πολλὰ καὶ δεινὰ ὑπομένουσιν.</text:p>
          </table:table-cell>
          <table:table-cell table:style-name="Table1.A1" office:value-type="string">
            <text:p text:style-name="P41">Seeing the open door somehow seemed to impress upon all three of them what was facing them. </text:p>
          </table:table-cell>
        </table:table-row>
        <table:table-row table:style-name="TableLine2224848543248">
          <table:table-cell table:style-name="Table1.A1" office:value-type="string">
            <text:p text:style-name="P27">ὑπὸ δέ τῇ χλαίνῃ ἐπιστρεφόμενος<text:span text:style-name="T26"> </text:span>πρὸς τούς ἄλλους ὁ <text:span text:style-name="T26">Ἅ</text:span>ρειος<text:span text:style-name="T5"> </text:span>Ἦν βούλησθε, ἔφη, ἐπανιέναι, ἐγὼ οὐ μέμψομαι ὑμᾶς.</text:p>
          </table:table-cell>
          <table:table-cell table:style-name="Table1.A1" office:value-type="string">
            <text:p text:style-name="P42">Underneath the cloak, Harry turned to the other two.<text:span text:style-name="T27"> "If you want to go back, I won't blame you," he said.</text:span></text:p>
          </table:table-cell>
        </table:table-row>
        <table:table-row table:style-name="TableLine2224848543248">
          <table:table-cell table:style-name="Table1.A1" office:value-type="string">
            <text:p text:style-name="P42">καὶ μὴν<text:span text:style-name="T5"> </text:span><text:span text:style-name="T27">ἔ</text:span>ξεστι τὴν χλαῖναν λαβεῖν· ἐγὼ γὰρ οὐκέτι χρείαν ἔξω αὐτῆς.<text:span text:style-name="T5"> </text:span></text:p>
          </table:table-cell>
          <table:table-cell table:style-name="Table1.A1" office:value-type="string">
            <text:p text:style-name="P28">"You can take the cloak, I won't need it now."</text:p>
            <text:p text:style-name="P42"/>
          </table:table-cell>
        </table:table-row>
        <table:table-row table:style-name="TableLine2224848543248">
          <table:table-cell table:style-name="Table1.A1" office:value-type="string">
            <text:p text:style-name="P42">ἀλλ’ ὁ μέν Ῥοών Κορύζης εἶ μεστός, ἔφη.</text:p>
          </table:table-cell>
          <table:table-cell table:style-name="Table1.A1" office:value-type="string">
            <text:p text:style-name="P42">"Don't be stupid," said Ron.<text:span text:style-name="T27"> "We're coming," said Hermione.</text:span></text:p>
          </table:table-cell>
        </table:table-row>
        <table:table-row table:style-name="TableLine2224848543248">
          <table:table-cell table:style-name="Table1.A1" office:value-type="string">
            <text:p text:style-name="P42">ἡ δ’ Ἑρμιόνη Ἐρχόμεθα δή.</text:p>
          </table:table-cell>
          <table:table-cell table:style-name="Table1.A1" office:value-type="string">
            <text:p text:style-name="P42">Harry pushed the door open.</text:p>
          </table:table-cell>
        </table:table-row>
        <table:table-row table:style-name="TableLine2224848543248">
          <table:table-cell table:style-name="Table1.A1" office:value-type="string">
            <text:p text:style-name="P42">καὶ ὁ <text:span text:style-name="T27">Ἅ</text:span>ρειος ὤσας τὴν θύραν ἀνέῳξεν.<text:span text:style-name="T27"> ψοφούντων δέ τῶν στροφίγγων, ἤκουον εὐθὺς θωΰττοντός τινος </text:span>καὶ βαρὺ γογγύζοντος.</text:p>
          </table:table-cell>
          <table:table-cell table:style-name="Table1.A1" office:value-type="string">
            <text:p text:style-name="P42">As the door creaked, low, rumbling growls met their ears.</text:p>
          </table:table-cell>
        </table:table-row>
        <table:table-row table:style-name="TableLine2224848543248">
          <table:table-cell table:style-name="Table1.A1" office:value-type="string">
            <text:p text:style-name="P42">κα<text:span text:style-name="T27">ὶ</text:span> γὰρ ὁ κύων πᾶσι τοῖς μυκτῆρσι<text:span text:style-name="T5"> </text:span>χρώμενος ἓξ οὖσι μανικῶς ἐφυσία πρὸς αὐτούς καίπερ οὐ δυνάμενος<text:span text:style-name="T5"> </text:span>ἰδεῖν.</text:p>
          </table:table-cell>
          <table:table-cell table:style-name="Table1.A1" office:value-type="string">
            <text:p text:style-name="P42">All three of the dog's noses sniffed madly in their direction, even though it couldn't see them.</text:p>
          </table:table-cell>
        </table:table-row>
        <table:table-row table:style-name="TableLine2224848543248">
          <table:table-cell table:style-name="Table1.A1" office:value-type="string">
            <text:p text:style-name="P42">ἡ δ’ Ἑρμιόνη ἠρέμα Τί τοῦτο, ἔφη, τὸ ἐν ποσίν<text:span text:style-name="T4">;</text:span></text:p>
          </table:table-cell>
          <table:table-cell table:style-name="Table1.A1" office:value-type="string">
            <text:p text:style-name="P42">"What's that at its feet?" Hermione whispered.</text:p>
          </table:table-cell>
        </table:table-row>
        <table:table-row table:style-name="TableLine2224848543248">
          <table:table-cell table:style-name="Table1.A1" office:value-type="string">
            <text:p text:style-name="P42">καὶ ὁ Ῥοών Κίθαρα, ἔφη, ὡς δόκει.<text:span text:style-name="T27"> ὁ Σίναπυς δῆλον ὅτι μεθῆκεν</text:span><text:span text:style-name="T4"> </text:span><text:span text:style-name="T27">αὐτήν.</text:span></text:p>
          </table:table-cell>
          <table:table-cell table:style-name="Table1.A1" office:value-type="string">
            <text:p text:style-name="P42">"Looks like a harp," said Ron. "Snape must have left it there."</text:p>
          </table:table-cell>
        </table:table-row>
        <table:table-row table:style-name="TableLine2224848543248">
          <table:table-cell table:style-name="Table1.A1" office:value-type="string">
            <text:p text:style-name="P42">Ἁλλὰ γὰρ ὁ κύων, ἔφη ὁ <text:span text:style-name="T27">Ἅ</text:span>ρειος, τότε ἐγείρεται δηλαδὴ ὅταν τις<text:span text:style-name="T4"> </text:span>αὐλῶν λήγῃ.</text:p>
          </table:table-cell>
          <table:table-cell table:style-name="Table1.A1" office:value-type="string">
            <text:p text:style-name="P42">"It must wake up the moment you stop playing," said Harry.<text:span text:style-name="T27">"</text:span></text:p>
          </table:table-cell>
        </table:table-row>
        <table:table-row table:style-name="TableLine2224848543248">
          <table:table-cell table:style-name="Table1.A1" office:value-type="string">
            <text:p text:style-name="P42">εἶὲν. ταῦτά νυν.<text:span text:style-name="T27"> </text:span></text:p>
          </table:table-cell>
          <table:table-cell table:style-name="Table1.A1" office:value-type="string">
            <text:p text:style-name="P42">"Well, here goes..."</text:p>
          </table:table-cell>
        </table:table-row>
        <table:table-row table:style-name="TableLine2224848543248">
          <table:table-cell table:style-name="Table1.A1" office:value-type="string">
            <text:p text:style-name="P42">καὶ τὸν Ἁγριώδους αὐλὸν ἐπὶ τοῖς χειλέσιν ἔχων ηὔλει τῷ κυνί.</text:p>
          </table:table-cell>
          <table:table-cell table:style-name="Table1.A1" office:value-type="string">
            <text:p text:style-name="P42">He put Hagrid's flute to his lips and blew.</text:p>
          </table:table-cell>
        </table:table-row>
        <table:table-row table:style-name="TableLine2224848543248">
          <table:table-cell table:style-name="Table1.A1" office:value-type="string">
            <text:p text:style-name="P42">κα<text:span text:style-name="T27">ὶ</text:span> ἀκούσας οὐκ ἂν εἶπας ἐκεῖνον μέλος αὐλεῖν ἐμμελές, ὁ δ’ οὖν<text:span text:style-name="T4"> </text:span>κύων μυσάντων εὐθὺς τῶν ὀμμάτων - <text:span text:style-name="T27">Ἅ</text:span>ρειος γὰρ αὐλῶν διετέλει -<text:span text:style-name="T4"> </text:span>κατὰ μικρὸν τονθορύζων ἔληξε, καὶ ἐσαλεύθη τι καὶ ἐπὶ τούς<text:span text:style-name="T4"> </text:span>πόδας κατερρύη καὶ χαμᾶζε κατέπεσεν ὕπνῳ νικώμενος.</text:p>
          </table:table-cell>
          <table:table-cell table:style-name="Table1.A1" office:value-type="string">
            <text:p text:style-name="P42">It wasn't really a tune, but from the first note the beast's eyes began to droop.<text:span text:style-name="T27"> Harry hardly drew breath. Slowly, the dog's growls ceased -- it tottered on its paws and fell to its knees, then it slumped to the ground, fast asleep.</text:span></text:p>
          </table:table-cell>
        </table:table-row>
        <table:table-row table:style-name="TableLine2224848543248">
          <table:table-cell table:style-name="Table1.A1" office:value-type="string">
            <text:p text:style-name="P42">τοῦ δέ Ῥοῶνος συμβουλεύοντος τῷ Ἁρείῳ αὐλεῖν ἔτι, τὴν<text:span text:style-name="T4"> </text:span>χλαῖναν ἐκδυσάμενοι πρὸς τὴν ἐπιρρακτὴν θύραν εἷρπον.</text:p>
          </table:table-cell>
          <table:table-cell table:style-name="Table1.A1" office:value-type="string">
            <text:p text:style-name="P42">"Keep playing," Ron warned Harry as they slipped out of the cloak and crept toward the trapdoor.</text:p>
          </table:table-cell>
        </table:table-row>
        <table:table-row table:style-name="TableLine2224848543248">
          <table:table-cell table:style-name="Table1.A1" office:value-type="string">
            <text:p text:style-name="P42">προσιόντες δὲ ταῖς τοῦ κυνὸς κεφαλαῖς μεγάλαις ᾔσθοντο τοῦ πνεύματος θερμοῦ τ’ ὄντος καὶ δυσώδους.</text:p>
          </table:table-cell>
          <table:table-cell table:style-name="Table1.A1" office:value-type="string">
            <text:p text:style-name="P42">They could feel the dog's hot, smelly breath as they approached the giant heads.</text:p>
          </table:table-cell>
        </table:table-row>
        <table:table-row table:style-name="TableLine2224848543248">
          <table:table-cell table:style-name="Table1.A1" office:value-type="string">
            <text:p text:style-name="P43">κα<text:span text:style-name="T27">ὶ</text:span> ὁ Ῥοών ὑπὲρ τοῦ ἐκείνου νώτου ἀθρήσας Δυνησόμεθα γὰρ<text:span text:style-name="T5"> </text:span>οὖν οἶμαι, ἔφη, τὴν θύραν ἀνελκύσαι, ἦ σὺ βούλῃ προτέρα <text:span text:style-name="T28">ἰ</text:span>έναι<text:span text:style-name="T28">;</text:span></text:p>
          </table:table-cell>
          <table:table-cell table:style-name="Table1.A1" office:value-type="string">
            <text:p text:style-name="P43">"I think we'll be able to pull the door open," said Ron, peering over the dog's back.<text:span text:style-name="T28"> "Want to go first, Hermione?"</text:span></text:p>
          </table:table-cell>
        </table:table-row>
        <text:soft-page-break/>
        <table:table-row table:style-name="TableLine2224848543248">
          <table:table-cell table:style-name="Table1.A1" office:value-type="string">
            <text:p text:style-name="P43">Οὐ μέντοι μὰ τὸν Δία.</text:p>
          </table:table-cell>
          <table:table-cell table:style-name="Table1.A1" office:value-type="string">
            <text:p text:style-name="P43">"No, I don't!"</text:p>
          </table:table-cell>
        </table:table-row>
        <table:table-row table:style-name="TableLine2224848543248">
          <table:table-cell table:style-name="Table1.A1" office:value-type="string">
            <text:p text:style-name="P43">Καλῶς ἔχει. καὶ ὁ Ῥοών συστείλας ἑαυτὸν εὐλαβῶς ὑπερέβη τὰ<text:span text:style-name="T4"> </text:span>τοῦ κυνὸς σκέλη.</text:p>
          </table:table-cell>
          <table:table-cell table:style-name="Table1.A1" office:value-type="string">
            <text:p text:style-name="P43">"All right." Ron gritted his teeth and stepped carefully over the dog's legs.</text:p>
          </table:table-cell>
        </table:table-row>
        <table:table-row table:style-name="TableLine2224848543248">
          <table:table-cell table:style-name="Table1.A1" office:value-type="string">
            <text:p text:style-name="P43">προσκύψας δὲ καὶ τοῦ πόρπακος λαβόμενος<text:span text:style-name="T5"> </text:span>ἀνείλκυσε τὴν θύραν γιγγλυμωτόν οὖσαν.</text:p>
          </table:table-cell>
          <table:table-cell table:style-name="Table1.A1" office:value-type="string">
            <text:p text:style-name="P43">He bent and pulled the ring of the trapdoor, which swung up and open.</text:p>
          </table:table-cell>
        </table:table-row>
        <table:table-row table:style-name="TableLine2224848543248">
          <table:table-cell table:style-name="Table1.A1" office:value-type="string">
            <text:p text:style-name="P43">Τί ἐστι τ<text:span text:style-name="T28">ἀ</text:span>νταυθοῖ, εἶπεν ἡ Ἑρμιόνη ἐν φροντίδι μεγάλῃ οὖσα.</text:p>
          </table:table-cell>
          <table:table-cell table:style-name="Table1.A1" office:value-type="string">
            <text:p text:style-name="P43">"What can you see?" Hermione said anxiously.</text:p>
          </table:table-cell>
        </table:table-row>
        <table:table-row table:style-name="TableLine2224848543248">
          <table:table-cell table:style-name="Table1.A1" office:value-type="string">
            <text:p text:style-name="P43">Σκότος καὶ μελανότης. ἀλλ’ οὐκ <text:span text:style-name="T28">ἔ</text:span>στι κλῖμάξ οὐδεμία κάτω<text:span text:style-name="T4"> </text:span>φέρουσα· ὥστε δέησει καταπηδῆσαι.</text:p>
          </table:table-cell>
          <table:table-cell table:style-name="Table1.A1" office:value-type="string">
            <text:p text:style-name="P43">"Nothing -- just black -- there's no way of climbing down, we'll just have to drop."</text:p>
          </table:table-cell>
        </table:table-row>
        <table:table-row table:style-name="TableLine2224848543248">
          <table:table-cell table:style-name="Table1.A1" office:value-type="string">
            <text:p text:style-name="P43">ὁ δ’ Ἅρειος αὐλῶν <text:span text:style-name="T28">ἔ</text:span>τι ἀνασείσας τὴν χεῖρα ὡς σημανῶν τῷ<text:span text:style-name="T4"> </text:span>Ῥοῶνι ἑαυτὸν ἐδείκνυ.</text:p>
          </table:table-cell>
          <table:table-cell table:style-name="Table1.A1" office:value-type="string">
            <text:p text:style-name="P43">Harry, who was still playing the flute, waved at Ron to get his attention and pointed at himself.</text:p>
          </table:table-cell>
        </table:table-row>
        <table:table-row table:style-name="TableLine2224848543248">
          <table:table-cell table:style-name="Table1.A1" office:value-type="string">
            <text:p text:style-name="P43"><text:span text:style-name="T28">Ἦ</text:span> κα<text:span text:style-name="T28">ὶ</text:span> σὺ πρότερος <text:span text:style-name="T28">ἰ</text:span>έναι ἐθέλεις<text:span text:style-name="T28">;</text:span></text:p>
          </table:table-cell>
          <table:table-cell table:style-name="Table1.A1" office:value-type="string">
            <text:p text:style-name="P43">"You want to go first?<text:span text:style-name="T28">"</text:span></text:p>
          </table:table-cell>
        </table:table-row>
        <table:table-row table:style-name="TableLine2224848543248">
          <table:table-cell table:style-name="Table1.A1" office:value-type="string">
            <text:p text:style-name="P43">ἐπεῖ θαρρεῖς;</text:p>
          </table:table-cell>
          <table:table-cell table:style-name="Table1.A1" office:value-type="string">
            <text:p text:style-name="P43"><text:span text:style-name="T28">"</text:span>Are you sure?"<text:span text:style-name="T28"> said Ron.</text:span></text:p>
          </table:table-cell>
        </table:table-row>
        <table:table-row table:style-name="TableLine2224848543248">
          <table:table-cell table:style-name="Table1.A1" office:value-type="string">
            <text:p text:style-name="P43">οὐδέν γὰρ οἶδα περὶ<text:span text:style-name="T4"> </text:span>τοῦ βάθους ὁπόσον ἄρ’ ἐστίν.</text:p>
          </table:table-cell>
          <table:table-cell table:style-name="Table1.A1" office:value-type="string">
            <text:p text:style-name="P43">"I don't know how deep this thing goes.</text:p>
          </table:table-cell>
        </table:table-row>
        <table:table-row table:style-name="TableLine2224848543248">
          <table:table-cell table:style-name="Table1.A1" office:value-type="string">
            <text:p text:style-name="P43">ἀλλὰ τῇ Ἑρμιόνῃ δὸς τὸν αὐλὸν<text:span text:style-name="T4"> </text:span>πραξούσῃ ὅπως <text:span text:style-name="T28">ἔ</text:span>τι καθεύδων διατελεῖ ὁ κύων.</text:p>
          </table:table-cell>
          <table:table-cell table:style-name="Table1.A1" office:value-type="string">
            <text:p text:style-name="P43">Give the flute to Hermione so she can keep him asleep."</text:p>
          </table:table-cell>
        </table:table-row>
        <table:table-row table:style-name="TableLine2224848543248">
          <table:table-cell table:style-name="Table1.A1" office:value-type="string">
            <text:p text:style-name="P43"><text:span text:style-name="T4"><text:s/></text:span>ἀλλ’ ἐν μὲν ᾧ καὶ παρεδίδου ἐκεῖνος τὸν αὐλὸν σιωπῆς ἐπ’ <text:span text:style-name="T28">ἀ</text:span>καρὲς<text:span text:style-name="T5"> </text:span>γενομένης, οὗτος ἐγόγγυζέ τε καί ἐσφάδᾳζέ τι, ἐπειδὴ δέ τάχιστα ἡ<text:span text:style-name="T4"> </text:span>Ἑρμιόνη ἤρξατο αὐλοῦσα, πάλιν εἰς ὕπνον βαθὺν ἔπεσεν.</text:p>
          </table:table-cell>
          <table:table-cell table:style-name="Table1.A1" office:value-type="string">
            <text:p text:style-name="P43">Harry handed the flute over. In the few seconds' silence, the dog growled and twitched, but the moment Hermione began to play, it fell back into its deep sleep.</text:p>
          </table:table-cell>
        </table:table-row>
        <table:table-row table:style-name="TableLine2224848543248">
          <table:table-cell table:style-name="Table1.A1" office:value-type="string">
            <text:p text:style-name="P43"><text:span text:style-name="T28">Ἅ</text:span>ρειος δέ ὑπερβὰς αὐτὸν καὶ διὰ τῆς θύρας κάτω βλέπων τὸν<text:span text:style-name="T5"> </text:span>πυθμένα οὐχ εἶδε.</text:p>
          </table:table-cell>
          <table:table-cell table:style-name="Table1.A1" office:value-type="string">
            <text:p text:style-name="P43">Harry climbed over it and looked down through the trapdoor. There was no sign of the bottom.</text:p>
          </table:table-cell>
        </table:table-row>
        <table:table-row table:style-name="TableLine2224848543248">
          <table:table-cell table:style-name="Table1.A1" office:value-type="string">
            <text:p text:style-name="P43">καθίει δ’ ἑαυτὸν διὰ τὸ χάσμα μέχρι οὔ ἀπρὶξ εἴχετο μόνον<text:span text:style-name="T4"> </text:span>ἄκροις τοῖς δακτύλοις.</text:p>
          </table:table-cell>
          <table:table-cell table:style-name="Table1.A1" office:value-type="string">
            <text:p text:style-name="P43">He lowered himself through the hole until he was hanging on by his fingertips.</text:p>
          </table:table-cell>
        </table:table-row>
        <table:table-row table:style-name="TableLine2224848543248">
          <table:table-cell table:style-name="Table1.A1" office:value-type="string">
            <text:p text:style-name="P43"/>
          </table:table-cell>
          <table:table-cell table:style-name="Table1.A1" office:value-type="string">
            <text:p text:style-name="P43"/>
          </table:table-cell>
        </table:table-row>
        <table:table-row table:style-name="TableLine2224848543248">
          <table:table-cell table:style-name="Table1.A1" office:value-type="string">
            <text:p text:style-name="P43"/>
          </table:table-cell>
          <table:table-cell table:style-name="Table1.A1" office:value-type="string">
            <text:p text:style-name="P43"/>
          </table:table-cell>
        </table:table-row>
        <table:table-row table:style-name="TableLine2224848543248">
          <table:table-cell table:style-name="Table1.A1" office:value-type="string">
            <text:p text:style-name="P43"/>
          </table:table-cell>
          <table:table-cell table:style-name="Table1.A1" office:value-type="string">
            <text:p text:style-name="P43"/>
          </table:table-cell>
        </table:table-row>
        <table:table-row table:style-name="TableLine2224848543248">
          <table:table-cell table:style-name="Table1.A1" office:value-type="string">
            <text:p text:style-name="P43"/>
          </table:table-cell>
          <table:table-cell table:style-name="Table1.A1" office:value-type="string">
            <text:p text:style-name="P43"/>
          </table:table-cell>
        </table:table-row>
        <table:table-row table:style-name="TableLine2224848543248">
          <table:table-cell table:style-name="Table1.A1" office:value-type="string">
            <text:p text:style-name="P43"/>
          </table:table-cell>
          <table:table-cell table:style-name="Table1.A1" office:value-type="string">
            <text:p text:style-name="P43"/>
          </table:table-cell>
        </table:table-row>
        <table:table-row table:style-name="TableLine2224848543248">
          <table:table-cell table:style-name="Table1.A1" office:value-type="string">
            <text:p text:style-name="P43"/>
          </table:table-cell>
          <table:table-cell table:style-name="Table1.A1" office:value-type="string">
            <text:p text:style-name="P43"/>
          </table:table-cell>
        </table:table-row>
        <table:table-row table:style-name="TableLine2224848543248">
          <table:table-cell table:style-name="Table1.A1" office:value-type="string">
            <text:p text:style-name="P43"/>
          </table:table-cell>
          <table:table-cell table:style-name="Table1.A1" office:value-type="string">
            <text:p text:style-name="P43"/>
          </table:table-cell>
        </table:table-row>
        <table:table-row table:style-name="TableLine2224848543248">
          <table:table-cell table:style-name="Table1.A1" office:value-type="string">
            <text:p text:style-name="Table_20_Contents"><text:span text:style-name="T4"><text:s/></text:span><text:span text:style-name="T5"><text:s/></text:span><text:s/><text:span text:style-name="T4"><text:s text:c="3"/></text:span><text:span text:style-name="T5"><text:s/></text:span><text:s text:c="3"/><text:span text:style-name="T4"><text:s text:c="2"/></text:span><text:s/>καὶ ἔπειτα ἄνω βλέψας πρὸς τὸν Ῥοῶνα <text:span text:style-name="T28">Ἢ</text:span>ν<text:span text:style-name="T5"> </text:span>ὁτιοῦν πάθω, μὴ μετέλθῃς. ἀλλ’ <text:span text:style-name="T28">ἰ</text:span>ὼν εὐθὺ εἰς τὸ γλαυκοκομεῖον<text:span text:style-name="T4"> </text:span>πέμψον τὴν <text:span text:style-name="T28">Ἡ</text:span>δυϊκτῖνα πρὸς τὸν Διμπλόδωρον. <text:span text:style-name="T28">ἔ</text:span>γνωκας<text:span text:style-name="T28">;</text:span><text:span text:style-name="T4"> </text:span><text:span text:style-name="T28">Ἔ</text:span>γνων, ἦ δ’ ὃς ὁ Ῥοών.<text:span text:style-name="T5"> </text:span>Ἐν καλῷ. καὶ τοῦτ’ εἰπὼν ὁ Ἄρειος μεθείς κατεπήδησεν εἰς τὸ<text:span text:style-name="T4"> </text:span>ἄβυσσον. καὶ μεταξὺ πίπτων αἴσθησιν εἶχεν ἀέρος ψυχροῦ καὶ διαβρόχου παραπνέοντος αὐτῷ κάτω ἀεὶ ἱεμένῳ καὶ ε”τι κατωτέρω -<text:span text:style-name="T4"> </text:span>κάνταῦθα δοῦπον ἄψοφόν τινα ἤκουσας ἂν τοῦ Ἀρείου πίπτοντος<text:span text:style-name="T4"> </text:span>μὲν οὐκέτι, προσκρούσαντος δέ μαλακόν τι. ἀνακαθισάμενος δέ καὶ<text:span text:style-name="T4"> </text:span>ψηλαφήσας τὰ ἐκεῖ καί οὐ δυνάμενος ὁρᾶν ἅτε οὔπω συνειθισμένος τῷ<text:span text:style-name="T4"> </text:span>σκότῳ, ἐδόκει καθῆσθαι ἐπὶ φυτῷ τινι,<text:span text:style-name="T4"> </text:span>Καλῶς ἔχει· καταπηδᾶν δὴ πάρα, ἔφη βοῶν πρὸς τὸ ἄνω<text:span text:style-name="T4"> </text:span>φῶς μικρὸν φαινόμενον. ἡ γὰρ θύρα τοσοῦτ’ ἤδη ἀπεῖχεν ὥστε</text:p>
            <text:p text:style-name="Table_20_Contents">γραμματοσήμῳ προσεικέναι τὸ μέγεθος.<text:span text:style-name="T4"> </text:span>καί ὁ Ῥοὼν εὐθὺς ἀκολουθήσας ἐν ἀκαρεῖ παρὰ τὸν <text:soft-page-break/>“Ἀρειον<text:span text:style-name="T4"> </text:span>ὕπτιος ἔκειτο τανυσθείς.<text:span text:style-name="T4"> </text:span>καὶ εὐθύς Τί ε”στι τοῦτο, ἔφη.<text:span text:style-name="T4"> </text:span>Οὐκ οἶδα. ἀλλὰ φυτοῦ χρῆμα, ὡς δοκεῖν· κεῖται γὰρ ἐνθάδε οἶμαι<text:span text:style-name="T4"> </text:span>ὡς προσδεξόμενον τοὺς πίπτοντας ἐν ἀσφαλεῖ. οὐκ εἶα πηδήσεις,</text:p>
            <text:p text:style-name="Table_20_Contents">ὦ Ἑρμιόνη,<text:span text:style-name="T4"> </text:span>καὶ οὐκέτ’ ἐπὶ μακρὸν ἤκουον τοῦ κυνὸς αὐλουμένου, μᾶλλον δέ<text:span text:style-name="T4"> </text:span>βαΰζοντος τὴν Ἑρμιόνην. ἡ δὲ καταπηδήσασα ἤδη παρὰ τῷ Ἁρείῳ</text:p>
            <text:p text:style-name="Table_20_Contents">ἑτέρωθεν κατηνέχθη.<text:span text:style-name="T4"> </text:span>ΔΙΑ ΤΗΣ ΕΠΙΡΡΑΚΤΗΣ ΘΥΡΑΣ 2 2 5<text:span text:style-name="T4"> </text:span>Οῦκ ἔστιν, ἔφη, ὅπως οὐ κείμεθα ὑπένερθε τοῦ φρουρίου πολλὰ<text:span text:style-name="T4"> </text:span>στάδια πεσόντες.</text:p>
            <text:p text:style-name="Table_20_Contents">Κατὰ δ’ οὖν τύχην τὸ φυτοῦ χρῆμα τοῦτο πάρεστιν, εἶπεν ὁ<text:span text:style-name="T4"> </text:span>Ῥοών,<text:span text:style-name="T4"> </text:span>ἡ δ’ Ἑρμιόνη Πῶς κατὰ τύχην, ἔφη βοῶσα. ἀλλὰ θεώρησον<text:span text:style-name="T4"> </text:span>ἑκάτερος πρὸς ἑαυτόν.</text:p>
            <text:p text:style-name="Table_20_Contents">καὶ ἀναπηδήσασα ἐπὶ τοῖχον διάβροχον ὡρμᾶτο· χαλεπὸν δ’ ἦν<text:span text:style-name="T4"> </text:span>τοῦτο ποιῆσαι. τὸ γὰρ φυτὸν ἐπειδὴ τάχιστα αὕτη ἀφίκετο περι-<text:span text:style-name="T4"> </text:span>έπλεκε τὰ σφυρὰ ἕλιξιν ὀφιώδεσι. καί γὰρ τόν θ’ Ἄρειον καί τὸν<text:span text:style-name="T4"> </text:span>Ῥοῶνα ἤδη λαθὸν ἐδέδεκεν ἀμπέλοις μακραῖς.<text:span text:style-name="T4"> </text:span>ἀλλὰ τῇ Ἑρμιόνῃ συνέβη λῦσαι ἑαυτὴν πρὶν τὸ φυτὸν ἀνέκδυτον<text:span text:style-name="T4"> </text:span>περιελιχθῆναι. καὶ νυνὶ ὀρρωδοῦσα ἐθεώρει τοὺς παῖδας δυσμαχ-οῦντας τῷ φυτῷ εἴ πως ἀπολύσονται, ἀλλ’ ὅσῳ μᾶλλον οῦτοι δι-</text:p>
            <text:p text:style-name="Table_20_Contents">ετείνοντο ἐπ’ αὐτό, τόσῳ βεβαιότερόν τε καὶ θᾶττον συνέπλεκεν.<text:span text:style-name="T4"> </text:span>ἡ δ’ Ἑρμιόνη κελεύουσα Οὐ μὴ κινήσητε, ἔφη. οἶδα γὰρ ἐκεῖνο ὅ<text:span text:style-name="T4"> </text:span>τι ἔστι, Πλουτῶνος Θήρατρον ὠνομασμένον.<text:span text:style-name="T4"> </text:span>Τὸ δεῖνα, ε”φη ὁ Ῥοὼν ῥάζων τι. ἥσθην γὰρ τὸ ὄνομα γοῦν εὑρών,<text:span text:style-name="T4"> </text:span>ὄνησιν δὴ σφοδρὰν ὀνηθείς. καὶ στροφὴν ἅμα ἐστρέφετο κωλύσων<text:span text:style-name="T4"> </text:span>τὸ φυτὸν περιπλέξαι τὸν τράχηλον.<text:span text:style-name="T4"> </text:span>ἡ δ’ Ἑρμιόνη Σίγα, ἔφη. ὤφελον μεμνῆσθαι τί ποιησάσῃ ε”στι μοι<text:span text:style-name="T5"> </text:span>ἀποκτεῖναι αὐτό.<text:span text:style-name="T4"> </text:span>Σπεῦσον δῆτα, ἔφη ὁ Ἄρειος. ἀποπνίγομαι γάρ. καὶ ἄσθματος<text:span text:style-name="T5"> </text:span>μεστὸς ἐπάλαιεν αὐτῷ ἑλιγμοῖς ἤδη τὸ στῆθος περιβάλλοντι.<text:span text:style-name="T4"> </text:span>Πλουτὼνος Θήρατρον τοῦτο. τί εἶπεν ἡ σοφίστρια Βλάστη<text:span text:style-name="T4"> </text:span>περὶ τοῦ Πλουτῶνος Θηράτρου, φιλεῖ τοι τὸ σκοτεινὸν καί τὸ</text:p>
            <text:p text:style-name="Table_20_Contents">διάβροχον -Πῦρ ἄναψον δῆτα, εἶπεν ὁ “Αρειος ἀγχόμενος.<text:span text:style-name="T4"> </text:span>Εὖ λέγεις. ἀλλὰ φρύγανα οῦκ ἔχομεν. τοῦτ’ εἰποῦσα ἐκείνη<text:span text:style-name="T4"> </text:span>ἐδάκρυε καὶ ἐκόπτετο.</text:p>
            <text:p text:style-name="Table_20_Contents">ὁ δέ Ῥοὼν μεῖζον ἐμβοῶν τοῦ Στέντορος ἲΗ καὶ μέμηνας, ἔφη.<text:span text:style-name="T4"> </text:span>πότερον σὺ φαρμακὶς εῖῆ καὶ οὐχί,</text:p>
            <text:p text:style-name="Table_20_Contents">”Εγνων, ἔφη ἡ Ἑρμιόνη, καὶ τὴν ῥάβδον λαβοῦσα καὶ σείσασα,<text:span text:style-name="T4"> </text:span>ἐπᾴσασα δέ τι ῥοὴν ἐφῆκε πυρὸς ὑακινθίνου τῷ φυτῷ καθάπερ τῷ<text:span text:style-name="T4"> </text:span>Σινάπει ποτέ, καί δὴ ἐν ἀκαρεῖ οἱ παῖδες ξυνῄδεσαν ἐκείνῳ τοῦς</text:p>
            <text:p text:style-name="Table_20_Contents">περιβόλους χαλῶντι ὡς τό τε φῶς καὶ τὸ θάλπος ἀποκνοῦντι.<text:span text:style-name="T4"> </text:span>ἰλυσπώμενον δέ καὶ σαλευόμενον ἀπὸ τῶν σωμάτων ἀπελύετο ὥστε<text:span text:style-name="T4"> </text:span>ἦν αὐτοῖς ὑπεκφυγεῖν.<text:span text:style-name="T4"> </text:span>Τύχῃ γ’ ἀγαθῇ σύ περὶ τὰ βοτανικὰ <text:soft-page-break/>σπουδάζεις, ὦ Ἑρμιόνη.<text:span text:style-name="T4"> </text:span>τοῦτο γὰρ εἶπεν ὁ Ἄρειος συγγενόμενος αὐτῇ πρὸς τῴ τοίχῳ, καὶ<text:span text:style-name="T4"> </text:span>ἱδρῶτ’ ε”τι ἀπομοργνύμενος τῆς ὅψεως,<text:span text:style-name="T4"> </text:span>2 26 ΑΡΕῐοΣ Πο ΤΗΡ</text:p>
            <text:p text:style-name="Table_20_Contents">Λοιπόν, ε”φη ὁ Ῥοών. καὶ τύχῃ τῇ ἀγαθῇ ὁ Ἄρειος οὐ φιλεῖ<text:span text:style-name="T4"> </text:span>ἐκπλαγῆναι ε’ν δεινῷ ἁλούς. φῦ τοῦ Ἀλλὰ φρύγανα οὐκ ἔχομεν.<text:span text:style-name="T4"> </text:span>Ταύτῃ τοίνυν ι’ῶμεν, ε”φη ὁ Ἄρειος δείξας δίοδον τινὰ λιθόστρω·<text:span text:style-name="T4"> </text:span>τον ὅπῃ μόνον ἦν προχωρεῖν.<text:span text:style-name="T4"> </text:span>οὐδὲν δ’ ἤκουον χωρὶς ψόφου τῶν ἑαυτῶν ποδῶν εἰ μὴ τοῦ<text:span text:style-name="T4"> </text:span>ὕδατος στάζοντος ἀεὶ κατὰ τοὺς τοίχους. ἡ δέ δίοδος ἐπικλινὴς<text:span text:style-name="T4"> </text:span>εῖναι ἐδόκει τῷ Ἁρείῳ πάνυ ὁμοιουμένη τῇ τοῦ<text:span text:style-name="T4"> </text:span>Γριγγώτου. καὶ<text:span text:style-name="T4"> </text:span>ἄφνω εἰσῆλθεν αὐτὸν ταραχῶδές τι νόημα περὶ τῶν δρακόντων<text:span text:style-name="T4"> </text:span>οἵτινες λέγονται τὴν κατώρυχα φυλάττειν τὴν ἐν τῇ τῶν μάγων</text:p>
            <text:p text:style-name="Table_20_Contents">τραπέζῃ. ἀλλ’ εἶ ἐντύχοιεν δράκοντι ἐκτελεῑ - ὁ γοῦν Νορβέρτος<text:span text:style-name="T4"> </text:span>καίπερ παῖς ὢν ἅλις πραγμάτων παρέσχεν.<text:span text:style-name="T4"> <text:s/></text:span>ὁ δέ Ῥοών ψιθυρίζων ἲᾹρ’ ἀκούετέ τι, ἔφη.<text:span text:style-name="T4"> </text:span>’Άρειος δ’ ἐδόκει αἰσθέσθαι βόμβου τινὸς καί κρότου οὐ μεγάλου προπάροιθε γιγνομένου.</text:p>
            <text:p text:style-name="Table_20_Contents">ᾧΗ που εἴδωλόν ἐστιν,<text:span text:style-name="T4"> </text:span>Οὐκ οἶδα. ε”μοιγε δοκεῖ ψόφος εἶναι ἴσος ταῖς πτέρυξιν.<text:span text:style-name="T4"> </text:span>Ἀλλὰ φῶς ε”στιν εἷς τοῦμπροσθεν. ὁρῶ γὰρ κινούμενόν τι.<text:span text:style-name="T4"> </text:span>ἀφικόμενοι δ ’ ἐπὶ τὰ ἔσχατα τῆς διόδου κατ’ ὄμμ’ ἑώρων θάλαμον<text:span text:style-name="T4"> </text:span>λαμπρῶς πεφωτισμένον, ὀροφὴν ε”χοντα ὑψηλοτάτην.<text:span text:style-name="T4"> </text:span>ἐπινόησον οῦν μοι αὐλὴν μὲν ὀρνέων φαιδρῶν καὶ ποικίλων<text:span text:style-name="T4"> </text:span>πλήρη περιπετομένων καὶ κυλινδομένων, θύραν δέ βαρεῖαν καί<text:span text:style-name="T4"> </text:span>ξυλίνην κατὰ τὸ ἀντίθυρον κειμένην.</text:p>
            <text:p text:style-name="Table_20_Contents">Ἠ που οἴει, ε”φη ὁ Ῥοών, ὡς προσβαλοῦσιν ἡμῖν ἢν τὴν αὐλὴν<text:span text:style-name="T4"> </text:span>διαβαίνωμεν,<text:span text:style-name="T4"> </text:span>Οῖέσθαι γε χρή, ἐφη ὁ ’Άρειος οὐ μὴν οὐδὲ φαίνονται πάνυ<text:span text:style-name="T4"> </text:span>χαλεποὶ εἶναι, ει’ δέ πάντες ὁμοῦ κατασκήπτοιεν λοιπόν· ἐπὶ</text:p>
            <text:p text:style-name="Table_20_Contents">ξυροῦ γὰρ ἱστάμεθα δραμοῦμαι δῆτα.<text:span text:style-name="T4"> </text:span>καὶ τὴν ὅψιν χερσὶ φυλάττων ἀπνευστὶ τὴν αὐλὴν θέων διέβη.</text:p>
            <text:p text:style-name="Table_20_Contents">ἀλλὰ προσεδόκα μὲν κακῶς πείσεσθαι ὑπ’ ἐκείνων ῥάμφεσι καὶ<text:span text:style-name="T4"> </text:span>ὄνυξι σπαραττόντων αὐτόν, ἀλλ’ οὐδὲν ἐγένετο. καὶ γὰρ πρὸς τὴν<text:span text:style-name="T4"> </text:span>θύραν ἀβλαβὴς ἀφίκετο. ταύτην δὲ τῆς λαβῆς πειραθεὶς συγ-</text:p>
            <text:p text:style-name="Table_20_Contents">κεκλῃμένην ηὗρεν.<text:span text:style-name="T4"> </text:span>καὶ οἱ ἄλλοι - ἠκολούθησαν γάρ - τείνοντες καὶ ἕλκοντες οὐκ<text:span text:style-name="T4"> </text:span>ἐδυνήθησαν κινεῖν τὴν θύραν, οὐδ’ ἐπεὶ ἡ Ἑρμιόνη ἐπειράθη τοῦ<text:span text:style-name="T4"> </text:span>φίλτρου τοῦ Ἀλωὼμωρά.<text:span text:style-name="T4"> </text:span>Τί δαί, ἦ δ’ ὃς ὁ Ῥοών.<text:span text:style-name="T4"> </text:span>ἡ δ’ Ἑρμιόνη Οὐκ ε”στιν ὅπως, ἔφη, οῦτοι οἱ ὄρνεις ἀγάλματα<text:span text:style-name="T4"> </text:span>πάρεισι.<text:span text:style-name="T4"> </text:span>καὶ τοῦς ὄρνεις μετεώρους ἐθεώρουν αἰωρουμένους τε καὶ στίλ-</text:p>
            <text:p text:style-name="Table_20_Contents">βοντας. ἧ καί στίλβοντας,-ΔΙΑ ΤΗΣ ΕΠῙΡΡΑΚΤΗΣ ΘΥΡΑΣ 227<text:span text:style-name="T4"> </text:span>ὁ δ’ ’Ἀρειος ἄφνω Ἀλλ’ ὄρνεις μέν, ἔφη, οὐκ ἄρ’ εἶσί, κλεῖδες δέ.<text:span text:style-name="T4"> </text:span>κλεῖδες μέν οὖν πτερωταὶ ἀποβαίνουσιν εἴ τις νοῦν προσέχει, καὶ</text:p>
            <text:p text:style-name="Table_20_Contents"><text:soft-page-break/>τῶν ἄλλων ἀτενές ἀποβλεπόντων εἶς τοῦς ὄρνεις περιχορεύοντας,<text:span text:style-name="T4"> </text:span>’Ώστε χρὴ οἴεσθαι εἶὲν. ι’δού σάρα. δεῖ γὰρ τὴν κλεῖν θηρεῦσαι τὴν<text:span text:style-name="T4"> </text:span>τῆς θύρας.</text:p>
            <text:p text:style-name="Table_20_Contents">Ἀλλὰ μυρίαι εἰσίν.<text:span text:style-name="T4"> </text:span>ὁ δὲ Ῥοών τὴν κλειθρίαν ἐξετάσας Ἀλλὰ ζητοῦμεν μέγα τι καὶ</text:p>
            <text:p text:style-name="Table_20_Contents">ἀρχαικὸν καὶ ὡς εἰκὸς ἀργυροῦν, ἀργυρᾶς οὔσης τῆς λαβῆς.<text:span text:style-name="T4"> </text:span>καὶ καθ’ ἕκαστον εἷς σάρον ἐμβάντες καὶ λακτίσματι<text:span text:style-name="T4"> </text:span>ἀνώσαντες, ἐμετεωρίσθησαν εἰς μέσον τὸ τῶν κλειδῶν νέφος. καὶ<text:span text:style-name="T4"> </text:span>ἐκείνους ἐφ’ ὅσον ἐνεδέχετο θηρεύοντας τε καί ἁρπάζοντας<text:span text:style-name="T4"> </text:span>ἔφθανον αἱ κλεῖδες - κεκηλημέναι γὰρ ἦσαν - ᾆττουσαι καὶ</text:p>
            <text:p text:style-name="Table_20_Contents">κατασκήπτουσαι οὕτω ταχέως ὥστε μόνον οῦκ ἀδύνατον ἦν<text:span text:style-name="T4"> </text:span>προσδέξασθαι.<text:span text:style-name="T4"> </text:span>Οὐ μὴν ἀλλ’ ὁ ’Ἀρειος, ὅς γε ζητητὴς ἐγένετο νεώτατος ε”τος</text:p>
            <text:p text:style-name="Table_20_Contents">τουτὶ ἑκατοστόν, δεινὸς ἧν ταῦτα κατιδεῖν ἂ τοῦς ἄλλους λέληθέ<text:span text:style-name="T4"> </text:span>που. καὶγὰρ διὰ μικρὸν περιπτάμενος μεταξὺ τῶν πτερῶν ποικίλων</text:p>
            <text:p text:style-name="Table_20_Contents">εἶδε κλεῖν τινὰ μεγάλην τ’ οὖσαν καὶ ἀργυρᾶν πτέρυγα παρέχουσαν<text:span text:style-name="T4"> </text:span>στρεπτὴν ὥσπερ εἴ τις ἤδη ἔλαβεν αὐτὴν καί εἰς κλειθρίδιον μόλις</text:p>
            <text:p text:style-name="Table_20_Contents">ἔωσε.<text:span text:style-name="T4"> </text:span>καὶ τοὺς ἄλλους συγκαλέσας Ἰδού, ἔφη, ἥδε ἡ κλεῖς, μεγάλη<text:span text:style-name="T4"> </text:span>οὖσα. τήνδε μὲν οὖν λέγω τὰς πτέρυγας ὑακινθίνας ἔχουσαν, τῶν<text:span text:style-name="T4"> </text:span>πτερῶν ἑτέρωθι ι’πωμένων.<text:span text:style-name="T4"> </text:span>καὶ ὁ Ῥοὼν ταχύνων ἐκεῖσε ὅποι δακτύλῳ ἐδείκνυτο ὁ Ἄρειος<text:span text:style-name="T4"> </text:span>εἷς τὴν ὀροφὴν προσκρούσας μονονουχὶ ἀπὸ τοῦ σάρου κατέ-</text:p>
            <text:p text:style-name="Table_20_Contents">πεσεν.<text:span text:style-name="T4"> </text:span>ὁ δ’ ’Ἁρειος ἀτενὲς ἀεὶ πρὸς τὴν κλεῖν τὴν πτερὸν βεβλαμμένην<text:span text:style-name="T4"> </text:span>ἀποβλέπων Δεῖ ἡμᾶς, ἔφη, εἷς χεῖρας ἶέναι πανταχόθεν προσ-<text:span text:style-name="T4"> </text:span>βάλλοντας. σὺ μὲν οῦν, ὦ Ῥοών, ἄνωθεν ἐπίθου· σὺ δ’, ὧ Ἑρμιόνη,</text:p>
            <text:p text:style-name="Table_20_Contents">κάτω μένουσα φθάσον αὐτὴν καταβαίνουσαν. ἐγὼ δ’ ἐπιχειρήσω<text:span text:style-name="T4"> </text:span>λαβεῖν. ἐγνώκατε, ἴτε νῦν.<text:span text:style-name="T4"> </text:span>ἡ δέ κλεῖς τόν τε Ῥοῶνα κατασκήψαντα, καὶ τὴν Ἑρμιόνην</text:p>
            <text:p text:style-name="Table_20_Contents">ὥσπερ ἀπὸ σφενδόνης ἐξερριπισμένην ἅνω τε κινουμένην, ε”λαθε<text:span text:style-name="T4"> </text:span>παρελθοῦσα ἀμφοτέρους, ὁ δ’ “Ἀρειος ἐτάχυνε διώκων αὐτὴν πρὸς<text:span text:style-name="T4"> </text:span>τοῖχον πετομένην. προκύψας δέ μονόχειρ κατέλαβεν αὐτὴν πρὸς<text:span text:style-name="T4"> </text:span>λίθον θλίψας’ ἡ δέ κατάκροτον ἠχὴν παρεῖχεν ἀηδῆ ἀκοῦσαι. καὶ<text:span text:style-name="T4"> </text:span>ὁ Ῥοὼν καὶ ἡ Ἑρμιόνη οὕτω ἐθορύβησαν ὥσθ’ ὑπηχῆσαι τὴν<text:span text:style-name="T4"> </text:span>αὐλήν.</text:p>
            <text:p text:style-name="Table_20_Contents">καὶ ἐν ἀκαρεῖ καταβάντων ὁ Ἄρειος εἶς τὴν θύραν ἔδραμεν, τὴν<text:span text:style-name="T4"> </text:span>κλεῖν ἔτι ἐν δεξιᾷ ε”χων<text:span text:style-name="T4"> </text:span>σφαδᾴζουσαν. εἷς δέ τὴν κλειθρίαν ὦσας τὴν<text:span text:style-name="T4"> </text:span>2 28 ΑΡΕΙΟΣ ΠΟΤΗΡ<text:span text:style-name="T4"> </text:span>θύραν ἐδυνήθη ἂν εὐθὺς ἀνοῖξαι. εἷς δέ τὴν ὀπὴν ὤσας τὴν κλεῖν καῖ<text:span text:style-name="T4"> </text:span>στρέψας, τὰ κλεῖθρα διολισθόντα ᾔσθοντο. ἐκ δέ τούτων ἡ κλεὶς<text:span text:style-name="T4"> </text:span>πάλιν αὖ μετέωρος ἀνέβη, πάνυ σαθρὰ φαινομένη ὡς δὶς ἤδη<text:span text:style-name="T4"> </text:span>ληφθεῖσα.<text:span text:style-name="T4"> </text:span>καὶ ὁ ’Ἁρειος τῆς λαβῆς ἐχόμενος ἤρετο τοὺς ἄλλους εἰ ἑτοῖμοι</text:p>
            <text:p text:style-name="Table_20_Contents"><text:soft-page-break/>εἶεν. κατανευσάντων δ’ αὐτῶν τὴν θύραν ἀνέῳξεν.</text:p>
            <text:p text:style-name="Table_20_Contents">καὶ πρῶτον μέν οῦκ εἶχον ὁρᾶν οὐδὲν πλὴν σκότου, εἰσελθοῦσι δ’<text:span text:style-name="T4"> </text:span>αὐτοῖς τοῦ θαλάμου εὐθέως πεφωτισμένου θαῦμα ἦν ι’δεῖν μέγιστον.<text:span text:style-name="T4"> </text:span>εἱστήκεσαν γὰρ ἐν χειλέσι πεττικῆς σανίδος παμμεγάλης, ὄπισθε<text:span text:style-name="T4"> </text:span>γενόμενοι τῶν μελάνων πεττῶν. καί οῦτοι μακρότεροι ὄντες αὐτῶν</text:p>
            <text:p text:style-name="Table_20_Contents">τῶν παίδων γεγλύφθαι ἐδόκουν ἐκ λίθου τινὸς μέλανος. καὶ ἐναντίον<text:span text:style-name="T4"> </text:span>τούτων πέραν τοῦ θαλάμου ε”κειντο οἱ λευκοὶ πεττοί. καὶ οἱ παῖδες</text:p>
            <text:p text:style-name="Table_20_Contents">ε”φριττόν τι συνειδότες τοῖς λευκοῖς πεττοῖς ὄψιν οῦκ ἔχουσιν.<text:span text:style-name="T4"> </text:span>καὶ ὁ Ἄρειος ψιθυρίζων εἶπεν ὅτι Πῶς τούτοις τις χρήσεται,-<text:span text:style-name="T4"> </text:span>ὁ δέ εΡοών Δεῖ ἡμᾶς πεττεύοντας διαβῆναι τὸν θάλαμον δήπου.</text:p>
            <text:p text:style-name="Table_20_Contents">ἦν γὰρ ἄλλην κατόπιν τῶν λευκῶν πεττῶν θύραν ἰδεῖν.<text:span text:style-name="T4"> </text:span>Τίνι τρόπῳ, ἔφη ἡ Ἑρμιόνη προταρβοῦσά τι.</text:p>
            <text:p text:style-name="Table_20_Contents">καὶ ὁ Ῥοών Δεῖ ἡμᾶς οἶμαι, ἔφη, πεττοὺς γενέσθαι.</text:p>
            <text:p text:style-name="Table_20_Contents">προσελθὼν οὖν ἱππότην μέλανα χεῖρα δέ προτείνας τοῦ ἵππου<text:span text:style-name="T4"> </text:span>ἥψατο. καὶ παραχρῆμα ὁ λίθινος ἐνεψυχωμένος ἐσκίρτα, τοῦ<text:span text:style-name="T4"> </text:span>ἱππότου τὴν κεφαλὴν μετ’ αὐτῆς τῆς κόρυθος περιάγοντος ὡς<text:span text:style-name="T4"> </text:span>βλέψοντος πρὸς τὸν Ῥοῶνα.<text:span text:style-name="T4"> </text:span>3“Ῑ·Ῑ που δεῖ ἡμᾶς συμμαχεῖν σοι διαβῆναι θελόντας,<text:span text:style-name="T4"> </text:span>κατανεύσαντος δέ τοῦ μέλανος ἱππότου, μετεστρέφθη πρὸς<text:span text:style-name="T4"> </text:span>τοὺς ἄλλους.</text:p>
            <text:p text:style-name="Table_20_Contents">Ἀλλὰ τοῦτ’, ἔφη, πάνυ πολλῆς ἄξιον ἐστὶ φροντίδος. δεῖ<text:span text:style-name="T4"> </text:span>ἀντικατασταθῆναι οἶμαι ἀντὶ τριῶν τῶν μελάνων πεττῶν.<text:span text:style-name="T4"> </text:span>καὶ ὁ θ’ Ἄρειος καὶ ἡ Ἑρμιόνη ἐσιώπων, θεωροῦντες τὸν Ῥοῶνα</text:p>
            <text:p text:style-name="Table_20_Contents">ἐπὶ συννοίας βαδίζοντα. τέλος δέ Μὴ ἄχθεσθε, ἔφη. ἀλλ’ οὐδέτερος<text:span text:style-name="T4"> </text:span>ὑμῶν πάνυ πεττευτικός ἐστιν -</text:p>
            <text:p text:style-name="Table_20_Contents">ὁ δ’ “Ἁρειος εὐθύς Ἀλλ’ οὐδὲν ἄρ’ ἀχθόμεθα, ἔφη. σὺ δ’ ἡμῖν<text:span text:style-name="T4"> </text:span>ἅττα χρὴ ποιεῖν ἐφεστὼς φράζε.</text:p>
            <text:p text:style-name="Table_20_Contents">Λοιπὸν· σύ μὲν, ὦ Ἄρειε, ἐκείνου τοῦ ἀξιωματικοῦ ἀντικαθίστασο,<text:span text:style-name="T4"> </text:span>σὺ δ’, ὦ Ἑρμιόνη, τοῦ πύργου.</text:p>
            <text:p text:style-name="Table_20_Contents">Καὶ σοί γε τί δραστέον,<text:span text:style-name="T4"> </text:span>Ἐγωγ’ ἵππος γενήσομαι.</text:p>
            <text:p text:style-name="Table_20_Contents">τῶν δέ πεττῶν ἀκουσάντων ὡς δοκεῖν πρὸς ταῦτα ἵππος τε<text:span text:style-name="T4"> </text:span>ἀξιωματικός τε καί πύργος ἐπιστρεψάμενοι ἐκποδὼν ἐπορεύθησαν,</text:p>
            <text:p text:style-name="Table_20_Contents">κενὰ λιπόντες τρία τετράγωνα ἃ ’Ἁρειος τε καί Ῥοών καί Ἑρμιόνη<text:span text:style-name="T4"> </text:span>ἐπεῖχον.<text:span text:style-name="T4"> </text:span>ΔΙΑ ΤΗΣ<text:span text:style-name="T4"> </text:span>ΕΠΙΡΡΑΚΤΗΣ ΘΥΡΑΣ 229</text:p>
            <text:p text:style-name="Table_20_Contents">Οἱ λευκοί τοι πρότερον ἀεὶ παίζουσιν, ἦ δ’ ὃς ὁ Ῥοών ἀτενίζων<text:span text:style-name="T4"> </text:span>κατὰ τὸ πεττευτήριον. Ἰδού.</text:p>
            <text:p text:style-name="Table_20_Contents">στρατιώτης γὰρ λευκὸς δύο διὰ τετράγωνα προύκεχωρήκει.<text:span text:style-name="T4"> </text:span>ὁ δέ Ῥοών ἐκράτει τῶν μελάνων πεττῶν. οἶ δ’ ἐκινοῦντο σιωπῇ<text:span text:style-name="T4"> </text:span>ὅποι πέμποι. ὁ δ’Ἄρειος τρέμων τὰ γόνατα ἐσκοπεῖτο πρὸς ἑαυτὸν</text:p>
            <text:p text:style-name="Table_20_Contents">οῦκ εἰδὼς τί ποιῶσιν ἡττωθέντες.<text:span text:style-name="T4"> </text:span>Ὦ ’Ἀρειε, πορεύθητι δόχμιον πρὸς δεξιὰν τέτταρα τετράγωνα.</text:p>
            <text:p text:style-name="Table_20_Contents"><text:soft-page-break/>καί πρῶτον ἐξεπλάγησαν τοῦ ἑτέρου ἵππου ἁλόντος. ἡ γὰρ<text:span text:style-name="T4"> </text:span>λευκὴ βασίλισσα αὐτὸν πρὸς τοῦδαφος ῥάξασα εἵλκυσεν ἀπὸ τοῦ<text:span text:style-name="T4"> </text:span>πεττευτηρίου. καί πρανὴς ἔκειτο αὐτοῦ ὁ ἵππος ἀκίνητος.</text:p>
            <text:p text:style-name="Table_20_Contents">ὁ δέ Ῥοών τρέμων τι Ἀλλ’ ε”δει τοῦτο γενέσθαι, ἔφη, ὅπως ἐξείη<text:span text:style-name="T4"> </text:span>σοί ἑλεῖν ἐκεῖνον τὸν ἀξιωματικόν, ὧ Ἑρμιόνη. ἄγε δή.<text:span text:style-name="T4"> </text:span>καὶ ὄποτε τῶν μελάνων ἐκείνων πεττῶν ἑάλω τις, οἱ λευκοὶ<text:span text:style-name="T4"> </text:span>ἑκάστοτε ὠμοτάτους ἑαυτοὺς παρεῖχον. καὶ οῦ διὰ πολλοῦ ξύλ·<text:span text:style-name="T4"> </text:span>λογος ἦν πεττῶν ἀψύχων παρὰ τὸν τοῖχον πεπτωκότων. καὶ δὶς ὁ<text:span text:style-name="T4"> </text:span>’Ἁρειος καὶ ἡ Ἑρμιόνη μόνον οῦκ ε”λαθον τὸν Ῥοῶνα ἐπικινδύνως</text:p>
            <text:p text:style-name="Table_20_Contents">ἔχοντες. ὁ δ’ ἐξῇττε κατὰ τὸ πεττευτήριον ὀλίγου δέων τόσους<text:span text:style-name="T4"> </text:span>ἑλεῖν πεττοὺς λευκοὺς ὅσοι ἤδη μέλανες ἑάλωσαν.<text:span text:style-name="T4"> </text:span>καὶ ἄφνω ’Όσον οῦ νενικήκαμεν, ἔφη. λογιστέον δέ<text:span text:style-name="T4"> </text:span>ἡ δέ λευκὴ βασίλισσα ἀπέβλεπε πρὸς αὐτὸν τὴν ὄψιν κενὴν</text:p>
            <text:p text:style-name="Table_20_Contents">περιάγουσα.<text:span text:style-name="T4"> </text:span>καὶ ἠρέμα Ναί, ἔφη. μία δὴ λείπεται ὁδός. δέομαι γὰρ αὐτὸς<text:span text:style-name="T4"> </text:span>ἁλῶναι.<text:span text:style-name="T4"> </text:span>Οῦχί ε”φασαν ὁ ’Ἁρειος καί ἡ Ἑρμιόνη μεγάλῃ τῇ φωνῇ βοῶντες.</text:p>
            <text:p text:style-name="Table_20_Contents">ἀλλ’ ὁ Ῥοὼν ἀνιώμενος Τοιαύτη γάρ, ἔφη, τυγχάνει οὖσα ἡ πετ-τεία. ἀνάγκη ἔνια προίεσθαι. ἢν μίαν προχωρῶ βάσιν, ἥδε ἡ<text:span text:style-name="T4"> </text:span>βασίλισσα αἱρήσει με· καί εἶτα σοί, ὦ “Αρειε, ε”ξεσται τὸν βασιλέα</text:p>
            <text:p text:style-name="Table_20_Contents">ἀναστρέψαι.<text:span text:style-name="T4"> </text:span>Ἀλλά -<text:span text:style-name="T4"> </text:span>Πότερον βούλεσθε παῦσαι τὸν Σίναπυν ἢ μή,<text:span text:style-name="T4"> </text:span>φΩ Ῥοών -<text:span text:style-name="T4"> </text:span>Ἄγε δή· ἦν μὴ σπεύσητε, οὗτος τὴν λίθον ἥδη ἕξει.<text:span text:style-name="T4"> </text:span>ἀλλὰ γὰρ μία δὴ ἐλείπετο ὁδός.<text:span text:style-name="T4"> </text:span>καὶ ὁ Ῥοὼν ὕπωχρος μὲν ὤν τὸ πρόσωπον, αὖθαδὴς δ”Άγε νυν,<text:span text:style-name="T4"> </text:span>ἔφη. ἰδοῦ πορεύομαι. ὑμῖν δέ οῦ περιμενετέον νενικήκοσιν.<text:span text:style-name="T4"> </text:span>προχωρήσαντι δ’ αὐτῷ σσ λευκὴ βασίλισσα προσέβαλεν. ὁ δέ τὴν</text:p>
            <text:p text:style-name="Table_20_Contents">κεφαλὴν τῇ δεξιᾷ αὐτῆς λιθίνῃ πεπληγμένος πρὸς τοῦδαφος ἔπεσε,<text:span text:style-name="T4"> </text:span>καί ἐκποδὼν εἱλκύσθη λιποψυχήσας ὡς ἐδόκει. καί ἐν τούτῳ ἡ</text:p>
            <text:p text:style-name="Table_20_Contents">Ἑρμιόνη ὁτοτύζουσα ἐν τῷ τετραγώνῳ ἐπεῖχεν ὅμως.<text:span text:style-name="T4"> </text:span>ὁ δ”Άρειος τρέμων ε”τι πρὸς ἀριστερὰν τρία τετράγωνα ἐκινήθη.<text:span text:style-name="T4"> </text:span>230 ΑΡΕῙοΣ ΠοΤΗΡ</text:p>
            <text:p text:style-name="Table_20_Contents">καὶ ὁ λευκὸς βασιλεὺς περιειλάμενος τὸ διάδημα πρὸ τῶν Ἁρείου<text:span text:style-name="T4"> </text:span>ποδῶν ἔρριψεν. οἱ γὰρ μέλανες ἐνενικήκεσαν, καὶ οἱ πεττοὶ<text:span text:style-name="T4"> </text:span>προσκυνήσαντες ἀπέβησαν, τὴν εἰς τὸ πρόσθεν ὁδὸν ἀφύλακτον</text:p>
            <text:p text:style-name="Table_20_Contents">λιπόντες. καί πανύστατον πρὸς τὸν Ῥοῶνα μετ’ ἀπορίας ἀποβλέψ-αντες, ὁ “Ἀρειος καί ἡ Ἑρμιόνη διὰ τῆς θύρας καί ἀνὰ τὴν πλησίον<text:span text:style-name="T4"> </text:span>δίοδον ἐφορμήθησαν,<text:span text:style-name="T4"> </text:span>Τί μὴν εἷ τυγχάνει - ;</text:p>
            <text:p text:style-name="Table_20_Contents">ὁ δ’ Ἄρειος ὡς καὶ ἑαυτὸν πείσων Εὖ γὰρ ἕξει οὗτος, ἔφη. ἀλλὰ<text:span text:style-name="T4"> </text:span>τί νῦν πάθωμεν ὡς εἷκάσαι;</text:p>
            <text:p text:style-name="Table_20_Contents">Ἀλλὰ πεπόνθαμεν ἤδη τὸ τῆς Βλάστης - τὸ Πλουτῶνος Θήρα-<text:span text:style-name="T4"> </text:span>τρον λέγω. ὁ δὲ Φιλητικὸς <text:soft-page-break/>ἐμαγγάνευσε τὰς κλεῖδας δηλαδή, καὶτῆς</text:p>
            <text:p text:style-name="Table_20_Contents">Μαγονωγαλέας εἷς ζῶα μεταβαλούσης τοὺς πεττούς, λείπονται ἡ<text:span text:style-name="T4"> </text:span>τε Κιούρου γοητεία καὶ ἡ Σινάπεως.<text:span text:style-name="T4"> </text:span>καὶ πρὸς ἄλλην θύραν ἀφίκοντο,</text:p>
            <text:p text:style-name="Table_20_Contents">ὁ δ”Ἀρειος ἠρέμα ’Έγνωκας,· ἔφη.<text:span text:style-name="T4"> </text:span>’Έγνων. ἀλλὰ προχώρησον.<text:span text:style-name="T4"> </text:span>καί τοῦ Ἁρείου ἀνοίξαντος αὐτήν, δυσοσμίας αἰσθόμενοι σφο-δρᾶς τοὺς τρίβωνας ἀνείλκυσαν ἀμφότεροι τὰς ῥῖνας καλύψοντες.</text:p>
            <text:p text:style-name="Table_20_Contents">καί διὰ τὴν ὀσμὴν δακρύοντες εἶδον ἔμπροσθεν ὕπτιον χαμαὶ κείμε-<text:span text:style-name="T4"> </text:span>νον Τρωγλοδύτην τινὰ καὶ μείζονα τοῦ πάρος ἡττωθέντος.<text:span text:style-name="T4"> </text:span>ἐλιποψύχησεν ἄρα καὶ οἴδημα ἐπὶ τῇ κεφαλῇ παρεῖχεν αἱματηρόν.</text:p>
            <text:p text:style-name="Table_20_Contents">“Ηδομαι γὰρ πολὺ οὐ δέον ἀγωνίζεσθαι τούτῳ, εἶπεν ὁ ’Άρειος<text:span text:style-name="T4"> </text:span>μεταξὺ ἓν ὑπερβαίνων τῶν σκελῶν παμμεγάλων. ἀλλ’ ἐπείγου·<text:span text:style-name="T4"> </text:span>πνίγομαι γάρ.<text:span text:style-name="T4"> </text:span>καὶ τὴν ἐφεξῆς ἀνέῳξε θύραν. καὶ οὐδέτερος μὲν ἤθελεν ὅ τι<text:span text:style-name="T4"> </text:span>ἐνείη ἀθρῆσαι, εἶδον δ’ ἄρα οὐδὲν τοῦ φοβεροῦ μετέχον, τράπεζαν<text:span text:style-name="T4"> </text:span>μὲν οὖν φιάλας παρέχουσαν ἑπτὰ παντοδαπὰς κατὰ στοῖχον τεταγμένας.</text:p>
            <text:p text:style-name="Table_20_Contents">Τὸ τοῦ Σινάπεως, ἦ δ’ ὃς ὁ ’Άρειος. τί δραστέον,-</text:p>
            <text:p text:style-name="Table_20_Contents">ἀλλ’ ἐπειδὴ τάχιστα εἰσῆλθον, πῦρ ἐγένετο ὄπισθεν αὐτῶν ἐν<text:span text:style-name="T4"> </text:span>αὐτῇ τῇ εἰσόδῳ. καί οὐκ ἦν τῶν ἐπιτυχόντων πυρῶν, πορφυροῦν ὅν.<text:span text:style-name="T4"> </text:span>καί ἅμα φλόγες μέλαιναι ἐγένοντο ἐν τῇ ἔμπροσθεν ἐξόδῳ. ἐλοχίσθη-σαν γάρ.<text:span text:style-name="T4"> </text:span>Ἰδού. ἦ γὰρ Ἑρμιόνη βύβλον ἔλαβε πρὸς ταῖς φιάλαις κειμένην.<text:span text:style-name="T4"> </text:span>καὶ ’Ἄρειος ὑπερ τὸν ἐκείνης ὦμον προκύψας τοιάδε ἀνέγνω·</text:p>
            <text:p text:style-name="Table_20_Contents">πρόσθεν μὲν εὑρεῖν ε”στι κίνδυνον πολύν<text:span text:style-name="T4"> </text:span>ἢ τάσφαλῆ γ’ ὄπισθεν ἢν εὐδαιμονῇς.<text:span text:style-name="T4"> </text:span>δυοῖν γὰρ ἡμῶν προσφόροις κυρεῖν πάρα,<text:span text:style-name="T4"> </text:span>βοηδρομήσομεν γὰρ ἢν θέλῃς ποτέ.<text:span text:style-name="T4"> </text:span>ΔΙΑ ΤΗΣ ΕΠΙΡΡΑΚΤΗΣ ΘΥΡΑΣ 23]<text:span text:style-name="T4"> </text:span>τῶν δ’ ἑπτὰ τὴν μὲν ἦν τύχῃς αἱρούμενος<text:span text:style-name="T4"> </text:span>πόρρω προσελθεῖν ἔστιν· ὃς δ’ ἄλλην λάβοι,<text:span text:style-name="T4"> </text:span>αὕτη γε τὸν πιόντ’ ἐκσώσεται πάλιν.</text:p>
            <text:p text:style-name="Table_20_Contents"><text:span text:style-name="T4"><text:s/></text:span>δύο τῶν παρ’ ἡμῖν οἶνον ἀκαλήφης ἄπο<text:span text:style-name="T4"> </text:span>μόνον πορίζουσ’ ἀβλαβεστάτην πόσιν,<text:span text:style-name="T4"> </text:span>τρεῖς δ’ αὖ λάθρᾳ γέμοντας εὑρήσεις φόνου.<text:span text:style-name="T4"> </text:span>καὶ χρή σ’ ἑλέσθαι, μὴ μένειν ἀεὶ θέλων.<text:span text:style-name="T4"> </text:span>ὅπως δ’ ἄρ’ ᾗ σοι ῥᾷον ἐκλογὴν ποιεῖν,<text:span text:style-name="T4"> </text:span>σημεῖα δώσω τετράκις σαφέστατα.<text:span text:style-name="T4"> </text:span></text:p>
            <text:p text:style-name="Table_20_Contents">οἴνου γὰρ εἰ βλέποις ποτ’ ἐξ ἀριστερᾶς,<text:span text:style-name="T4"> </text:span>τύχοις ἂν αι’ἐν φαρμάκου κεκρυμμένου.<text:span text:style-name="T4"> </text:span>φιαλῶν δέ πρώτην ἐσχάτην τε σοί λέγω<text:span text:style-name="T4"> </text:span>τό τ’ εἶδος ἄλλας τὴν φύσιν τ’ εῖναι πολύ<text:span text:style-name="T4"> </text:span>ὅμως δ’ ἀχρήστους εἷ περᾶν πόρρω ποθεῖς.<text:span text:style-name="T4"> </text:span>πᾶσαι δέ μέγεθος ὡς ὁρᾷς διέσταμεν,</text:p>
            <text:p text:style-name="Table_20_Contents">οὐδ’ ἐστὶ νᾶνος οὔτε θανάσιμος γίγας.<text:span text:style-name="T4"> </text:span>ἐκ δεξιᾶς δέ κάξ ἀριστερᾶς λέγω<text:span text:style-name="T4"> </text:span>οὐδέν πιόντι διαφέρειν τὰς δευτέρας<text:span text:style-name="T4"> </text:span>δίδυμαι γάρ εἶσι κεῖ δοκοῦσι πρῶτον οὔ.</text:p>
            <text:p text:style-name="Table_20_Contents">ἡ δ ’Ἑρμιόνη ὡς πάνυ κουφισθεῖσα ἀνέπνευσέ τε μέγα καὶ ὑπεγέλα, ὃ<text:span text:style-name="T4"> </text:span>τῷ γ’ Ἁρείῳ θαυμάσιον ἔδοξεν <text:soft-page-break/>οὐδαμῶς συνηδομένῳ αὐτῇ.<text:span text:style-name="T4"> </text:span>Βαβαί, ἔφη. τοῦτὸ γὰρ οὐ μέτεστι τῆς μαγικὴς τέχνης ἀλλὰ τῆς<text:span text:style-name="T4"> </text:span>λογικῆς, αἴνιγμα ὅν. ἀλλὰ πολλοὶ τῶν μάγων τῶν μεγίστων ὡς<text:span text:style-name="T4"> </text:span>ἄλογον ἀσκοῦντες τέχνην ἐνθάδε εἷς πάντα χρόνον κατακλῃθεῖεν ἄν.<text:span text:style-name="T4"> </text:span>Οὐκοῦν καὶ ἡμεῖς κατακλῃθήσομεθα<text:span text:style-name="T4">; </text:span>Οὐδαμῶς, εἶπεν ἡ Ἑρμιόνη. πάντα γὰρ γέγραπται ὧν δεόμεθα ἐν<text:span text:style-name="T4"> </text:span>τῷδε τῷ χάρτῃ. φιάλαι ἑπτά τρεῖς φάρμακον <text:span text:style-name="T4">ἔ</text:span>χουσι θανάσιμον, δύο<text:span text:style-name="T4"> </text:span>δ’ οἶνον, μία μὲν ἡγήσεται ἡμᾶς διὰ τοῦ μέλανος πυρός, μία δέ<text:span text:style-name="T4"> </text:span>πάλιν διὰ τοῦ πορφυροῦ.<text:span text:style-name="T4"> </text:span>Ἀλλὰ πῶς μάθωμεν ὅ τι δεῖ πιεῖν,</text:p>
            <text:p text:style-name="Table_20_Contents">καὶ ἐκείνη Καρτέρησον εἰποῦσα τὸ χάρτιον πολλάκις ἀνέγνω.<text:span text:style-name="T4"> </text:span>ἔπειτα δ ’ ἄνω κάτω παρὰ τὴν τῶν φιαλῶν τάξιν ἐβάδισε τονθορύζουσα</text:p>
            <text:p text:style-name="Table_20_Contents">εἷς ἑαυτὴν καί πολλὰ δακτυλοδεικτοῦσα. καὶ τέλος μακαρίζουσα<text:span text:style-name="T4"> </text:span>ἑαυτὴν τοῦ πράγματος<text:span text:style-name="T4"> </text:span>’Έγνων, ἔφη. ἡ γὰρ μικροτάτη φιάλη ἡγήσεται ἡμῖν διὰ τοῦ</text:p>
            <text:p text:style-name="Table_20_Contents">μέλανος πυρὸς πρὸς τὴν λίθον.<text:span text:style-name="T4"> </text:span>ὁ δ’ ’Ἀρειος βλέψας πρὸς τὴν φιάλην μικροτάτην δὴ οὖσαν<text:span text:style-name="T4"> </text:span>Ἀμφοΐν δ’ οὐκ ἀρκέσει, ἔφη, αὕτη πιεῖν. μία γὰρ μόνη πόσις</text:p>
            <text:p text:style-name="Table_20_Contents">ὑπάρχει.<text:span text:style-name="T4"> </text:span>232 ΑΡΕΙΟΣ Πο ΤΗΡ<text:span text:style-name="T4"> </text:span>καί ἀπέβλεπον εἷς ἀλλήλους.<text:span text:style-name="T4"> </text:span>Καὶ τίς ἡγήσεταί σοι πάλιν διὰ τῶν πορφυρῶν φλογῶν;<text:span text:style-name="T4"> </text:span>ἡ δ’ Ἑρμιόνη ἔδειξε φιάλην γογγύλην ἐκ δεξιᾶς κειμένην,<text:span text:style-name="T4"> </text:span>Σύ γε πῖθι ταύτης, εἶπεν ὁ ’Άρειος ὑπολαμβάνουσαν δ’ αὐτὴν</text:p>
            <text:p text:style-name="Table_20_Contents">ἔφθασεν εἰπὼν ὅτι ’Άκουσον μὲν οῦν. ἄπιθι καὶ εὑρέ τὸν Ῥοῶνα.<text:span text:style-name="T4"> </text:span>λαβέ σάρα ἀπὸ τῆς αὐλῆς τῆς τῶν κλειδῶν τῶν πετομένων.<text:span text:style-name="T4"> </text:span>οὕτω γὰρ ἐκ τῆς ἐπιρρακτῆς θύρας φεύξεσθε τὸν Οὖλότριχα</text:p>
            <text:p text:style-name="Table_20_Contents">λαθόντες. ἐλθέ εὐθὺ πρὸς τὸ γλαυκοκομεῖον, καί πέμψον τὴν<text:span text:style-name="T4"> </text:span>(Ηδυϊκτῖνα πρὸς Διμπλόδωρον. δέομεθα γὰρ αὐτοῦ, τάχα ἂν<text:span text:style-name="T4"> </text:span>δυναίμην δι’ ὀλίγου ἀμῦναι τὸν Σίναπυν καίπερ τῷ ὅντι ἀντίπαλος</text:p>
            <text:p text:style-name="Table_20_Contents">οὐκ ὤν.<text:span text:style-name="T4"> <text:s/></text:span>Ἀλλ’ ὦ ’Άρειε, εἰ ὁ δεῖνα συνείη αὐτῷ, τί μήν;<text:span text:style-name="T4"> </text:span>Λοιπόν· ἆρ’ οὐκ ηὗτύχησα τὸ πρίν; - τὴν γὰρ οὐλὴν ἐδείκνυ -τάχ’ ἂν αὖθις εὐτυχοίην.</text:p>
            <text:p text:style-name="Table_20_Contents">ἡ δ’ Ἑρμιόνη μονονουχὶ δακρύουσα ἐξ ἀπροσδοκήτου ὡρμήθη<text:span text:style-name="T4"> </text:span>ὑπαγκαλιοῦσ’ αὐτόν.</text:p>
            <text:p text:style-name="Table_20_Contents">Τί ποιεῖς, Ἑρμιόνη;Σὺ μέγας εἶ φαρμακεύς, “Αρειε, πιθοῦ μοι.<text:span text:style-name="T4"> </text:span>Ἀλλ’ οὐκ εὔτεχνος εἰμί τῷ αὐτῷ τρόπῳ καί σύ, εἶπεν ὁ ’Άρειος<text:span text:style-name="T4"> </text:span>πάνυ ἀπορῶν ἐν ᾧ ἐκείνη ἀφίετο αὐτόν.<text:span text:style-name="T4"> </text:span>Ἡ καὶ εὕτεχνον καλεῖς ἐμέ, αἰβοῖ τῶν βιβλίων. αι’βοῖ τῆς δεινότη-τος. ε”στι γὰρ μείζονα τούτων οἶα ἡ φιλία καὶ ἡ ἀρετὴ καί- εὐλαβοῦ<text:span text:style-name="T4"> </text:span>δή, ὦ Ἅρειε.<text:span text:style-name="T4"> </text:span>Πῖθι σὺ πρῶτον, ε”φη ὁ “Αρειος. οἶσθα γὰρ ἀκριβῶς δήπου τὰ<text:span text:style-name="T4"> </text:span>τῶν φιαλῶν πάθη ἅττα ε’στίν<text:span text:style-name="T4">; </text:span>Ἀκριβέστατά γε. καὶ ἡ Ἑρμιόνη καταπίνουσα τὴν πόσιν τὴν τῆς<text:span text:style-name="T4"> </text:span>φιάλης γογγύλης ἔφριξέ τι.<text:span text:style-name="T4"> </text:span>Ἆρ’ οὐ τοῦ θανασίμου πέπωκας, ὁ γὰρ <text:soft-page-break/>’Άρειος ἐφοβεῖτο.<text:span text:style-name="T4"> </text:span>Οὐδαμῶς. ἀλλὰ ψυχρότατόν ἐστιν.<text:span text:style-name="T4"> </text:span>Εἶα. ἴθι πρὶν ἀπορρεῖν τὸ φάρμακον.<text:span text:style-name="T4"> </text:span>Τύχῃ ἀγαθῇ - εὐλαβοῦ -<text:span text:style-name="T4"> </text:span>Ἴθι, ἦ δ’ ὂς ὁ ’Άρειος ἀναβοῶν.</text:p>
            <text:p text:style-name="Table_20_Contents">ἐκείνη μὲν οὖν μεταστρεψαμένη διὰ τοῦ πορφυροῦ πυρὸς<text:span text:style-name="T4"> </text:span>ἐβάδισεν εὐθύ.<text:span text:style-name="T4"> </text:span>’Ἀρειος δ’ ἀναπνεύσας τι τὴν φιάλην ε”λαβε τὴν μικροτάτην.<text:span text:style-name="T4"> </text:span>τρεπόμενος δέ πρὸς τὰς μελαίνας φλόγας ’Έρχομαι, ε”φη καὶ τὴν</text:p>
            <text:p text:style-name="Table_20_Contents">πόσιν κατέπινε.<text:span text:style-name="T4"> </text:span>καὶ μὴν κρυστάλλου ὡς δοκεῖν εἰς τὸ σῶμα εἷσβάλλοντος, τὴν<text:span text:style-name="T2"> </text:span>φιάλην μεθεὶς προύχώρησε. καὶ ξυστείλας ἑαυτὸν τὰς μελαίνας<text:span text:style-name="T2"> </text:span>φλόγας εἶδεν ἐκλαμπούσας, θερμότητος δ’ οὗδεμίας ᾔσθετο<text:span text:style-name="T2"> </text:span>ΔΙΑ ΤΗΣ ΕΠΙΡΡΑΚΤΗΣ ΘΥΡΑΣ 233<text:span text:style-name="T2"> </text:span>αὐτῶν. καὶ πρῶτον μὲν οὐδὲν ἦν ι’δεῖν εἷ μὴ τὸ μέλαν πῦρ, ἐν ἀκαρεῖ<text:span text:style-name="T1"> </text:span>δ’ ἀφίκετο ἑτέρωσε εἷς τὸν ὕστατον τῶν θαλάμων.<text:span text:style-name="T1"> </text:span>καί μὴν ἄλλος τις ἤδη παρῆν. Σίναπύς γε μὲν δὴ οὐκ ἦν, οὐδ’ αὖ<text:span text:style-name="T2"> </text:span>Φολιδομορτός.</text:p>
          </table:table-cell>
          <table:table-cell table:style-name="Table1.A1" office:value-type="string">
            <text:p text:style-name="Table_20_Contents"/>
            <text:p text:style-name="Table_20_Contents"><text:s/>Then he looked up at Ron and said, "If anything happens to me, don't follow. Go straight to the owlery and send Hedwig to Dumbledore, right?"</text:p>
            <text:p text:style-name="Table_20_Contents">"Right," said Ron.</text:p>
            <text:p text:style-name="Table_20_Contents">"See you in a minute, I hope...</text:p>
            <text:p text:style-name="Table_20_Contents">And Harry let go. Cold, damp air rushed past him as he fell down, down, down and -- FLUMP. With a funny, muffled sort of thump he landed on something soft. He sat up and felt around, his eyes not used to the gloom. It felt as though he was sitting on some sort of plant.</text:p>
            <text:p text:style-name="Table_20_Contents">"It's okay!" he called up to the light the size of a postage stamp, which was the open trapdoor, "it's a soft landing, you can jump!"</text:p>
            <text:p text:style-name="Table_20_Contents">Ron followed right away. He landed, sprawled next to Harry.</text:p>
            <text:p text:style-name="Table_20_Contents">"What's this stuff?" were his first words.</text:p>
            <text:p text:style-name="Table_20_Contents"><text:soft-page-break/>"Dunno, some sort of plant thing. I suppose it's here to break the fall.</text:p>
            <text:p text:style-name="Table_20_Contents">Come on, Hermione!"</text:p>
            <text:p text:style-name="Table_20_Contents">The distant music stopped. There was a loud bark from the dog, but Hermione had already jumped. She landed on Harry's other side.</text:p>
            <text:p text:style-name="Table_20_Contents">"We must be miles under the school , she said.</text:p>
            <text:p text:style-name="Table_20_Contents">"Lucky this plant thing's here, really," said Ron.</text:p>
            <text:p text:style-name="Table_20_Contents">"Lucky!" shrieked Hermione. "Look at you both!"</text:p>
            <text:p text:style-name="Table_20_Contents">She leapt up and struggled toward a damp wall. She had to struggle because the moment she had landed, the plant had started to twist snakelike tendrils around her ankles. As for Harry and Ron, their legs had already been bound tightly in long creepers without their noticing.</text:p>
            <text:p text:style-name="Table_20_Contents">Hermione had managed to free herself before the plant got a firm grip on her. Now she watched in horror as the two boys fought to pull the plant off them, but the more they strained against it, the tighter and faster the plant wound around them.</text:p>
            <text:p text:style-name="Table_20_Contents">"Stop moving!" Hermione ordered them. "I know what this is -- it's Devil's Snare!"</text:p>
            <text:p text:style-name="Table_20_Contents">"Oh, I'm so glad we know what it's called, that's a great help," snarled Ron, leaning back, trying to stop the plant from curling around his neck. "Shut up, I'm trying to remember how to kill it!" said Hermione.</text:p>
            <text:p text:style-name="Table_20_Contents">"Well, hurry up, I can't breathe!" Harry gasped, wrestling with it as it curled around his chest.</text:p>
            <text:p text:style-name="Table_20_Contents">"Devil's Snare, Devil's Snare... what did Professor Sprout say? -- it likes the dark and the damp "So light a fire!" Harry choked.</text:p>
            <text:p text:style-name="Table_20_Contents">"Yes -- of course -- but there's no wood!" Hermione cried, wringing her hands.</text:p>
            <text:p text:style-name="Table_20_Contents">"HAVE YOU GONE MAD?" Ron bellowed. "ARE YOU A WITCH OR NOT?"</text:p>
            <text:p text:style-name="Table_20_Contents">"Oh, right!" said Hermione, and she whipped out her wand, waved it, muttered something, and sent a jet of the same bluebell flames she had used on Snape at the plant. In a matter of seconds, the two boys felt it loosening its grip as it cringed away from the light and warmth.</text:p>
            <text:p text:style-name="Table_20_Contents">Wriggling and flailing, it unraveled itself from their bodies, and they were able to pull free.</text:p>
            <text:p text:style-name="Table_20_Contents">"Lucky you pay attention in Herbology, Hermione," said Harry as he joined her by the wall, wiping sweat off his face.</text:p>
            <text:p text:style-name="Table_20_Contents">"Yeah," said Ron, "and lucky Harry doesn't lose his head in a crisis -- 'there's no wood,' honestly."</text:p>
            <text:p text:style-name="Table_20_Contents"><text:soft-page-break/>"This way," said Harry, pointing down a stone passageway, which was the only way forward.</text:p>
            <text:p text:style-name="Table_20_Contents">All they could hear apart from their footsteps was the gentle drip of water trickling down the walls. The passageway sloped downward, and Harry was reminded of Gringotts. With an unpleasant jolt of the heart, he remembered the dragons said to be guarding vaults in the wizards' bank. If they met a dragon, a fully-grown dragon -- Norbert had been bad enough...</text:p>
            <text:p text:style-name="Table_20_Contents">"Can you hear something?" Ron whispered.</text:p>
            <text:p text:style-name="Table_20_Contents">Harry listened. A soft rustling and clinking seemed to be coming from up ahead.</text:p>
            <text:p text:style-name="Table_20_Contents">"Do you think it's a ghost?"</text:p>
            <text:p text:style-name="Table_20_Contents">"I don't know... sounds like wings to me."</text:p>
            <text:p text:style-name="Table_20_Contents">"There's light ahead -- I can see something moving."</text:p>
            <text:p text:style-name="Table_20_Contents">They reached the end of the passageway and saw before them a brilliantly lit chamber, its ceiling arching high above them. It was full of small, jewel-bright birds, fluttering and tumbling all around the room. On the opposite side of the chamber was a heavy wooden door.</text:p>
            <text:p text:style-name="Table_20_Contents">"Do you think they'll attack us if we cross the room?" said Ron.</text:p>
            <text:p text:style-name="Table_20_Contents">"Probably," said Harry. "They don't look very vicious, but I suppose if they all swooped down at once... well, there's no other choice... I'll run."</text:p>
            <text:p text:style-name="Table_20_Contents">He took a deep breath, covered his face with his arms, and sprinted across the room. He expected to feel sharp beaks and claws tearing at him any second, but nothing happened. He reached the door untouched. He pulled the handle, but it was locked.</text:p>
            <text:p text:style-name="Table_20_Contents">The other two followed him. They tugged and heaved at the door, but it wouldn't budge, not even when Hermione tried her Alohomora charm.</text:p>
            <text:p text:style-name="Table_20_Contents">"Now what?" said Ron.</text:p>
            <text:p text:style-name="Table_20_Contents">"These birds... they can't be here just for decoration," said Hermione.</text:p>
            <text:p text:style-name="Table_20_Contents">They watched the birds soaring overhead, glittering -- glittering? "They're not birds!" Harry said suddenly. "They're keys! Winged keys -- look carefully. So that must mean..." he looked around the chamber while the other two squinted up at the flock of keys. "... yes -- look! Broomsticks! We've got to catch the key to the door!"</text:p>
            <text:p text:style-name="Table_20_Contents">"But there are hundreds of them!"</text:p>
            <text:p text:style-name="Table_20_Contents">Ron examined the lock on the door.</text:p>
            <text:p text:style-name="Table_20_Contents">"We're looking for a big, old-fashioned one -- <text:soft-page-break/>probably silver, like the handle."</text:p>
            <text:p text:style-name="Table_20_Contents">They each seized a broomstick and kicked off into the air, soaring into the midst of the cloud of keys. They grabbed and snatched, but the bewitched keys darted and dived so quickly it was almost impossible to catch one.</text:p>
            <text:p text:style-name="Table_20_Contents">Not for nothing, though, was Harry the youngest Seeker in a century. He had a knack for spotting things other people didn't. After a minute's weaving about through the whirl of rainbow feathers, he noticed a large silver key that had a bent wing, as if it had already been caught and stuffed roughly into the keyhole.</text:p>
            <text:p text:style-name="Table_20_Contents">"That one!" he called to the others. "That big one -- there -- no, there -- with bright blue wings -- the feathers are all crumpled on one side."</text:p>
            <text:p text:style-name="Table_20_Contents">Ron went speeding in the direction that Harry was pointing, crashed into the ceiling, and nearly fell off his broom.</text:p>
            <text:p text:style-name="Table_20_Contents">"We've got to close in on it!" Harry called, not taking his eyes off the key with the damaged wing. "Ron, you come at it from above -- Hermione, stay below and stop it from going down and I'll try and catch it. Right, NOW!"</text:p>
            <text:p text:style-name="Table_20_Contents">Ron dived, Hermione rocketed upward, the key dodged them both, and Harry streaked after it; it sped toward the wall, Harry leaned forward and with a nasty, crunching noise, pinned it against the stone with one hand. Ron and Hermione's cheers echoed around the high chamber.</text:p>
            <text:p text:style-name="Table_20_Contents">They landed quickly, and Harry ran to the door, the key struggling in his hand. He rammed it into the lock and turned -- it worked. The moment the lock had clicked open, the key took flight again, looking very battered now that it had been caught twice.</text:p>
            <text:p text:style-name="Table_20_Contents">"Ready?" Harry asked the other two, his hand on the door handle. They nodded. He pulled the door open.</text:p>
            <text:p text:style-name="Table_20_Contents">The next chamber was so dark they couldn't see anything at all. But as they stepped into it, light suddenly flooded the room to reveal an astonishing sight.</text:p>
            <text:p text:style-name="Table_20_Contents">They were standing on the edge of a huge chessboard, behind the black chessmen, which were all taller than they were and carved from what looked like black stone. Facing them, way across the chamber, were the white pieces. Harry, Ron and Hermione shivered slightly -- the towering white chessmen had no faces.</text:p>
            <text:p text:style-name="Table_20_Contents"><text:soft-page-break/>"Now what do we do?" Harry whispered.</text:p>
            <text:p text:style-name="Table_20_Contents">"It's obvious, isn't it?" said Ron. "We've got to play our way across the room."</text:p>
            <text:p text:style-name="Table_20_Contents">Behind the white pieces they could see another door.</text:p>
            <text:p text:style-name="Table_20_Contents">"How?" said Hermione nervously.</text:p>
            <text:p text:style-name="Table_20_Contents">"I think," said Ron, "we're going to have to be chessmen."</text:p>
            <text:p text:style-name="Table_20_Contents">He walked up to a black knight and put his hand out to touch the knight's horse. At once, the stone sprang to life. The horse pawed the ground and the knight turned his helmeted head to look down at Ron.</text:p>
            <text:p text:style-name="Table_20_Contents">"Do we -- er -- have to join you to get across?" The black knight nodded. Ron turned to the other two.</text:p>
            <text:p text:style-name="Table_20_Contents">"This needs thinking about he said. I suppose we've got to take the place of three of the black pieces...."</text:p>
            <text:p text:style-name="Table_20_Contents">Harry and Hermione stayed quiet, watching Ron think. Finally he said, "Now, don't be offended or anything, but neither of you are that good at chess --"</text:p>
            <text:p text:style-name="Table_20_Contents">"We're not offended," said Harry quickly. "Just tell us what to do."</text:p>
            <text:p text:style-name="Table_20_Contents">"Well, Harry, you take the place of that bishop, and Hermione, YOU 90 next to him instead of that castle."</text:p>
            <text:p text:style-name="Table_20_Contents">"What about you?"</text:p>
            <text:p text:style-name="Table_20_Contents">"I'm going to be a knight," said Ron.</text:p>
            <text:p text:style-name="Table_20_Contents">The chessmen seemed to have been listening, because at these words a knight, a bishop, and a castle turned their backs on the white pieces and walked off the board, leaving three empty squares that Harry, Ron, and Hermione took.</text:p>
            <text:p text:style-name="Table_20_Contents">"White always plays first in chess," said Ron, peering across the board.</text:p>
            <text:p text:style-name="Table_20_Contents">"Yes... look..."</text:p>
            <text:p text:style-name="Table_20_Contents">A white pawn had moved forward two squares.</text:p>
            <text:p text:style-name="Table_20_Contents">Ron started to direct the black pieces. They moved silently wherever he sent them. Harry's knees were trembling. What if they lost? "Harry -- move diagonally four squares to the right."</text:p>
            <text:p text:style-name="Table_20_Contents">Their first real shock came when their other knight was taken. The white queen smashed him to the floor and dragged him off the board, where he lay quite still, facedown.</text:p>
            <text:p text:style-name="Table_20_Contents">"Had to let that happen," said Ron, looking shaken. "Leaves you free to take that bishop, Hermione, go on."</text:p>
            <text:p text:style-name="Table_20_Contents">Every time one of their men was lost, the white <text:soft-page-break/>pieces showed no mercy.</text:p>
            <text:p text:style-name="Table_20_Contents">Soon there was a huddle of limp black players slumped along the wall.</text:p>
            <text:p text:style-name="Table_20_Contents">Twice, Ron only just noticed in time that Harry and Hermione were in danger. He himself darted around the board, taking almost as many white pieces as they had lost black ones.</text:p>
            <text:p text:style-name="Table_20_Contents">"We're nearly there," he muttered suddenly. "Let me think let me think..."</text:p>
            <text:p text:style-name="Table_20_Contents">The white queen turned her blank face toward him.</text:p>
            <text:p text:style-name="Table_20_Contents">"Yes..." said Ron softly, "It's the only way... I've got to be taken."</text:p>
            <text:p text:style-name="Table_20_Contents">"NOF Harry and Hermione shouted.</text:p>
            <text:p text:style-name="Table_20_Contents">"That's chess!" snapped Ron. "You've got to make some sacrifices! I take one step forward and she'll take me -- that leaves you free to checkmate the king, Harry!"</text:p>
            <text:p text:style-name="Table_20_Contents">"But --"</text:p>
            <text:p text:style-name="Table_20_Contents">"Do you want to stop Snape or not?"</text:p>
            <text:p text:style-name="Table_20_Contents">"Ron --"</text:p>
            <text:p text:style-name="Table_20_Contents">"Look, if you don't hurry up, he'll already have the Stone!"</text:p>
            <text:p text:style-name="Table_20_Contents">There was no alternative.</text:p>
            <text:p text:style-name="Table_20_Contents">"Ready?" Ron called, his face pale but determined. "Here I go - now, don't hang around once you've won."</text:p>
            <text:p text:style-name="Table_20_Contents">He stepped forward, and the white queen pounced. She struck Ron hard across the head with her stone arm, and he crashed to the floor - Hermione screamed but stayed on her square - the white queen dragged Ron to one side. He looked as if he'd been knocked out.</text:p>
            <text:p text:style-name="Table_20_Contents">Shaking, Harry moved three spaces to the left.</text:p>
            <text:p text:style-name="Table_20_Contents">The white king took off his crown and threw it at Harry's feet. They had won. The chessmen parted and bowed, leaving the door ahead clear. With one last desperate look back at Ron, Harry and Hermione charged through the door and up the next passageway.</text:p>
            <text:p text:style-name="Table_20_Contents">"What if he's --?"</text:p>
            <text:p text:style-name="Table_20_Contents">"He'll be all right," said Harry, trying to convince himself. "What do you reckon's next?"</text:p>
            <text:p text:style-name="Table_20_Contents">"We've had Sprout's, that was the Devil's Snare; Flitwick must've put charms on the keys; McGonagall transfigured the chessmen to make them alive; that leaves Quirrell's spell, and Snape's."</text:p>
            <text:p text:style-name="Table_20_Contents">They had reached another door.</text:p>
            <text:p text:style-name="Table_20_Contents">"All right?" Harry whispered.</text:p>
            <text:p text:style-name="Table_20_Contents"><text:soft-page-break/>"Go on."</text:p>
            <text:p text:style-name="Table_20_Contents">Harry pushed it open.</text:p>
            <text:p text:style-name="Table_20_Contents">A disgusting smell filled their nostrils, making both of them pull their robes up over their noses. Eyes watering, they saw, flat on the floor in front of them, a troll even larger than the one they had tackled, out cold with a bloody lump on its head.</text:p>
            <text:p text:style-name="Table_20_Contents">"I'm glad we didn't have to fight that one," Harry whispered as they stepped carefully over one of its massive legs. "Come on, I can't breathe."</text:p>
            <text:p text:style-name="Table_20_Contents">He pulled open the next door, both of them hardly daring to look at what came next - but there was nothing very frightening in here, just a table with seven differently shaped bottles standing on it in a line.</text:p>
            <text:p text:style-name="Table_20_Contents">"Snape's," said Harry. "What do we have to do?"</text:p>
            <text:p text:style-name="Table_20_Contents">They stepped over the threshold, and immediately a fire sprang up behind them in the doorway. It wasn't ordinary fire either; it was purple. At the same instant, black flames shot up in the doorway leading onward.</text:p>
            <text:p text:style-name="Table_20_Contents">They were trapped.</text:p>
            <text:p text:style-name="Table_20_Contents">"Look!" Hermione seized a roll of paper lying next to the bottles. Harry looked over her shoulder to read it: Danger lies before you, while safety lies behind, Two of us will help you, which ever you would find, One among us seven will let you move ahead, Another will transport the drinker back instead, Two among our number hold only nettle wine, Three of us are killers, waiting bidden in line.</text:p>
            <text:p text:style-name="Table_20_Contents">Choose, unless you wish to stay here forevermore, To help you in your choice, we give you these clues four: First, however slyly the poison tries to hide You will always find some on nettle wine's left side; Second, different are those who stand at either end, But if you would move onward, neither is your friend; Third, as you see clearly, all are different size, Neither dwarf nor giant holds death in their insides; Fourth, the second left and the second on the right Are twins once you taste them, though different at first sight.</text:p>
            <text:p text:style-name="Table_20_Contents">Hermione let out a great sigh and Harry, amazed, saw that she was smiling, the very last thing he felt like doing.</text:p>
            <text:p text:style-name="Table_20_Contents">"Brilliant," said Hermione. "This isn't magic -- it's logic -- a puzzle.</text:p>
            <text:p text:style-name="Table_20_Contents">A lot of the greatest wizards haven't got an ounce of logic, they'd be stuck in here forever."</text:p>
            <text:p text:style-name="Table_20_Contents">"But so will we, won't we?" "Of course not," said <text:soft-page-break/>Hermione. "Everything we need is here on this paper. Seven bottles: three are poison; two are wine; one will get us safely through the black fire, and one will get us back through the purple."</text:p>
            <text:p text:style-name="Table_20_Contents">"But how do we know which to drink?"</text:p>
            <text:p text:style-name="Table_20_Contents">"Give me a minute."</text:p>
            <text:p text:style-name="Table_20_Contents">Hermione read the paper several times. Then she walked up and down the line of bottles, muttering to herself and pointing at them. At last, she clapped her hands.</text:p>
            <text:p text:style-name="Table_20_Contents">"Got it," she said. "The smallest bottle will get us through the black fire -- toward the Stone."</text:p>
            <text:p text:style-name="Table_20_Contents">Harry looked at the tiny bottle.</text:p>
            <text:p text:style-name="Table_20_Contents">"There's only enough there for one of us," he said. "That's hardly one swallow."</text:p>
            <text:p text:style-name="Table_20_Contents">They looked at each other.</text:p>
            <text:p text:style-name="Table_20_Contents">"Which one will get you back through the purple flames?"</text:p>
            <text:p text:style-name="Table_20_Contents">Hermione pointed at a rounded bottle at the right end of the line.</text:p>
            <text:p text:style-name="Table_20_Contents">"You drink that," said Harry. "No, listen, get back and get Ron. Grab brooms from the flying- key room, they'll get you out of the trapdoor and past Fluffy -- go straight to the owlery and send Hedwig to Dumbledore, we need him. I might be able to hold Snape off for a while, but I'm no match for him, really."</text:p>
            <text:p text:style-name="Table_20_Contents">"But Harry -- what if You-Know-Who's with him?"</text:p>
            <text:p text:style-name="Table_20_Contents">"Well -- I was lucky once, wasn't I?" said Harry, pointing at his scar.</text:p>
            <text:p text:style-name="Table_20_Contents">"I might get lucky again."</text:p>
            <text:p text:style-name="Table_20_Contents">Hermione's lip trembled, and she suddenly dashed at Harry and threw her arms around him.</text:p>
            <text:p text:style-name="Table_20_Contents">"Hermione!"</text:p>
            <text:p text:style-name="Table_20_Contents">"Harry -- you're a great wizard, you know."</text:p>
            <text:p text:style-name="Table_20_Contents">"I'm not as good as you," said Harry, very embarrassed, as she let go of him.</text:p>
            <text:p text:style-name="Table_20_Contents">"Me!" said Hermione. "Books! And cleverness! There are more important things -- friendship and bravery and -- oh Harry -- be careful!"</text:p>
            <text:p text:style-name="Table_20_Contents">"You drink first," said Harry. "You are sure which is which, aren't you?"</text:p>
            <text:p text:style-name="Table_20_Contents">"Positive," said Hermione. She took a long drink from the round bottle at the end, and shuddered.</text:p>
            <text:p text:style-name="Table_20_Contents">"It's not poison?" said Harry anxiously.</text:p>
            <text:p text:style-name="Table_20_Contents">"No -- but it's like ice."</text:p>
            <text:p text:style-name="Table_20_Contents">"Quick, go, before it wears off."</text:p>
            <text:p text:style-name="Table_20_Contents">"Good luck -- take care."</text:p>
            <text:p text:style-name="Table_20_Contents">"GO!"</text:p>
            <text:p text:style-name="Table_20_Contents"><text:soft-page-break/>Hermione turned and walked straight through the purple fire.</text:p>
            <text:p text:style-name="Table_20_Contents">Harry took a deep breath and picked up the smallest bottle. He turned to face the black flames.</text:p>
            <text:p text:style-name="Table_20_Contents">"Here I come," he said, and he drained the little bottle in one gulp.</text:p>
            <text:p text:style-name="Table_20_Contents">It was indeed as though ice was flooding his body. He put the bottle down and walked forward; he braced himself, saw the black flames licking his body, but couldn't feel them -- for a moment he could see nothing but dark fire -- then he was on the other side, in the last chamber.</text:p>
            <text:p text:style-name="Table_20_Contents">There was already someone there -- but it wasn't Snape. It wasn't even Voldemort.</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9T16:56:55.016000000</meta:creation-date>
    <dc:title>Ancient Greek</dc:title>
    <meta:editing-duration>PT41M19S</meta:editing-duration>
    <meta:editing-cycles>8</meta:editing-cycles>
    <meta:generator>LibreOffice/7.1.5.2$Windows_X86_64 LibreOffice_project/85f04e9f809797b8199d13c421bd8a2b025d52b5</meta:generator>
    <dc:date>2023-10-01T16:13:30.011000000</dc:date>
    <meta:document-statistic meta:table-count="1" meta:image-count="0" meta:object-count="0" meta:page-count="21" meta:paragraph-count="720" meta:word-count="12955" meta:character-count="75073" meta:non-whitespace-character-count="62790"/>
    <meta:template xlink:type="simple" xlink:actuate="onRequest" xlink:title="Ancient Greek" xlink:href="../../../../../AppData/Roaming/LibreOffice/4/user/template/Ancient%20Greek.ott" meta:date="2023-09-29T16:56:54.377000000"/>
  </office:meta>
</office:document-meta>
</file>